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0.7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64cm"/>
    </style:style>
    <style:style style:name="ro1" style:family="table-row">
      <style:table-row-properties style:row-height="4.71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5.0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5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ngle="270"/>
      <style:text-properties style:font-weight-asian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cti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ce3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5-141141-1.txt</text:p>
          </table:table-cell>
          <table:table-cell table:style-name="ce1" office:value-type="string">
            <text:p>stat-140325-141803-2.txt</text:p>
          </table:table-cell>
          <table:table-cell table:style-name="ce1" office:value-type="string">
            <text:p>stat-140325-142325-3.txt</text:p>
          </table:table-cell>
          <table:table-cell table:style-name="ce1" office:value-type="string">
            <text:p>stat-140325-142843-4.txt</text:p>
          </table:table-cell>
          <table:table-cell table:style-name="ce1" office:value-type="string">
            <text:p>stat-140325-143543-5.txt</text:p>
          </table:table-cell>
          <table:table-cell table:style-name="ce1" office:value-type="string">
            <text:p>stat-140325-144118-6.txt</text:p>
          </table:table-cell>
          <table:table-cell table:style-name="ce1" office:value-type="string">
            <text:p>stat-140325-144646-7.txt</text:p>
          </table:table-cell>
          <table:table-cell table:style-name="ce1" office:value-type="string">
            <text:p>stat-140325-145638-8.txt</text:p>
          </table:table-cell>
          <table:table-cell table:style-name="ce1" office:value-type="string">
            <text:p>stat-140325-150236-9.txt</text:p>
          </table:table-cell>
          <table:table-cell table:style-name="ce1" office:value-type="string">
            <text:p>stat-140325-150735-10.txt</text:p>
          </table:table-cell>
          <table:table-cell table:style-name="ce1" office:value-type="string">
            <text:p>stat-140325-151320-11.txt</text:p>
          </table:table-cell>
          <table:table-cell table:style-name="ce1" office:value-type="string">
            <text:p>stat-140325-151904-12.txt</text:p>
          </table:table-cell>
          <table:table-cell table:style-name="ce1" office:value-type="string">
            <text:p>stat-140325-152845-13.txt</text:p>
          </table:table-cell>
          <table:table-cell table:style-name="ce1" office:value-type="string">
            <text:p>stat-140325-153619-14.txt</text:p>
          </table:table-cell>
          <table:table-cell table:style-name="ce1" office:value-type="string">
            <text:p>stat-140325-155215-15.txt</text:p>
          </table:table-cell>
          <table:table-cell table:style-name="ce1" office:value-type="string">
            <text:p>stat-140325-160153-16.txt</text:p>
          </table:table-cell>
          <table:table-cell table:style-name="ce1" office:value-type="string">
            <text:p>stat-140325-160905-17.txt</text:p>
          </table:table-cell>
          <table:table-cell table:style-name="ce1" office:value-type="string">
            <text:p>stat-140325-161439-18.txt</text:p>
          </table:table-cell>
          <table:table-cell table:style-name="ce2" office:value-type="string">
            <text:p>Average Victim</text:p>
          </table:table-cell>
          <table:table-cell table:style-name="ce2" office:value-type="string">
            <text:p>Standard Deviation – Victim</text:p>
          </table:table-cell>
          <table:table-cell table:style-name="ce1" table:number-columns-repeated="100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2:.S2])" office:value-type="float" office:value="2">
            <text:p>2</text:p>
          </table:table-cell>
          <table:table-cell table:formula="of:=STDEVPA([.B2:.S2])" office:value-type="float" office:value="0.816496580927726">
            <text:p>0,8164965809</text:p>
          </table:table-cell>
          <table:table-cell table:number-columns-repeated="1003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3:.S3])" office:value-type="float" office:value="0.611111111111111">
            <text:p>0,6111111111</text:p>
          </table:table-cell>
          <table:table-cell table:formula="of:=STDEVPA([.B3:.S3])" office:value-type="float" office:value="0.755637250485302">
            <text:p>0,7556372505</text:p>
          </table:table-cell>
          <table:table-cell table:number-columns-repeated="1003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4:.S4])" office:value-type="float" office:value="0.333333333333333">
            <text:p>0,3333333333</text:p>
          </table:table-cell>
          <table:table-cell table:formula="of:=STDEVPA([.B4:.S4])" office:value-type="float" office:value="0.471404520791032">
            <text:p>0,4714045208</text:p>
          </table:table-cell>
          <table:table-cell table:number-columns-repeated="100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AVERAGE([.B5:.S5])" office:value-type="float" office:value="1.5">
            <text:p>1,5</text:p>
          </table:table-cell>
          <table:table-cell table:formula="of:=STDEVPA([.B5:.S5])" office:value-type="float" office:value="1.0137937550497">
            <text:p>1,013793755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AVERAGE([.B6:.S6])" office:value-type="float" office:value="5.55555555555556">
            <text:p>5,5555555556</text:p>
          </table:table-cell>
          <table:table-cell table:formula="of:=STDEVPA([.B6:.S6])" office:value-type="float" office:value="1.4229164972073">
            <text:p>1,4229164972</text:p>
          </table:table-cell>
          <table:table-cell table:number-columns-repeated="100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7:.S7])" office:value-type="float" office:value="1.66666666666667">
            <text:p>1,6666666667</text:p>
          </table:table-cell>
          <table:table-cell table:formula="of:=STDEVPA([.B7:.S7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8:.S8])" office:value-type="float" office:value="1">
            <text:p>1</text:p>
          </table:table-cell>
          <table:table-cell table:formula="of:=STDEVPA([.B8:.S8])" office:value-type="float" office:value="0.333333333333333">
            <text:p>0,3333333333</text:p>
          </table:table-cell>
          <table:table-cell table:number-columns-repeated="1003"/>
        </table:table-row>
        <table:table-row table:style-name="ro2"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B9:.S9])" office:value-type="float" office:value="0.0555555555555556">
            <text:p>0,0555555556</text:p>
          </table:table-cell>
          <table:table-cell table:formula="of:=STDEVPA([.B9:.S9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8">
            <text:p>8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0:.S10])" office:value-type="float" office:value="0.111111111111111">
            <text:p>0,1111111111</text:p>
          </table:table-cell>
          <table:table-cell table:formula="of:=STDEVPA([.B10:.S10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9">
            <text:p>9</text:p>
          </table:table-cell>
          <table:table-cell table:number-columns-repeated="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1:.S11])" office:value-type="float" office:value="1.88888888888889">
            <text:p>1,8888888889</text:p>
          </table:table-cell>
          <table:table-cell table:formula="of:=STDEVPA([.B11:.S11])" office:value-type="float" office:value="0.808901098808946">
            <text:p>0,8089010988</text:p>
          </table:table-cell>
          <table:table-cell table:number-columns-repeated="1003"/>
        </table:table-row>
        <table:table-row table:style-name="ro2"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formula="of:=AVERAGE([.B12:.S12])" office:value-type="float" office:value="0.111111111111111">
            <text:p>0,1111111111</text:p>
          </table:table-cell>
          <table:table-cell table:formula="of:=STDEVPA([.B12:.S12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table:formula="of:=AVERAGE([.B13:.S13])" office:value-type="float" office:value="0">
            <text:p>0</text:p>
          </table:table-cell>
          <table:table-cell table:formula="of:=STDEVPA([.B13:.S1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2">
            <text:p>12</text:p>
          </table:table-cell>
          <table:table-cell table:number-columns-repeated="18" office:value-type="float" office:value="0">
            <text:p>0</text:p>
          </table:table-cell>
          <table:table-cell table:formula="of:=AVERAGE([.B14:.S14])" office:value-type="float" office:value="0">
            <text:p>0</text:p>
          </table:table-cell>
          <table:table-cell table:formula="of:=STDEVPA([.B14:.S1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3">
            <text:p>13</text:p>
          </table:table-cell>
          <table:table-cell table:number-columns-repeated="18" office:value-type="float" office:value="0">
            <text:p>0</text:p>
          </table:table-cell>
          <table:table-cell table:formula="of:=AVERAGE([.B15:.S15])" office:value-type="float" office:value="0">
            <text:p>0</text:p>
          </table:table-cell>
          <table:table-cell table:formula="of:=STDEVPA([.B15:.S1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4">
            <text:p>14</text:p>
          </table:table-cell>
          <table:table-cell table:number-columns-repeated="18" office:value-type="float" office:value="0">
            <text:p>0</text:p>
          </table:table-cell>
          <table:table-cell table:formula="of:=AVERAGE([.B16:.S16])" office:value-type="float" office:value="0">
            <text:p>0</text:p>
          </table:table-cell>
          <table:table-cell table:formula="of:=STDEVPA([.B16:.S16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5">
            <text:p>15</text:p>
          </table:table-cell>
          <table:table-cell table:number-columns-repeated="18" office:value-type="float" office:value="0">
            <text:p>0</text:p>
          </table:table-cell>
          <table:table-cell table:formula="of:=AVERAGE([.B17:.S17])" office:value-type="float" office:value="0">
            <text:p>0</text:p>
          </table:table-cell>
          <table:table-cell table:formula="of:=STDEVPA([.B17:.S1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6">
            <text:p>16</text:p>
          </table:table-cell>
          <table:table-cell table:number-columns-repeated="18" office:value-type="float" office:value="0">
            <text:p>0</text:p>
          </table:table-cell>
          <table:table-cell table:formula="of:=AVERAGE([.B18:.S18])" office:value-type="float" office:value="0">
            <text:p>0</text:p>
          </table:table-cell>
          <table:table-cell table:formula="of:=STDEVPA([.B18:.S18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7">
            <text:p>17</text:p>
          </table:table-cell>
          <table:table-cell table:number-columns-repeated="18" office:value-type="float" office:value="0">
            <text:p>0</text:p>
          </table:table-cell>
          <table:table-cell table:formula="of:=AVERAGE([.B19:.S19])" office:value-type="float" office:value="0">
            <text:p>0</text:p>
          </table:table-cell>
          <table:table-cell table:formula="of:=STDEVPA([.B19:.S19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8">
            <text:p>18</text:p>
          </table:table-cell>
          <table:table-cell table:number-columns-repeated="18" office:value-type="float" office:value="0">
            <text:p>0</text:p>
          </table:table-cell>
          <table:table-cell table:formula="of:=AVERAGE([.B20:.S20])" office:value-type="float" office:value="0">
            <text:p>0</text:p>
          </table:table-cell>
          <table:table-cell table:formula="of:=STDEVPA([.B20:.S2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9">
            <text:p>19</text:p>
          </table:table-cell>
          <table:table-cell table:number-columns-repeated="18" office:value-type="float" office:value="0">
            <text:p>0</text:p>
          </table:table-cell>
          <table:table-cell table:formula="of:=AVERAGE([.B21:.S21])" office:value-type="float" office:value="0">
            <text:p>0</text:p>
          </table:table-cell>
          <table:table-cell table:formula="of:=STDEVPA([.B21:.S21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">
            <text:p>20</text:p>
          </table:table-cell>
          <table:table-cell table:number-columns-repeated="18" office:value-type="float" office:value="0">
            <text:p>0</text:p>
          </table:table-cell>
          <table:table-cell table:formula="of:=AVERAGE([.B22:.S22])" office:value-type="float" office:value="0">
            <text:p>0</text:p>
          </table:table-cell>
          <table:table-cell table:formula="of:=STDEVPA([.B22:.S22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1">
            <text:p>21</text:p>
          </table:table-cell>
          <table:table-cell table:number-columns-repeated="18" office:value-type="float" office:value="0">
            <text:p>0</text:p>
          </table:table-cell>
          <table:table-cell table:formula="of:=AVERAGE([.B23:.S23])" office:value-type="float" office:value="0">
            <text:p>0</text:p>
          </table:table-cell>
          <table:table-cell table:formula="of:=STDEVPA([.B23:.S2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2">
            <text:p>22</text:p>
          </table:table-cell>
          <table:table-cell table:number-columns-repeated="18" office:value-type="float" office:value="0">
            <text:p>0</text:p>
          </table:table-cell>
          <table:table-cell table:formula="of:=AVERAGE([.B24:.S24])" office:value-type="float" office:value="0">
            <text:p>0</text:p>
          </table:table-cell>
          <table:table-cell table:formula="of:=STDEVPA([.B24:.S2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3">
            <text:p>23</text:p>
          </table:table-cell>
          <table:table-cell table:number-columns-repeated="17"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AVERAGE([.B25:.S25])" office:value-type="float" office:value="6.72222222222222">
            <text:p>6,7222222222</text:p>
          </table:table-cell>
          <table:table-cell table:formula="of:=STDEVPA([.B25:.S25])" office:value-type="float" office:value="27.7164322610965">
            <text:p>27,7164322611</text:p>
          </table:table-cell>
          <table:table-cell table:number-columns-repeated="100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AVERAGE([.B26:.S26])" office:value-type="float" office:value="28.0555555555556">
            <text:p>28,0555555556</text:p>
          </table:table-cell>
          <table:table-cell table:formula="of:=STDEVPA([.B26:.S26])" office:value-type="float" office:value="31.831975926072">
            <text:p>31,8319759261</text:p>
          </table:table-cell>
          <table:table-cell table:number-columns-repeated="100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formula="of:=AVERAGE([.B27:.S27])" office:value-type="float" office:value="74.2777777777778">
            <text:p>74,2777777778</text:p>
          </table:table-cell>
          <table:table-cell table:formula="of:=STDEVPA([.B27:.S27])" office:value-type="float" office:value="41.7463312500573">
            <text:p>41,7463312501</text:p>
          </table:table-cell>
          <table:table-cell table:number-columns-repeated="1003"/>
        </table:table-row>
        <table:table-row table:style-name="ro2">
          <table:table-cell office:value-type="float" office:value="26">
            <text:p>26</text:p>
          </table:table-cell>
          <table:table-cell table:number-columns-repeated="7"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3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6" office:value-type="float" office:value="1">
            <text:p>1</text:p>
          </table:table-cell>
          <table:table-cell table:formula="of:=AVERAGE([.B28:.S28])" office:value-type="float" office:value="12.9444444444444">
            <text:p>12,9444444444</text:p>
          </table:table-cell>
          <table:table-cell table:formula="of:=STDEVPA([.B28:.S28])" office:value-type="float" office:value="34.0399638043648">
            <text:p>34,0399638044</text:p>
          </table:table-cell>
          <table:table-cell table:number-columns-repeated="1003"/>
        </table:table-row>
        <table:table-row table:style-name="ro2">
          <table:table-cell office:value-type="float" office:value="27">
            <text:p>27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29:.S29])" office:value-type="float" office:value="1.11111111111111">
            <text:p>1,1111111111</text:p>
          </table:table-cell>
          <table:table-cell table:formula="of:=STDEVPA([.B29:.S29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28">
            <text:p>28</text:p>
          </table:table-cell>
          <table:table-cell table:number-columns-repeated="18" office:value-type="float" office:value="1">
            <text:p>1</text:p>
          </table:table-cell>
          <table:table-cell table:formula="of:=AVERAGE([.B30:.S30])" office:value-type="float" office:value="1">
            <text:p>1</text:p>
          </table:table-cell>
          <table:table-cell table:formula="of:=STDEVPA([.B30:.S3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9">
            <text:p>29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AVERAGE([.B31:.S31])" office:value-type="float" office:value="2.77777777777778">
            <text:p>2,7777777778</text:p>
          </table:table-cell>
          <table:table-cell table:formula="of:=STDEVPA([.B31:.S31])" office:value-type="float" office:value="0.916245694581702">
            <text:p>0,9162456946</text:p>
          </table:table-cell>
          <table:table-cell table:number-columns-repeated="1003"/>
        </table:table-row>
        <table:table-row table:style-name="ro2">
          <table:table-cell office:value-type="float" office:value="30">
            <text:p>30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AVERAGE([.B32:.S32])" office:value-type="float" office:value="1.44444444444444">
            <text:p>1,4444444444</text:p>
          </table:table-cell>
          <table:table-cell table:formula="of:=STDEVPA([.B32:.S32])" office:value-type="float" office:value="1.06574033851394">
            <text:p>1,0657403385</text:p>
          </table:table-cell>
          <table:table-cell table:number-columns-repeated="1003"/>
        </table:table-row>
        <table:table-row table:style-name="ro2">
          <table:table-cell office:value-type="float" office:value="31">
            <text:p>31</text:p>
          </table:table-cell>
          <table:table-cell table:number-columns-repeated="18" office:value-type="float" office:value="1">
            <text:p>1</text:p>
          </table:table-cell>
          <table:table-cell table:formula="of:=AVERAGE([.B33:.S33])" office:value-type="float" office:value="1">
            <text:p>1</text:p>
          </table:table-cell>
          <table:table-cell table:formula="of:=STDEVPA([.B33:.S3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32">
            <text:p>32</text:p>
          </table:table-cell>
          <table:table-cell table:number-columns-repeated="5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AVERAGE([.B34:.S34])" office:value-type="float" office:value="5.5">
            <text:p>5,5</text:p>
          </table:table-cell>
          <table:table-cell table:formula="of:=STDEVPA([.B34:.S34])" office:value-type="float" office:value="3.947573094109">
            <text:p>3,9475730941</text:p>
          </table:table-cell>
          <table:table-cell table:number-columns-repeated="1003"/>
        </table:table-row>
        <table:table-row table:style-name="ro2">
          <table:table-cell office:value-type="float" office:value="33">
            <text:p>33</text:p>
          </table:table-cell>
          <table:table-cell table:number-columns-repeated="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AVERAGE([.B35:.S35])" office:value-type="float" office:value="6.61111111111111">
            <text:p>6,6111111111</text:p>
          </table:table-cell>
          <table:table-cell table:formula="of:=STDEVPA([.B35:.S35])" office:value-type="float" office:value="14.0757430784267">
            <text:p>14,0757430784</text:p>
          </table:table-cell>
          <table:table-cell table:number-columns-repeated="100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5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AVERAGE([.B36:.S36])" office:value-type="float" office:value="34.1666666666667">
            <text:p>34,1666666667</text:p>
          </table:table-cell>
          <table:table-cell table:formula="of:=STDEVPA([.B36:.S36])" office:value-type="float" office:value="24.8310960960916">
            <text:p>24,8310960961</text:p>
          </table:table-cell>
          <table:table-cell table:number-columns-repeated="1003"/>
        </table:table-row>
        <table:table-row table:style-name="ro2">
          <table:table-cell office:value-type="float" office:value="35">
            <text:p>35</text:p>
          </table:table-cell>
          <table:table-cell table:number-columns-repeated="7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AVERAGE([.B37:.S37])" office:value-type="float" office:value="13.2222222222222">
            <text:p>13,2222222222</text:p>
          </table:table-cell>
          <table:table-cell table:formula="of:=STDEVPA([.B37:.S37])" office:value-type="float" office:value="20.6224137922137">
            <text:p>20,6224137922</text:p>
          </table:table-cell>
          <table:table-cell table:number-columns-repeated="1003"/>
        </table:table-row>
        <table:table-row table:style-name="ro2">
          <table:table-cell office:value-type="float" office:value="36">
            <text:p>36</text:p>
          </table:table-cell>
          <table:table-cell table:number-columns-repeated="11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B38:.S38])" office:value-type="float" office:value="3.44444444444444">
            <text:p>3,4444444444</text:p>
          </table:table-cell>
          <table:table-cell table:formula="of:=STDEVPA([.B38:.S38])" office:value-type="float" office:value="10.0952256164443">
            <text:p>10,0952256164</text:p>
          </table:table-cell>
          <table:table-cell table:number-columns-repeated="1003"/>
        </table:table-row>
        <table:table-row table:style-name="ro2">
          <table:table-cell office:value-type="float" office:value="37">
            <text:p>37</text:p>
          </table:table-cell>
          <table:table-cell table:number-columns-repeated="11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39:.S39])" office:value-type="float" office:value="1.5">
            <text:p>1,5</text:p>
          </table:table-cell>
          <table:table-cell table:formula="of:=STDEVPA([.B39:.S39])" office:value-type="float" office:value="1.89296944860009">
            <text:p>1,8929694486</text:p>
          </table:table-cell>
          <table:table-cell table:number-columns-repeated="1003"/>
        </table:table-row>
        <table:table-row table:style-name="ro2">
          <table:table-cell office:value-type="float" office:value="38">
            <text:p>38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float" office:value="1">
            <text:p>1</text:p>
          </table:table-cell>
          <table:table-cell table:formula="of:=AVERAGE([.B40:.S40])" office:value-type="float" office:value="1.11111111111111">
            <text:p>1,1111111111</text:p>
          </table:table-cell>
          <table:table-cell table:formula="of:=STDEVPA([.B40:.S40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formula="of:=AVERAGE([.B41:.S41])" office:value-type="float" office:value="0.944444444444444">
            <text:p>0,9444444444</text:p>
          </table:table-cell>
          <table:table-cell table:formula="of:=STDEVPA([.B41:.S41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40">
            <text:p>40</text:p>
          </table:table-cell>
          <table:table-cell table:number-columns-repeated="1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42:.S42])" office:value-type="float" office:value="1.11111111111111">
            <text:p>1,1111111111</text:p>
          </table:table-cell>
          <table:table-cell table:formula="of:=STDEVPA([.B42:.S42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41">
            <text:p>41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formula="of:=AVERAGE([.B43:.S43])" office:value-type="float" office:value="1.11111111111111">
            <text:p>1,1111111111</text:p>
          </table:table-cell>
          <table:table-cell table:formula="of:=STDEVPA([.B43:.S43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42">
            <text:p>42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44:.S44])" office:value-type="float" office:value="1.05555555555556">
            <text:p>1,0555555556</text:p>
          </table:table-cell>
          <table:table-cell table:formula="of:=STDEVPA([.B44:.S44])" office:value-type="float" office:value="0.524110062892034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45:.S45])" office:value-type="float" office:value="1.94444444444444">
            <text:p>1,9444444444</text:p>
          </table:table-cell>
          <table:table-cell table:formula="of:=STDEVPA([.B45:.S45])" office:value-type="float" office:value="1.07869376883042">
            <text:p>1,0786937688</text:p>
          </table:table-cell>
          <table:table-cell table:number-columns-repeated="100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46:.S46])" office:value-type="float" office:value="1.66666666666667">
            <text:p>1,6666666667</text:p>
          </table:table-cell>
          <table:table-cell table:formula="of:=STDEVPA([.B46:.S46])" office:value-type="float" office:value="0.942809041582063">
            <text:p>0,9428090416</text:p>
          </table:table-cell>
          <table:table-cell table:number-columns-repeated="1003"/>
        </table:table-row>
        <table:table-row table:style-name="ro2"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47:.S47])" office:value-type="float" office:value="1.33333333333333">
            <text:p>1,3333333333</text:p>
          </table:table-cell>
          <table:table-cell table:formula="of:=STDEVPA([.B47:.S47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48:.S48])" office:value-type="float" office:value="1.16666666666667">
            <text:p>1,1666666667</text:p>
          </table:table-cell>
          <table:table-cell table:formula="of:=STDEVPA([.B48:.S48])" office:value-type="float" office:value="0.687184270936277">
            <text:p>0,6871842709</text:p>
          </table:table-cell>
          <table:table-cell table:number-columns-repeated="1003"/>
        </table:table-row>
        <table:table-row table:style-name="ro2">
          <table:table-cell office:value-type="float" office:value="47">
            <text:p>47</text:p>
          </table:table-cell>
          <table:table-cell table:number-columns-repeated="16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AVERAGE([.B49:.S49])" office:value-type="float" office:value="1.22222222222222">
            <text:p>1,2222222222</text:p>
          </table:table-cell>
          <table:table-cell table:formula="of:=STDEVPA([.B49:.S49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48">
            <text:p>48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50:.S50])" office:value-type="float" office:value="1.33333333333333">
            <text:p>1,3333333333</text:p>
          </table:table-cell>
          <table:table-cell table:formula="of:=STDEVPA([.B50:.S50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49">
            <text:p>49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51:.S51])" office:value-type="float" office:value="1.22222222222222">
            <text:p>1,2222222222</text:p>
          </table:table-cell>
          <table:table-cell table:formula="of:=STDEVPA([.B51:.S51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4" office:value-type="float" office:value="1">
            <text:p>1</text:p>
          </table:table-cell>
          <table:table-cell table:formula="of:=AVERAGE([.B52:.S52])" office:value-type="float" office:value="1.05555555555556">
            <text:p>1,0555555556</text:p>
          </table:table-cell>
          <table:table-cell table:formula="of:=STDEVPA([.B52:.S52])" office:value-type="float" office:value="0.524110062892033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53:.S53])" office:value-type="float" office:value="1.33333333333333">
            <text:p>1,3333333333</text:p>
          </table:table-cell>
          <table:table-cell table:formula="of:=STDEVPA([.B53:.S53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52">
            <text:p>5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formula="of:=AVERAGE([.B54:.S54])" office:value-type="float" office:value="0.944444444444444">
            <text:p>0,9444444444</text:p>
          </table:table-cell>
          <table:table-cell table:formula="of:=STDEVPA([.B54:.S54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53">
            <text:p>5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55:.S55])" office:value-type="float" office:value="1.22222222222222">
            <text:p>1,2222222222</text:p>
          </table:table-cell>
          <table:table-cell table:formula="of:=STDEVPA([.B55:.S55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54">
            <text:p>54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56:.S56])" office:value-type="float" office:value="1.11111111111111">
            <text:p>1,1111111111</text:p>
          </table:table-cell>
          <table:table-cell table:formula="of:=STDEVPA([.B56:.S56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table:formula="of:=AVERAGE([.B57:.S57])" office:value-type="float" office:value="0.944444444444444">
            <text:p>0,9444444444</text:p>
          </table:table-cell>
          <table:table-cell table:formula="of:=STDEVPA([.B57:.S57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56">
            <text:p>56</text:p>
          </table:table-cell>
          <table:table-cell table:number-columns-repeated="18" office:value-type="float" office:value="1">
            <text:p>1</text:p>
          </table:table-cell>
          <table:table-cell table:formula="of:=AVERAGE([.B58:.S58])" office:value-type="float" office:value="1">
            <text:p>1</text:p>
          </table:table-cell>
          <table:table-cell table:formula="of:=STDEVPA([.B58:.S58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57">
            <text:p>57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1">
            <text:p>1</text:p>
          </table:table-cell>
          <table:table-cell table:formula="of:=AVERAGE([.B59:.S59])" office:value-type="float" office:value="1.11111111111111">
            <text:p>1,1111111111</text:p>
          </table:table-cell>
          <table:table-cell table:formula="of:=STDEVPA([.B59:.S59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58">
            <text:p>58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formula="of:=AVERAGE([.B60:.S60])" office:value-type="float" office:value="1.11111111111111">
            <text:p>1,1111111111</text:p>
          </table:table-cell>
          <table:table-cell table:formula="of:=STDEVPA([.B60:.S60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59">
            <text:p>59</text:p>
          </table:table-cell>
          <table:table-cell table:number-columns-repeated="18" office:value-type="float" office:value="1">
            <text:p>1</text:p>
          </table:table-cell>
          <table:table-cell table:formula="of:=AVERAGE([.B61:.S61])" office:value-type="float" office:value="1">
            <text:p>1</text:p>
          </table:table-cell>
          <table:table-cell table:formula="of:=STDEVPA([.B61:.S61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formula="of:=AVERAGE([.B62:.S62])" office:value-type="float" office:value="0.944444444444444">
            <text:p>0,9444444444</text:p>
          </table:table-cell>
          <table:table-cell table:formula="of:=STDEVPA([.B62:.S62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61">
            <text:p>61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formula="of:=AVERAGE([.B63:.S63])" office:value-type="float" office:value="1.11111111111111">
            <text:p>1,1111111111</text:p>
          </table:table-cell>
          <table:table-cell table:formula="of:=STDEVPA([.B63:.S63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62">
            <text:p>62</text:p>
          </table:table-cell>
          <table:table-cell table:number-columns-repeated="1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64:.S64])" office:value-type="float" office:value="1.11111111111111">
            <text:p>1,1111111111</text:p>
          </table:table-cell>
          <table:table-cell table:formula="of:=STDEVPA([.B64:.S64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63">
            <text:p>63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AVERAGE([.B65:.S65])" office:value-type="float" office:value="0.944444444444444">
            <text:p>0,9444444444</text:p>
          </table:table-cell>
          <table:table-cell table:formula="of:=STDEVPA([.B65:.S65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64">
            <text:p>64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formula="of:=AVERAGE([.B66:.S66])" office:value-type="float" office:value="1.11111111111111">
            <text:p>1,1111111111</text:p>
          </table:table-cell>
          <table:table-cell table:formula="of:=STDEVPA([.B66:.S66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65">
            <text:p>65</text:p>
          </table:table-cell>
          <table:table-cell table:number-columns-repeated="17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AVERAGE([.B67:.S67])" office:value-type="float" office:value="1.77777777777778">
            <text:p>1,7777777778</text:p>
          </table:table-cell>
          <table:table-cell table:formula="of:=STDEVPA([.B67:.S67])" office:value-type="float" office:value="3.20685993103596">
            <text:p>3,206859931</text:p>
          </table:table-cell>
          <table:table-cell table:number-columns-repeated="1003"/>
        </table:table-row>
        <table:table-row table:style-name="ro2">
          <table:table-cell office:value-type="float" office:value="66">
            <text:p>6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68:.S68])" office:value-type="float" office:value="1.94444444444444">
            <text:p>1,9444444444</text:p>
          </table:table-cell>
          <table:table-cell table:formula="of:=STDEVPA([.B68:.S68])" office:value-type="float" office:value="3.23989406929407">
            <text:p>3,2398940693</text:p>
          </table:table-cell>
          <table:table-cell table:number-columns-repeated="1003"/>
        </table:table-row>
        <table:table-row table:style-name="ro2">
          <table:table-cell office:value-type="float" office:value="67">
            <text:p>67</text:p>
          </table:table-cell>
          <table:table-cell table:number-columns-repeated="7"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AVERAGE([.B69:.S69])" office:value-type="float" office:value="10.2777777777778">
            <text:p>10,2777777778</text:p>
          </table:table-cell>
          <table:table-cell table:formula="of:=STDEVPA([.B69:.S69])" office:value-type="float" office:value="6.68169602184917">
            <text:p>6,6816960218</text:p>
          </table:table-cell>
          <table:table-cell table:number-columns-repeated="100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70:.S70])" office:value-type="float" office:value="3.83333333333333">
            <text:p>3,8333333333</text:p>
          </table:table-cell>
          <table:table-cell table:formula="of:=STDEVPA([.B70:.S70])" office:value-type="float" office:value="4.92442890089805">
            <text:p>4,9244289009</text:p>
          </table:table-cell>
          <table:table-cell table:number-columns-repeated="1003"/>
        </table:table-row>
        <table:table-row table:style-name="ro2">
          <table:table-cell office:value-type="float" office:value="69">
            <text:p>69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6" office:value-type="float" office:value="1">
            <text:p>1</text:p>
          </table:table-cell>
          <table:table-cell table:formula="of:=AVERAGE([.B71:.S71])" office:value-type="float" office:value="1.88888888888889">
            <text:p>1,8888888889</text:p>
          </table:table-cell>
          <table:table-cell table:formula="of:=STDEVPA([.B71:.S71])" office:value-type="float" office:value="3.21262939884466">
            <text:p>3,2126293988</text:p>
          </table:table-cell>
          <table:table-cell table:number-columns-repeated="1003"/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72:.S72])" office:value-type="float" office:value="1.22222222222222">
            <text:p>1,2222222222</text:p>
          </table:table-cell>
          <table:table-cell table:formula="of:=STDEVPA([.B72:.S72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71">
            <text:p>71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73:.S73])" office:value-type="float" office:value="1.05555555555556">
            <text:p>1,0555555556</text:p>
          </table:table-cell>
          <table:table-cell table:formula="of:=STDEVPA([.B73:.S73])" office:value-type="float" office:value="0.524110062892033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72">
            <text:p>7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AVERAGE([.B74:.S74])" office:value-type="float" office:value="2.72222222222222">
            <text:p>2,7222222222</text:p>
          </table:table-cell>
          <table:table-cell table:formula="of:=STDEVPA([.B74:.S74])" office:value-type="float" office:value="4.07983599283048">
            <text:p>4,0798359928</text:p>
          </table:table-cell>
          <table:table-cell table:number-columns-repeated="100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AVERAGE([.B75:.S75])" office:value-type="float" office:value="6.33333333333333">
            <text:p>6,3333333333</text:p>
          </table:table-cell>
          <table:table-cell table:formula="of:=STDEVPA([.B75:.S75])" office:value-type="float" office:value="7.88810637746616">
            <text:p>7,8881063775</text:p>
          </table:table-cell>
          <table:table-cell table:number-columns-repeated="100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formula="of:=AVERAGE([.B76:.S76])" office:value-type="float" office:value="9.72222222222222">
            <text:p>9,7222222222</text:p>
          </table:table-cell>
          <table:table-cell table:formula="of:=STDEVPA([.B76:.S76])" office:value-type="float" office:value="8.79270882009985">
            <text:p>8,7927088201</text:p>
          </table:table-cell>
          <table:table-cell table:number-columns-repeated="1003"/>
        </table:table-row>
        <table:table-row table:style-name="ro2">
          <table:table-cell office:value-type="float" office:value="75">
            <text:p>75</text:p>
          </table:table-cell>
          <table:table-cell table:number-columns-repeated="8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7:.S77])" office:value-type="float" office:value="3.16666666666667">
            <text:p>3,1666666667</text:p>
          </table:table-cell>
          <table:table-cell table:formula="of:=STDEVPA([.B77:.S77])" office:value-type="float" office:value="5.67890834580027">
            <text:p>5,6789083458</text:p>
          </table:table-cell>
          <table:table-cell table:number-columns-repeated="100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78:.S78])" office:value-type="float" office:value="1.77777777777778">
            <text:p>1,7777777778</text:p>
          </table:table-cell>
          <table:table-cell table:formula="of:=STDEVPA([.B78:.S78])" office:value-type="float" office:value="4.23681688109725">
            <text:p>4,2368168811</text:p>
          </table:table-cell>
          <table:table-cell table:number-columns-repeated="1003"/>
        </table:table-row>
        <table:table-row table:style-name="ro2">
          <table:table-cell office:value-type="float" office:value="77">
            <text:p>7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79:.S79])" office:value-type="float" office:value="0.333333333333333">
            <text:p>0,3333333333</text:p>
          </table:table-cell>
          <table:table-cell table:formula="of:=STDEVPA([.B79:.S79])" office:value-type="float" office:value="0.577350269189626">
            <text:p>0,5773502692</text:p>
          </table:table-cell>
          <table:table-cell table:number-columns-repeated="1003"/>
        </table:table-row>
        <table:table-row table:style-name="ro2"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B80:.S80])" office:value-type="float" office:value="0.166666666666667">
            <text:p>0,1666666667</text:p>
          </table:table-cell>
          <table:table-cell table:formula="of:=STDEVPA([.B80:.S80])" office:value-type="float" office:value="0.5">
            <text:p>0,5</text:p>
          </table:table-cell>
          <table:table-cell table:number-columns-repeated="1003"/>
        </table:table-row>
        <table:table-row table:style-name="ro2">
          <table:table-cell office:value-type="float" office:value="79">
            <text:p>79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81:.S81])" office:value-type="float" office:value="0.111111111111111">
            <text:p>0,1111111111</text:p>
          </table:table-cell>
          <table:table-cell table:formula="of:=STDEVPA([.B81:.S81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80">
            <text:p>80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82:.S82])" office:value-type="float" office:value="0.166666666666667">
            <text:p>0,1666666667</text:p>
          </table:table-cell>
          <table:table-cell table:formula="of:=STDEVPA([.B82:.S82])" office:value-type="float" office:value="0.5">
            <text:p>0,5</text:p>
          </table:table-cell>
          <table:table-cell table:number-columns-repeated="100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83:.S83])" office:value-type="float" office:value="0.388888888888889">
            <text:p>0,3888888889</text:p>
          </table:table-cell>
          <table:table-cell table:formula="of:=STDEVPA([.B83:.S83])" office:value-type="float" office:value="0.590563656263036">
            <text:p>0,5905636563</text:p>
          </table:table-cell>
          <table:table-cell table:number-columns-repeated="1003"/>
        </table:table-row>
        <table:table-row table:style-name="ro2">
          <table:table-cell office:value-type="float" office:value="82">
            <text:p>82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B84:.S84])" office:value-type="float" office:value="0.777777777777778">
            <text:p>0,7777777778</text:p>
          </table:table-cell>
          <table:table-cell table:formula="of:=STDEVPA([.B84:.S84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83">
            <text:p>83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85:.S85])" office:value-type="float" office:value="0.888888888888889">
            <text:p>0,8888888889</text:p>
          </table:table-cell>
          <table:table-cell table:formula="of:=STDEVPA([.B85:.S85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86:.S86])" office:value-type="float" office:value="0.722222222222222">
            <text:p>0,7222222222</text:p>
          </table:table-cell>
          <table:table-cell table:formula="of:=STDEVPA([.B86:.S86])" office:value-type="float" office:value="0.447903208238808">
            <text:p>0,4479032082</text:p>
          </table:table-cell>
          <table:table-cell table:number-columns-repeated="1003"/>
        </table:table-row>
        <table:table-row table:style-name="ro2">
          <table:table-cell office:value-type="float" office:value="85">
            <text:p>8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87:.S87])" office:value-type="float" office:value="0.222222222222222">
            <text:p>0,2222222222</text:p>
          </table:table-cell>
          <table:table-cell table:formula="of:=STDEVPA([.B87:.S87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86">
            <text:p>8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B88:.S88])" office:value-type="float" office:value="0.166666666666667">
            <text:p>0,1666666667</text:p>
          </table:table-cell>
          <table:table-cell table:formula="of:=STDEVPA([.B88:.S88])" office:value-type="float" office:value="0.5">
            <text:p>0,5</text:p>
          </table:table-cell>
          <table:table-cell table:number-columns-repeated="100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formula="of:=AVERAGE([.B89:.S89])" office:value-type="float" office:value="0.222222222222222">
            <text:p>0,2222222222</text:p>
          </table:table-cell>
          <table:table-cell table:formula="of:=STDEVPA([.B89:.S89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88">
            <text:p>88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90:.S90])" office:value-type="float" office:value="0.333333333333333">
            <text:p>0,3333333333</text:p>
          </table:table-cell>
          <table:table-cell table:formula="of:=STDEVPA([.B90:.S90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89">
            <text:p>89</text:p>
          </table:table-cell>
          <table:table-cell table:number-columns-repeated="18" office:value-type="float" office:value="0">
            <text:p>0</text:p>
          </table:table-cell>
          <table:table-cell table:formula="of:=AVERAGE([.B91:.S91])" office:value-type="float" office:value="0">
            <text:p>0</text:p>
          </table:table-cell>
          <table:table-cell table:formula="of:=STDEVPA([.B91:.S91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0">
            <text:p>90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92:.S92])" office:value-type="float" office:value="0.111111111111111">
            <text:p>0,1111111111</text:p>
          </table:table-cell>
          <table:table-cell table:formula="of:=STDEVPA([.B92:.S92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91">
            <text:p>91</text:p>
          </table:table-cell>
          <table:table-cell table:number-columns-repeated="18" office:value-type="float" office:value="0">
            <text:p>0</text:p>
          </table:table-cell>
          <table:table-cell table:formula="of:=AVERAGE([.B93:.S93])" office:value-type="float" office:value="0">
            <text:p>0</text:p>
          </table:table-cell>
          <table:table-cell table:formula="of:=STDEVPA([.B93:.S9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2">
            <text:p>92</text:p>
          </table:table-cell>
          <table:table-cell table:number-columns-repeated="18" office:value-type="float" office:value="0">
            <text:p>0</text:p>
          </table:table-cell>
          <table:table-cell table:formula="of:=AVERAGE([.B94:.S94])" office:value-type="float" office:value="0">
            <text:p>0</text:p>
          </table:table-cell>
          <table:table-cell table:formula="of:=STDEVPA([.B94:.S9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3">
            <text:p>93</text:p>
          </table:table-cell>
          <table:table-cell table:number-columns-repeated="18" office:value-type="float" office:value="0">
            <text:p>0</text:p>
          </table:table-cell>
          <table:table-cell table:formula="of:=AVERAGE([.B95:.S95])" office:value-type="float" office:value="0">
            <text:p>0</text:p>
          </table:table-cell>
          <table:table-cell table:formula="of:=STDEVPA([.B95:.S9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4">
            <text:p>94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96:.S96])" office:value-type="float" office:value="0.111111111111111">
            <text:p>0,1111111111</text:p>
          </table:table-cell>
          <table:table-cell table:formula="of:=STDEVPA([.B96:.S96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97:.S97])" office:value-type="float" office:value="0.222222222222222">
            <text:p>0,2222222222</text:p>
          </table:table-cell>
          <table:table-cell table:formula="of:=STDEVPA([.B97:.S97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96">
            <text:p>96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98:.S98])" office:value-type="float" office:value="0.222222222222222">
            <text:p>0,2222222222</text:p>
          </table:table-cell>
          <table:table-cell table:formula="of:=STDEVPA([.B98:.S98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97">
            <text:p>97</text:p>
          </table:table-cell>
          <table:table-cell table:number-columns-repeated="18" office:value-type="float" office:value="0">
            <text:p>0</text:p>
          </table:table-cell>
          <table:table-cell table:formula="of:=AVERAGE([.B99:.S99])" office:value-type="float" office:value="0">
            <text:p>0</text:p>
          </table:table-cell>
          <table:table-cell table:formula="of:=STDEVPA([.B99:.S99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8">
            <text:p>98</text:p>
          </table:table-cell>
          <table:table-cell table:number-columns-repeated="18" office:value-type="float" office:value="0">
            <text:p>0</text:p>
          </table:table-cell>
          <table:table-cell table:formula="of:=AVERAGE([.B100:.S100])" office:value-type="float" office:value="0">
            <text:p>0</text:p>
          </table:table-cell>
          <table:table-cell table:formula="of:=STDEVPA([.B100:.S10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9">
            <text:p>99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AVERAGE([.B101:.S101])" office:value-type="float" office:value="0.222222222222222">
            <text:p>0,2222222222</text:p>
          </table:table-cell>
          <table:table-cell table:formula="of:=STDEVPA([.B101:.S101])" office:value-type="float" office:value="0.916245694581702">
            <text:p>0,9162456946</text:p>
          </table:table-cell>
          <table:table-cell table:number-columns-repeated="1003"/>
        </table:table-row>
        <table:table-row table:style-name="ro2">
          <table:table-cell office:value-type="float" office:value="100">
            <text:p>100</text:p>
          </table:table-cell>
          <table:table-cell table:number-columns-repeated="1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AVERAGE([.B102:.S102])" office:value-type="float" office:value="0.222222222222222">
            <text:p>0,2222222222</text:p>
          </table:table-cell>
          <table:table-cell table:formula="of:=STDEVPA([.B102:.S102])" office:value-type="float" office:value="0.916245694581702">
            <text:p>0,9162456946</text:p>
          </table:table-cell>
          <table:table-cell table:number-columns-repeated="1003"/>
        </table:table-row>
        <table:table-row table:style-name="ro2">
          <table:table-cell office:value-type="float" office:value="101">
            <text:p>101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03:.S103])" office:value-type="float" office:value="0.111111111111111">
            <text:p>0,1111111111</text:p>
          </table:table-cell>
          <table:table-cell table:formula="of:=STDEVPA([.B103:.S103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02">
            <text:p>102</text:p>
          </table:table-cell>
          <table:table-cell table:number-columns-repeated="18" office:value-type="float" office:value="0">
            <text:p>0</text:p>
          </table:table-cell>
          <table:table-cell table:formula="of:=AVERAGE([.B104:.S104])" office:value-type="float" office:value="0">
            <text:p>0</text:p>
          </table:table-cell>
          <table:table-cell table:formula="of:=STDEVPA([.B104:.S10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03">
            <text:p>103</text:p>
          </table:table-cell>
          <table:table-cell table:number-columns-repeated="18" office:value-type="float" office:value="0">
            <text:p>0</text:p>
          </table:table-cell>
          <table:table-cell table:formula="of:=AVERAGE([.B105:.S105])" office:value-type="float" office:value="0">
            <text:p>0</text:p>
          </table:table-cell>
          <table:table-cell table:formula="of:=STDEVPA([.B105:.S10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04">
            <text:p>104</text:p>
          </table:table-cell>
          <table:table-cell table:number-columns-repeated="17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AVERAGE([.B106:.S106])" office:value-type="float" office:value="1.16666666666667">
            <text:p>1,1666666667</text:p>
          </table:table-cell>
          <table:table-cell table:formula="of:=STDEVPA([.B106:.S106])" office:value-type="float" office:value="4.81028989655394">
            <text:p>4,8102898966</text:p>
          </table:table-cell>
          <table:table-cell table:number-columns-repeated="1003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AVERAGE([.B107:.S107])" office:value-type="float" office:value="4.94444444444444">
            <text:p>4,9444444444</text:p>
          </table:table-cell>
          <table:table-cell table:formula="of:=STDEVPA([.B107:.S107])" office:value-type="float" office:value="8.65686767974949">
            <text:p>8,6568676797</text:p>
          </table:table-cell>
          <table:table-cell table:number-columns-repeated="100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AVERAGE([.B108:.S108])" office:value-type="float" office:value="11">
            <text:p>11</text:p>
          </table:table-cell>
          <table:table-cell table:formula="of:=STDEVPA([.B108:.S108])" office:value-type="float" office:value="9.63212218453326">
            <text:p>9,6321221845</text:p>
          </table:table-cell>
          <table:table-cell table:number-columns-repeated="1003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AVERAGE([.B109:.S109])" office:value-type="float" office:value="13">
            <text:p>13</text:p>
          </table:table-cell>
          <table:table-cell table:formula="of:=STDEVPA([.B109:.S109])" office:value-type="float" office:value="9.37490740695016">
            <text:p>9,374907407</text:p>
          </table:table-cell>
          <table:table-cell table:number-columns-repeated="1003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4"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AVERAGE([.B110:.S110])" office:value-type="float" office:value="12.2777777777778">
            <text:p>12,2777777778</text:p>
          </table:table-cell>
          <table:table-cell table:formula="of:=STDEVPA([.B110:.S110])" office:value-type="float" office:value="11.0745230925939">
            <text:p>11,0745230926</text:p>
          </table:table-cell>
          <table:table-cell table:number-columns-repeated="1003"/>
        </table:table-row>
        <table:table-row table:style-name="ro2">
          <table:table-cell office:value-type="float" office:value="109">
            <text:p>109</text:p>
          </table:table-cell>
          <table:table-cell table:number-columns-repeated="7" office:value-type="float" office:value="1">
            <text:p>1</text:p>
          </table:table-cell>
          <table:table-cell table:number-columns-repeated="4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111:.S111])" office:value-type="float" office:value="6.83333333333333">
            <text:p>6,8333333333</text:p>
          </table:table-cell>
          <table:table-cell table:formula="of:=STDEVPA([.B111:.S111])" office:value-type="float" office:value="9.79937639739273">
            <text:p>9,7993763974</text:p>
          </table:table-cell>
          <table:table-cell table:number-columns-repeated="1003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AVERAGE([.B112:.S112])" office:value-type="float" office:value="3.88888888888889">
            <text:p>3,8888888889</text:p>
          </table:table-cell>
          <table:table-cell table:formula="of:=STDEVPA([.B112:.S112])" office:value-type="float" office:value="7.4899109094901">
            <text:p>7,4899109095</text:p>
          </table:table-cell>
          <table:table-cell table:number-columns-repeated="1003"/>
        </table:table-row>
        <table:table-row table:style-name="ro2">
          <table:table-cell office:value-type="float" office:value="111">
            <text:p>1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113:.S113])" office:value-type="float" office:value="1.33333333333333">
            <text:p>1,3333333333</text:p>
          </table:table-cell>
          <table:table-cell table:formula="of:=STDEVPA([.B113:.S113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112">
            <text:p>11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formula="of:=AVERAGE([.B114:.S114])" office:value-type="float" office:value="1.22222222222222">
            <text:p>1,2222222222</text:p>
          </table:table-cell>
          <table:table-cell table:formula="of:=STDEVPA([.B114:.S114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113">
            <text:p>113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formula="of:=AVERAGE([.B115:.S115])" office:value-type="float" office:value="1.11111111111111">
            <text:p>1,1111111111</text:p>
          </table:table-cell>
          <table:table-cell table:formula="of:=STDEVPA([.B115:.S115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14">
            <text:p>114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formula="of:=AVERAGE([.B116:.S116])" office:value-type="float" office:value="1.11111111111111">
            <text:p>1,1111111111</text:p>
          </table:table-cell>
          <table:table-cell table:formula="of:=STDEVPA([.B116:.S116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15">
            <text:p>115</text:p>
          </table:table-cell>
          <table:table-cell table:number-columns-repeated="18" office:value-type="float" office:value="1">
            <text:p>1</text:p>
          </table:table-cell>
          <table:table-cell table:formula="of:=AVERAGE([.B117:.S117])" office:value-type="float" office:value="1">
            <text:p>1</text:p>
          </table:table-cell>
          <table:table-cell table:formula="of:=STDEVPA([.B117:.S11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16">
            <text:p>116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formula="of:=AVERAGE([.B118:.S118])" office:value-type="float" office:value="1.11111111111111">
            <text:p>1,1111111111</text:p>
          </table:table-cell>
          <table:table-cell table:formula="of:=STDEVPA([.B118:.S118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17">
            <text:p>117</text:p>
          </table:table-cell>
          <table:table-cell table:number-columns-repeated="18" office:value-type="float" office:value="1">
            <text:p>1</text:p>
          </table:table-cell>
          <table:table-cell table:formula="of:=AVERAGE([.B119:.S119])" office:value-type="float" office:value="1">
            <text:p>1</text:p>
          </table:table-cell>
          <table:table-cell table:formula="of:=STDEVPA([.B119:.S119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18">
            <text:p>118</text:p>
          </table:table-cell>
          <table:table-cell table:number-columns-repeated="8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3" office:value-type="float" office:value="1">
            <text:p>1</text:p>
          </table:table-cell>
          <table:table-cell table:formula="of:=AVERAGE([.B120:.S120])" office:value-type="float" office:value="5.94444444444444">
            <text:p>5,9444444444</text:p>
          </table:table-cell>
          <table:table-cell table:formula="of:=STDEVPA([.B120:.S120])" office:value-type="float" office:value="13.6401051731943">
            <text:p>13,6401051732</text:p>
          </table:table-cell>
          <table:table-cell table:number-columns-repeated="1003"/>
        </table:table-row>
        <table:table-row table:style-name="ro2">
          <table:table-cell office:value-type="float" office:value="119">
            <text:p>119</text:p>
          </table:table-cell>
          <table:table-cell table:number-columns-repeated="1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121:.S121])" office:value-type="float" office:value="1.33333333333333">
            <text:p>1,3333333333</text:p>
          </table:table-cell>
          <table:table-cell table:formula="of:=STDEVPA([.B121:.S121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" office:value-type="float" office:value="1">
            <text:p>1</text:p>
          </table:table-cell>
          <table:table-cell table:formula="of:=AVERAGE([.B122:.S122])" office:value-type="float" office:value="1.16666666666667">
            <text:p>1,1666666667</text:p>
          </table:table-cell>
          <table:table-cell table:formula="of:=STDEVPA([.B122:.S122])" office:value-type="float" office:value="0.957427107756338">
            <text:p>0,9574271078</text:p>
          </table:table-cell>
          <table:table-cell table:number-columns-repeated="1003"/>
        </table:table-row>
        <table:table-row table:style-name="ro2">
          <table:table-cell office:value-type="float" office:value="121">
            <text:p>121</text:p>
          </table:table-cell>
          <table:table-cell table:number-columns-repeated="18" office:value-type="float" office:value="1">
            <text:p>1</text:p>
          </table:table-cell>
          <table:table-cell table:formula="of:=AVERAGE([.B123:.S123])" office:value-type="float" office:value="1">
            <text:p>1</text:p>
          </table:table-cell>
          <table:table-cell table:formula="of:=STDEVPA([.B123:.S12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22">
            <text:p>122</text:p>
          </table:table-cell>
          <table:table-cell table:number-columns-repeated="1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124:.S124])" office:value-type="float" office:value="1.05555555555556">
            <text:p>1,0555555556</text:p>
          </table:table-cell>
          <table:table-cell table:formula="of:=STDEVPA([.B124:.S124])" office:value-type="float" office:value="0.524110062892034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123">
            <text:p>12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formula="of:=AVERAGE([.B125:.S125])" office:value-type="float" office:value="1.11111111111111">
            <text:p>1,1111111111</text:p>
          </table:table-cell>
          <table:table-cell table:formula="of:=STDEVPA([.B125:.S125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24">
            <text:p>124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126:.S126])" office:value-type="float" office:value="1.22222222222222">
            <text:p>1,2222222222</text:p>
          </table:table-cell>
          <table:table-cell table:formula="of:=STDEVPA([.B126:.S126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125">
            <text:p>125</text:p>
          </table:table-cell>
          <table:table-cell table:number-columns-repeated="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table:formula="of:=AVERAGE([.B127:.S127])" office:value-type="float" office:value="1.33333333333333">
            <text:p>1,3333333333</text:p>
          </table:table-cell>
          <table:table-cell table:formula="of:=STDEVPA([.B127:.S127])" office:value-type="float" office:value="1.37436854187255">
            <text:p>1,3743685419</text:p>
          </table:table-cell>
          <table:table-cell table:number-columns-repeated="1003"/>
        </table:table-row>
        <table:table-row table:style-name="ro2"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table:formula="of:=AVERAGE([.B128:.S128])" office:value-type="float" office:value="1.11111111111111">
            <text:p>1,1111111111</text:p>
          </table:table-cell>
          <table:table-cell table:formula="of:=STDEVPA([.B128:.S128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AVERAGE([.B129:.S129])" office:value-type="float" office:value="1.55555555555556">
            <text:p>1,5555555556</text:p>
          </table:table-cell>
          <table:table-cell table:formula="of:=STDEVPA([.B129:.S129])" office:value-type="float" office:value="1.30052221230218">
            <text:p>1,3005222123</text:p>
          </table:table-cell>
          <table:table-cell table:number-columns-repeated="1003"/>
        </table:table-row>
        <table:table-row table:style-name="ro2">
          <table:table-cell office:value-type="float" office:value="128">
            <text:p>128</text:p>
          </table:table-cell>
          <table:table-cell table:number-columns-repeated="1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130:.S130])" office:value-type="float" office:value="1.11111111111111">
            <text:p>1,1111111111</text:p>
          </table:table-cell>
          <table:table-cell table:formula="of:=STDEVPA([.B130:.S130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29">
            <text:p>129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131:.S131])" office:value-type="float" office:value="1.22222222222222">
            <text:p>1,2222222222</text:p>
          </table:table-cell>
          <table:table-cell table:formula="of:=STDEVPA([.B131:.S131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6" office:value-type="float" office:value="1">
            <text:p>1</text:p>
          </table:table-cell>
          <table:table-cell table:formula="of:=AVERAGE([.B132:.S132])" office:value-type="float" office:value="3.44444444444444">
            <text:p>3,4444444444</text:p>
          </table:table-cell>
          <table:table-cell table:formula="of:=STDEVPA([.B132:.S132])" office:value-type="float" office:value="6.65183535426478">
            <text:p>6,6518353543</text:p>
          </table:table-cell>
          <table:table-cell table:number-columns-repeated="1003"/>
        </table:table-row>
        <table:table-row table:style-name="ro2"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formula="of:=AVERAGE([.B133:.S133])" office:value-type="float" office:value="1.16666666666667">
            <text:p>1,1666666667</text:p>
          </table:table-cell>
          <table:table-cell table:formula="of:=STDEVPA([.B133:.S133])" office:value-type="float" office:value="0.957427107756338">
            <text:p>0,9574271078</text:p>
          </table:table-cell>
          <table:table-cell table:number-columns-repeated="1003"/>
        </table:table-row>
        <table:table-row table:style-name="ro2">
          <table:table-cell office:value-type="float" office:value="132">
            <text:p>13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5" office:value-type="float" office:value="1">
            <text:p>1</text:p>
          </table:table-cell>
          <table:table-cell table:formula="of:=AVERAGE([.B134:.S134])" office:value-type="float" office:value="1.22222222222222">
            <text:p>1,2222222222</text:p>
          </table:table-cell>
          <table:table-cell table:formula="of:=STDEVPA([.B134:.S134])" office:value-type="float" office:value="0.916245694581702">
            <text:p>0,9162456946</text:p>
          </table:table-cell>
          <table:table-cell table:number-columns-repeated="1003"/>
        </table:table-row>
        <table:table-row table:style-name="ro2">
          <table:table-cell office:value-type="float" office:value="133">
            <text:p>133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formula="of:=AVERAGE([.B135:.S135])" office:value-type="float" office:value="0.944444444444444">
            <text:p>0,9444444444</text:p>
          </table:table-cell>
          <table:table-cell table:formula="of:=STDEVPA([.B135:.S135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134">
            <text:p>134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2" office:value-type="float" office:value="1">
            <text:p>1</text:p>
          </table:table-cell>
          <table:table-cell table:formula="of:=AVERAGE([.B136:.S136])" office:value-type="float" office:value="1.55555555555556">
            <text:p>1,5555555556</text:p>
          </table:table-cell>
          <table:table-cell table:formula="of:=STDEVPA([.B136:.S136])" office:value-type="float" office:value="2.29061423645426">
            <text:p>2,2906142365</text:p>
          </table:table-cell>
          <table:table-cell table:number-columns-repeated="1003"/>
        </table:table-row>
        <table:table-row table:style-name="ro2"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table:formula="of:=AVERAGE([.B137:.S137])" office:value-type="float" office:value="1.11111111111111">
            <text:p>1,1111111111</text:p>
          </table:table-cell>
          <table:table-cell table:formula="of:=STDEVPA([.B137:.S137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36">
            <text:p>13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138:.S138])" office:value-type="float" office:value="1.22222222222222">
            <text:p>1,2222222222</text:p>
          </table:table-cell>
          <table:table-cell table:formula="of:=STDEVPA([.B138:.S138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137">
            <text:p>137</text:p>
          </table:table-cell>
          <table:table-cell table:number-columns-repeated="17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139:.S139])" office:value-type="float" office:value="0.944444444444444">
            <text:p>0,9444444444</text:p>
          </table:table-cell>
          <table:table-cell table:formula="of:=STDEVPA([.B139:.S139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138">
            <text:p>138</text:p>
          </table:table-cell>
          <table:table-cell table:number-columns-repeated="18" office:value-type="float" office:value="1">
            <text:p>1</text:p>
          </table:table-cell>
          <table:table-cell table:formula="of:=AVERAGE([.B140:.S140])" office:value-type="float" office:value="1">
            <text:p>1</text:p>
          </table:table-cell>
          <table:table-cell table:formula="of:=STDEVPA([.B140:.S14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39">
            <text:p>13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formula="of:=AVERAGE([.B141:.S141])" office:value-type="float" office:value="1.66666666666667">
            <text:p>1,6666666667</text:p>
          </table:table-cell>
          <table:table-cell table:formula="of:=STDEVPA([.B141:.S141])" office:value-type="float" office:value="1.33333333333333">
            <text:p>1,3333333333</text:p>
          </table:table-cell>
          <table:table-cell table:number-columns-repeated="1003"/>
        </table:table-row>
        <table:table-row table:style-name="ro2">
          <table:table-cell office:value-type="float" office:value="140">
            <text:p>140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formula="of:=AVERAGE([.B142:.S142])" office:value-type="float" office:value="1.11111111111111">
            <text:p>1,1111111111</text:p>
          </table:table-cell>
          <table:table-cell table:formula="of:=STDEVPA([.B142:.S142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41">
            <text:p>14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143:.S143])" office:value-type="float" office:value="1.44444444444444">
            <text:p>1,4444444444</text:p>
          </table:table-cell>
          <table:table-cell table:formula="of:=STDEVPA([.B143:.S143])" office:value-type="float" office:value="0.831479419283098">
            <text:p>0,8314794193</text:p>
          </table:table-cell>
          <table:table-cell table:number-columns-repeated="1003"/>
        </table:table-row>
        <table:table-row table:style-name="ro2">
          <table:table-cell office:value-type="float" office:value="142">
            <text:p>142</text:p>
          </table:table-cell>
          <table:table-cell table:number-columns-repeated="18" office:value-type="float" office:value="1">
            <text:p>1</text:p>
          </table:table-cell>
          <table:table-cell table:formula="of:=AVERAGE([.B144:.S144])" office:value-type="float" office:value="1">
            <text:p>1</text:p>
          </table:table-cell>
          <table:table-cell table:formula="of:=STDEVPA([.B144:.S14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43">
            <text:p>14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formula="of:=AVERAGE([.B145:.S145])" office:value-type="float" office:value="1.05555555555556">
            <text:p>1,0555555556</text:p>
          </table:table-cell>
          <table:table-cell table:formula="of:=STDEVPA([.B145:.S145])" office:value-type="float" office:value="0.524110062892033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144">
            <text:p>144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formula="of:=AVERAGE([.B146:.S146])" office:value-type="float" office:value="1.11111111111111">
            <text:p>1,1111111111</text:p>
          </table:table-cell>
          <table:table-cell table:formula="of:=STDEVPA([.B146:.S146])" office:value-type="float" office:value="0.566557723732532">
            <text:p>0,5665577237</text:p>
          </table:table-cell>
          <table:table-cell table:number-columns-repeated="1003"/>
        </table:table-row>
        <table:table-row table:style-name="ro2">
          <table:table-cell office:value-type="float" office:value="145">
            <text:p>145</text:p>
          </table:table-cell>
          <table:table-cell table:number-columns-repeated="18" office:value-type="float" office:value="1">
            <text:p>1</text:p>
          </table:table-cell>
          <table:table-cell table:formula="of:=AVERAGE([.B147:.S147])" office:value-type="float" office:value="1">
            <text:p>1</text:p>
          </table:table-cell>
          <table:table-cell table:formula="of:=STDEVPA([.B147:.S14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table:formula="of:=AVERAGE([.B148:.S148])" office:value-type="float" office:value="0.944444444444444">
            <text:p>0,9444444444</text:p>
          </table:table-cell>
          <table:table-cell table:formula="of:=STDEVPA([.B148:.S148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147">
            <text:p>14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149:.S149])" office:value-type="float" office:value="1.05555555555556">
            <text:p>1,0555555556</text:p>
          </table:table-cell>
          <table:table-cell table:formula="of:=STDEVPA([.B149:.S149])" office:value-type="float" office:value="0.524110062892034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148">
            <text:p>148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formula="of:=AVERAGE([.B150:.S150])" office:value-type="float" office:value="1.11111111111111">
            <text:p>1,1111111111</text:p>
          </table:table-cell>
          <table:table-cell table:formula="of:=STDEVPA([.B150:.S150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49">
            <text:p>149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formula="of:=AVERAGE([.B151:.S151])" office:value-type="float" office:value="0.888888888888889">
            <text:p>0,8888888889</text:p>
          </table:table-cell>
          <table:table-cell table:formula="of:=STDEVPA([.B151:.S151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150">
            <text:p>150</text:p>
          </table:table-cell>
          <table:table-cell table:number-columns-repeated="8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table:formula="of:=AVERAGE([.B152:.S152])" office:value-type="float" office:value="2.11111111111111">
            <text:p>2,1111111111</text:p>
          </table:table-cell>
          <table:table-cell table:formula="of:=STDEVPA([.B152:.S152])" office:value-type="float" office:value="3.14269680527354">
            <text:p>3,1426968053</text:p>
          </table:table-cell>
          <table:table-cell table:number-columns-repeated="1003"/>
        </table:table-row>
        <table:table-row table:style-name="ro2">
          <table:table-cell office:value-type="float" office:value="151">
            <text:p>15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formula="of:=AVERAGE([.B153:.S153])" office:value-type="float" office:value="0.944444444444444">
            <text:p>0,9444444444</text:p>
          </table:table-cell>
          <table:table-cell table:formula="of:=STDEVPA([.B153:.S153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152">
            <text:p>152</text:p>
          </table:table-cell>
          <table:table-cell table:number-columns-repeated="18" office:value-type="float" office:value="1">
            <text:p>1</text:p>
          </table:table-cell>
          <table:table-cell table:formula="of:=AVERAGE([.B154:.S154])" office:value-type="float" office:value="1">
            <text:p>1</text:p>
          </table:table-cell>
          <table:table-cell table:formula="of:=STDEVPA([.B154:.S15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53">
            <text:p>153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155:.S155])" office:value-type="float" office:value="1.11111111111111">
            <text:p>1,1111111111</text:p>
          </table:table-cell>
          <table:table-cell table:formula="of:=STDEVPA([.B155:.S155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54">
            <text:p>154</text:p>
          </table:table-cell>
          <table:table-cell table:number-columns-repeated="18" office:value-type="float" office:value="1">
            <text:p>1</text:p>
          </table:table-cell>
          <table:table-cell table:formula="of:=AVERAGE([.B156:.S156])" office:value-type="float" office:value="1">
            <text:p>1</text:p>
          </table:table-cell>
          <table:table-cell table:formula="of:=STDEVPA([.B156:.S156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55">
            <text:p>155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157:.S157])" office:value-type="float" office:value="1.05555555555556">
            <text:p>1,0555555556</text:p>
          </table:table-cell>
          <table:table-cell table:formula="of:=STDEVPA([.B157:.S157])" office:value-type="float" office:value="0.524110062892034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158:.S158])" office:value-type="float" office:value="1.22222222222222">
            <text:p>1,2222222222</text:p>
          </table:table-cell>
          <table:table-cell table:formula="of:=STDEVPA([.B158:.S158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157">
            <text:p>157</text:p>
          </table:table-cell>
          <table:table-cell table:number-columns-repeated="18" office:value-type="float" office:value="1">
            <text:p>1</text:p>
          </table:table-cell>
          <table:table-cell table:formula="of:=AVERAGE([.B159:.S159])" office:value-type="float" office:value="1">
            <text:p>1</text:p>
          </table:table-cell>
          <table:table-cell table:formula="of:=STDEVPA([.B159:.S159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58">
            <text:p>158</text:p>
          </table:table-cell>
          <table:table-cell table:number-columns-repeated="18" office:value-type="float" office:value="1">
            <text:p>1</text:p>
          </table:table-cell>
          <table:table-cell table:formula="of:=AVERAGE([.B160:.S160])" office:value-type="float" office:value="1">
            <text:p>1</text:p>
          </table:table-cell>
          <table:table-cell table:formula="of:=STDEVPA([.B160:.S16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59">
            <text:p>159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161:.S161])" office:value-type="float" office:value="1.33333333333333">
            <text:p>1,3333333333</text:p>
          </table:table-cell>
          <table:table-cell table:formula="of:=STDEVPA([.B161:.S161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160">
            <text:p>16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162:.S162])" office:value-type="float" office:value="1.05555555555556">
            <text:p>1,0555555556</text:p>
          </table:table-cell>
          <table:table-cell table:formula="of:=STDEVPA([.B162:.S162])" office:value-type="float" office:value="0.524110062892033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161">
            <text:p>161</text:p>
          </table:table-cell>
          <table:table-cell table:number-columns-repeated="9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8" office:value-type="float" office:value="1">
            <text:p>1</text:p>
          </table:table-cell>
          <table:table-cell table:formula="of:=AVERAGE([.B163:.S163])" office:value-type="float" office:value="1.77777777777778">
            <text:p>1,7777777778</text:p>
          </table:table-cell>
          <table:table-cell table:formula="of:=STDEVPA([.B163:.S163])" office:value-type="float" office:value="3.20685993103596">
            <text:p>3,206859931</text:p>
          </table:table-cell>
          <table:table-cell table:number-columns-repeated="1003"/>
        </table:table-row>
        <table:table-row table:style-name="ro2">
          <table:table-cell office:value-type="float" office:value="162">
            <text:p>16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 office:value-type="float" office:value="1">
            <text:p>1</text:p>
          </table:table-cell>
          <table:table-cell table:formula="of:=AVERAGE([.B164:.S164])" office:value-type="float" office:value="2.11111111111111">
            <text:p>2,1111111111</text:p>
          </table:table-cell>
          <table:table-cell table:formula="of:=STDEVPA([.B164:.S164])" office:value-type="float" office:value="3.14269680527354">
            <text:p>3,1426968053</text:p>
          </table:table-cell>
          <table:table-cell table:number-columns-repeated="1003"/>
        </table:table-row>
        <table:table-row table:style-name="ro2">
          <table:table-cell office:value-type="float" office:value="163">
            <text:p>163</text:p>
          </table:table-cell>
          <table:table-cell table:number-columns-repeated="18" office:value-type="float" office:value="1">
            <text:p>1</text:p>
          </table:table-cell>
          <table:table-cell table:formula="of:=AVERAGE([.B165:.S165])" office:value-type="float" office:value="1">
            <text:p>1</text:p>
          </table:table-cell>
          <table:table-cell table:formula="of:=STDEVPA([.B165:.S16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64">
            <text:p>164</text:p>
          </table:table-cell>
          <table:table-cell table:number-columns-repeated="18" office:value-type="float" office:value="1">
            <text:p>1</text:p>
          </table:table-cell>
          <table:table-cell table:formula="of:=AVERAGE([.B166:.S166])" office:value-type="float" office:value="1">
            <text:p>1</text:p>
          </table:table-cell>
          <table:table-cell table:formula="of:=STDEVPA([.B166:.S166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65">
            <text:p>165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formula="of:=AVERAGE([.B167:.S167])" office:value-type="float" office:value="1.11111111111111">
            <text:p>1,1111111111</text:p>
          </table:table-cell>
          <table:table-cell table:formula="of:=STDEVPA([.B167:.S167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168:.S168])" office:value-type="float" office:value="1.38888888888889">
            <text:p>1,3888888889</text:p>
          </table:table-cell>
          <table:table-cell table:formula="of:=STDEVPA([.B168:.S168])" office:value-type="float" office:value="0.8906233078823">
            <text:p>0,8906233079</text:p>
          </table:table-cell>
          <table:table-cell table:number-columns-repeated="1003"/>
        </table:table-row>
        <table:table-row table:style-name="ro2">
          <table:table-cell office:value-type="float" office:value="167">
            <text:p>167</text:p>
          </table:table-cell>
          <table:table-cell table:number-columns-repeated="1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169:.S169])" office:value-type="float" office:value="1.11111111111111">
            <text:p>1,1111111111</text:p>
          </table:table-cell>
          <table:table-cell table:formula="of:=STDEVPA([.B169:.S169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68">
            <text:p>168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formula="of:=AVERAGE([.B170:.S170])" office:value-type="float" office:value="1.11111111111111">
            <text:p>1,1111111111</text:p>
          </table:table-cell>
          <table:table-cell table:formula="of:=STDEVPA([.B170:.S170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69">
            <text:p>169</text:p>
          </table:table-cell>
          <table:table-cell table:number-columns-repeated="1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171:.S171])" office:value-type="float" office:value="1.11111111111111">
            <text:p>1,1111111111</text:p>
          </table:table-cell>
          <table:table-cell table:formula="of:=STDEVPA([.B171:.S171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70">
            <text:p>170</text:p>
          </table:table-cell>
          <table:table-cell table:number-columns-repeated="18" office:value-type="float" office:value="1">
            <text:p>1</text:p>
          </table:table-cell>
          <table:table-cell table:formula="of:=AVERAGE([.B172:.S172])" office:value-type="float" office:value="1">
            <text:p>1</text:p>
          </table:table-cell>
          <table:table-cell table:formula="of:=STDEVPA([.B172:.S172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71">
            <text:p>17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173:.S173])" office:value-type="float" office:value="1.44444444444444">
            <text:p>1,4444444444</text:p>
          </table:table-cell>
          <table:table-cell table:formula="of:=STDEVPA([.B173:.S173])" office:value-type="float" office:value="0.831479419283098">
            <text:p>0,8314794193</text:p>
          </table:table-cell>
          <table:table-cell table:number-columns-repeated="1003"/>
        </table:table-row>
        <table:table-row table:style-name="ro2">
          <table:table-cell office:value-type="float" office:value="172">
            <text:p>17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table:formula="of:=AVERAGE([.B174:.S174])" office:value-type="float" office:value="1.11111111111111">
            <text:p>1,1111111111</text:p>
          </table:table-cell>
          <table:table-cell table:formula="of:=STDEVPA([.B174:.S174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73">
            <text:p>17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float" office:value="1">
            <text:p>1</text:p>
          </table:table-cell>
          <table:table-cell table:formula="of:=AVERAGE([.B175:.S175])" office:value-type="float" office:value="1.11111111111111">
            <text:p>1,1111111111</text:p>
          </table:table-cell>
          <table:table-cell table:formula="of:=STDEVPA([.B175:.S175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74">
            <text:p>174</text:p>
          </table:table-cell>
          <table:table-cell table:number-columns-repeated="18" office:value-type="float" office:value="1">
            <text:p>1</text:p>
          </table:table-cell>
          <table:table-cell table:formula="of:=AVERAGE([.B176:.S176])" office:value-type="float" office:value="1">
            <text:p>1</text:p>
          </table:table-cell>
          <table:table-cell table:formula="of:=STDEVPA([.B176:.S176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75">
            <text:p>175</text:p>
          </table:table-cell>
          <table:table-cell table:number-columns-repeated="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177:.S177])" office:value-type="float" office:value="1.05555555555556">
            <text:p>1,0555555556</text:p>
          </table:table-cell>
          <table:table-cell table:formula="of:=STDEVPA([.B177:.S177])" office:value-type="float" office:value="0.524110062892034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176">
            <text:p>176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formula="of:=AVERAGE([.B178:.S178])" office:value-type="float" office:value="0.944444444444444">
            <text:p>0,9444444444</text:p>
          </table:table-cell>
          <table:table-cell table:formula="of:=STDEVPA([.B178:.S178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177">
            <text:p>177</text:p>
          </table:table-cell>
          <table:table-cell table:number-columns-repeated="1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179:.S179])" office:value-type="float" office:value="1.11111111111111">
            <text:p>1,1111111111</text:p>
          </table:table-cell>
          <table:table-cell table:formula="of:=STDEVPA([.B179:.S179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78">
            <text:p>178</text:p>
          </table:table-cell>
          <table:table-cell table:number-columns-repeated="18" office:value-type="float" office:value="1">
            <text:p>1</text:p>
          </table:table-cell>
          <table:table-cell table:formula="of:=AVERAGE([.B180:.S180])" office:value-type="float" office:value="1">
            <text:p>1</text:p>
          </table:table-cell>
          <table:table-cell table:formula="of:=STDEVPA([.B180:.S18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79">
            <text:p>179</text:p>
          </table:table-cell>
          <table:table-cell table:number-columns-repeated="18" office:value-type="float" office:value="1">
            <text:p>1</text:p>
          </table:table-cell>
          <table:table-cell table:formula="of:=AVERAGE([.B181:.S181])" office:value-type="float" office:value="1">
            <text:p>1</text:p>
          </table:table-cell>
          <table:table-cell table:formula="of:=STDEVPA([.B181:.S181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80">
            <text:p>180</text:p>
          </table:table-cell>
          <table:table-cell table:number-columns-repeated="18" office:value-type="float" office:value="1">
            <text:p>1</text:p>
          </table:table-cell>
          <table:table-cell table:formula="of:=AVERAGE([.B182:.S182])" office:value-type="float" office:value="1">
            <text:p>1</text:p>
          </table:table-cell>
          <table:table-cell table:formula="of:=STDEVPA([.B182:.S182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81">
            <text:p>181</text:p>
          </table:table-cell>
          <table:table-cell table:number-columns-repeated="18" office:value-type="float" office:value="1">
            <text:p>1</text:p>
          </table:table-cell>
          <table:table-cell table:formula="of:=AVERAGE([.B183:.S183])" office:value-type="float" office:value="1">
            <text:p>1</text:p>
          </table:table-cell>
          <table:table-cell table:formula="of:=STDEVPA([.B183:.S18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82">
            <text:p>182</text:p>
          </table:table-cell>
          <table:table-cell table:number-columns-repeated="18" office:value-type="float" office:value="1">
            <text:p>1</text:p>
          </table:table-cell>
          <table:table-cell table:formula="of:=AVERAGE([.B184:.S184])" office:value-type="float" office:value="1">
            <text:p>1</text:p>
          </table:table-cell>
          <table:table-cell table:formula="of:=STDEVPA([.B184:.S18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83">
            <text:p>183</text:p>
          </table:table-cell>
          <table:table-cell table:number-columns-repeated="18" office:value-type="float" office:value="1">
            <text:p>1</text:p>
          </table:table-cell>
          <table:table-cell table:formula="of:=AVERAGE([.B185:.S185])" office:value-type="float" office:value="1">
            <text:p>1</text:p>
          </table:table-cell>
          <table:table-cell table:formula="of:=STDEVPA([.B185:.S18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84">
            <text:p>184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186:.S186])" office:value-type="float" office:value="1.05555555555556">
            <text:p>1,0555555556</text:p>
          </table:table-cell>
          <table:table-cell table:formula="of:=STDEVPA([.B186:.S186])" office:value-type="float" office:value="0.524110062892033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185">
            <text:p>185</text:p>
          </table:table-cell>
          <table:table-cell table:number-columns-repeated="18" office:value-type="float" office:value="1">
            <text:p>1</text:p>
          </table:table-cell>
          <table:table-cell table:formula="of:=AVERAGE([.B187:.S187])" office:value-type="float" office:value="1">
            <text:p>1</text:p>
          </table:table-cell>
          <table:table-cell table:formula="of:=STDEVPA([.B187:.S18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86">
            <text:p>186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formula="of:=AVERAGE([.B188:.S188])" office:value-type="float" office:value="0.944444444444444">
            <text:p>0,9444444444</text:p>
          </table:table-cell>
          <table:table-cell table:formula="of:=STDEVPA([.B188:.S188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187">
            <text:p>187</text:p>
          </table:table-cell>
          <table:table-cell table:number-columns-repeated="18" office:value-type="float" office:value="1">
            <text:p>1</text:p>
          </table:table-cell>
          <table:table-cell table:formula="of:=AVERAGE([.B189:.S189])" office:value-type="float" office:value="1">
            <text:p>1</text:p>
          </table:table-cell>
          <table:table-cell table:formula="of:=STDEVPA([.B189:.S189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88">
            <text:p>188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190:.S190])" office:value-type="float" office:value="1.22222222222222">
            <text:p>1,2222222222</text:p>
          </table:table-cell>
          <table:table-cell table:formula="of:=STDEVPA([.B190:.S190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189">
            <text:p>189</text:p>
          </table:table-cell>
          <table:table-cell table:number-columns-repeated="18" office:value-type="float" office:value="1">
            <text:p>1</text:p>
          </table:table-cell>
          <table:table-cell table:formula="of:=AVERAGE([.B191:.S191])" office:value-type="float" office:value="1">
            <text:p>1</text:p>
          </table:table-cell>
          <table:table-cell table:formula="of:=STDEVPA([.B191:.S191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90">
            <text:p>190</text:p>
          </table:table-cell>
          <table:table-cell table:number-columns-repeated="18" office:value-type="float" office:value="1">
            <text:p>1</text:p>
          </table:table-cell>
          <table:table-cell table:formula="of:=AVERAGE([.B192:.S192])" office:value-type="float" office:value="1">
            <text:p>1</text:p>
          </table:table-cell>
          <table:table-cell table:formula="of:=STDEVPA([.B192:.S192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91">
            <text:p>191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193:.S193])" office:value-type="float" office:value="1.22222222222222">
            <text:p>1,2222222222</text:p>
          </table:table-cell>
          <table:table-cell table:formula="of:=STDEVPA([.B193:.S193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192">
            <text:p>19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1">
            <text:p>1</text:p>
          </table:table-cell>
          <table:table-cell table:formula="of:=AVERAGE([.B194:.S194])" office:value-type="float" office:value="1.11111111111111">
            <text:p>1,1111111111</text:p>
          </table:table-cell>
          <table:table-cell table:formula="of:=STDEVPA([.B194:.S194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93">
            <text:p>193</text:p>
          </table:table-cell>
          <table:table-cell table:number-columns-repeated="18" office:value-type="float" office:value="1">
            <text:p>1</text:p>
          </table:table-cell>
          <table:table-cell table:formula="of:=AVERAGE([.B195:.S195])" office:value-type="float" office:value="1">
            <text:p>1</text:p>
          </table:table-cell>
          <table:table-cell table:formula="of:=STDEVPA([.B195:.S19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94">
            <text:p>194</text:p>
          </table:table-cell>
          <table:table-cell table:number-columns-repeated="1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B196:.S196])" office:value-type="float" office:value="0.944444444444444">
            <text:p>0,9444444444</text:p>
          </table:table-cell>
          <table:table-cell table:formula="of:=STDEVPA([.B196:.S196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195">
            <text:p>195</text:p>
          </table:table-cell>
          <table:table-cell table:number-columns-repeated="18" office:value-type="float" office:value="1">
            <text:p>1</text:p>
          </table:table-cell>
          <table:table-cell table:formula="of:=AVERAGE([.B197:.S197])" office:value-type="float" office:value="1">
            <text:p>1</text:p>
          </table:table-cell>
          <table:table-cell table:formula="of:=STDEVPA([.B197:.S19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96">
            <text:p>196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198:.S198])" office:value-type="float" office:value="1.11111111111111">
            <text:p>1,1111111111</text:p>
          </table:table-cell>
          <table:table-cell table:formula="of:=STDEVPA([.B198:.S198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97">
            <text:p>197</text:p>
          </table:table-cell>
          <table:table-cell table:number-columns-repeated="8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5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formula="of:=AVERAGE([.B199:.S199])" office:value-type="float" office:value="3.11111111111111">
            <text:p>3,1111111111</text:p>
          </table:table-cell>
          <table:table-cell table:formula="of:=STDEVPA([.B199:.S199])" office:value-type="float" office:value="5.98042072924351">
            <text:p>5,9804207292</text:p>
          </table:table-cell>
          <table:table-cell table:number-columns-repeated="1003"/>
        </table:table-row>
        <table:table-row table:style-name="ro2">
          <table:table-cell office:value-type="float" office:value="198">
            <text:p>198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formula="of:=AVERAGE([.B200:.S200])" office:value-type="float" office:value="1.11111111111111">
            <text:p>1,1111111111</text:p>
          </table:table-cell>
          <table:table-cell table:formula="of:=STDEVPA([.B200:.S200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99">
            <text:p>1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201:.S201])" office:value-type="float" office:value="1.05555555555556">
            <text:p>1,0555555556</text:p>
          </table:table-cell>
          <table:table-cell table:formula="of:=STDEVPA([.B201:.S201])" office:value-type="float" office:value="0.524110062892033">
            <text:p>0,5241100629</text:p>
          </table:table-cell>
          <table:table-cell table:number-columns-repeated="1003"/>
        </table:table-row>
        <table:table-row table:style-name="ro2">
          <table:table-cell office:value-type="float" office:value="200">
            <text:p>20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202:.S202])" office:value-type="float" office:value="0.888888888888889">
            <text:p>0,8888888889</text:p>
          </table:table-cell>
          <table:table-cell table:formula="of:=STDEVPA([.B202:.S202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203:.S203])" office:value-type="float" office:value="0.944444444444444">
            <text:p>0,9444444444</text:p>
          </table:table-cell>
          <table:table-cell table:formula="of:=STDEVPA([.B203:.S203])" office:value-type="float" office:value="0.621129993749941">
            <text:p>0,6211299937</text:p>
          </table:table-cell>
          <table:table-cell table:number-columns-repeated="1003"/>
        </table:table-row>
        <table:table-row table:style-name="ro2">
          <table:table-cell office:value-type="float" office:value="202">
            <text:p>202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formula="of:=AVERAGE([.B204:.S204])" office:value-type="float" office:value="1.22222222222222">
            <text:p>1,2222222222</text:p>
          </table:table-cell>
          <table:table-cell table:formula="of:=STDEVPA([.B204:.S204])" office:value-type="float" office:value="0.71145824860365">
            <text:p>0,7114582486</text:p>
          </table:table-cell>
          <table:table-cell table:number-columns-repeated="1003"/>
        </table:table-row>
        <table:table-row table:style-name="ro2">
          <table:table-cell office:value-type="float" office:value="203">
            <text:p>203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05:.S205])" office:value-type="float" office:value="0.833333333333333">
            <text:p>0,8333333333</text:p>
          </table:table-cell>
          <table:table-cell table:formula="of:=STDEVPA([.B205:.S205])" office:value-type="float" office:value="0.372677996249965">
            <text:p>0,3726779962</text:p>
          </table:table-cell>
          <table:table-cell table:number-columns-repeated="1003"/>
        </table:table-row>
        <table:table-row table:style-name="ro2">
          <table:table-cell office:value-type="float" office:value="204">
            <text:p>204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206:.S206])" office:value-type="float" office:value="1.11111111111111">
            <text:p>1,1111111111</text:p>
          </table:table-cell>
          <table:table-cell table:formula="of:=STDEVPA([.B206:.S206])" office:value-type="float" office:value="0.737027731190089">
            <text:p>0,7370277312</text:p>
          </table:table-cell>
          <table:table-cell table:number-columns-repeated="1003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207:.S207])" office:value-type="float" office:value="1">
            <text:p>1</text:p>
          </table:table-cell>
          <table:table-cell table:formula="of:=STDEVPA([.B207:.S207])" office:value-type="float" office:value="0.577350269189626">
            <text:p>0,5773502692</text:p>
          </table:table-cell>
          <table:table-cell table:number-columns-repeated="1003"/>
        </table:table-row>
        <table:table-row table:style-name="ro2">
          <table:table-cell office:value-type="float" office:value="206">
            <text:p>206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208:.S208])" office:value-type="float" office:value="1">
            <text:p>1</text:p>
          </table:table-cell>
          <table:table-cell table:formula="of:=STDEVPA([.B208:.S208])" office:value-type="float" office:value="0.577350269189626">
            <text:p>0,5773502692</text:p>
          </table:table-cell>
          <table:table-cell table:number-columns-repeated="1003"/>
        </table:table-row>
        <table:table-row table:style-name="ro2">
          <table:table-cell office:value-type="float" office:value="207">
            <text:p>207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209:.S209])" office:value-type="float" office:value="0.888888888888889">
            <text:p>0,8888888889</text:p>
          </table:table-cell>
          <table:table-cell table:formula="of:=STDEVPA([.B209:.S209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08">
            <text:p>208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210:.S210])" office:value-type="float" office:value="0.888888888888889">
            <text:p>0,8888888889</text:p>
          </table:table-cell>
          <table:table-cell table:formula="of:=STDEVPA([.B210:.S210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09">
            <text:p>209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211:.S211])" office:value-type="float" office:value="3.11111111111111">
            <text:p>3,1111111111</text:p>
          </table:table-cell>
          <table:table-cell table:formula="of:=STDEVPA([.B211:.S211])" office:value-type="float" office:value="6.0082248153759">
            <text:p>6,0082248154</text:p>
          </table:table-cell>
          <table:table-cell table:number-columns-repeated="1003"/>
        </table:table-row>
        <table:table-row table:style-name="ro2">
          <table:table-cell office:value-type="float" office:value="210">
            <text:p>210</text:p>
          </table:table-cell>
          <table:table-cell table:number-columns-repeated="18" office:value-type="float" office:value="1">
            <text:p>1</text:p>
          </table:table-cell>
          <table:table-cell table:formula="of:=AVERAGE([.B212:.S212])" office:value-type="float" office:value="1">
            <text:p>1</text:p>
          </table:table-cell>
          <table:table-cell table:formula="of:=STDEVPA([.B212:.S212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11">
            <text:p>211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213:.S213])" office:value-type="float" office:value="1.22222222222222">
            <text:p>1,2222222222</text:p>
          </table:table-cell>
          <table:table-cell table:formula="of:=STDEVPA([.B213:.S213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formula="of:=AVERAGE([.B214:.S214])" office:value-type="float" office:value="0.833333333333333">
            <text:p>0,8333333333</text:p>
          </table:table-cell>
          <table:table-cell table:formula="of:=STDEVPA([.B214:.S214])" office:value-type="float" office:value="0.372677996249965">
            <text:p>0,3726779962</text:p>
          </table:table-cell>
          <table:table-cell table:number-columns-repeated="1003"/>
        </table:table-row>
        <table:table-row table:style-name="ro2">
          <table:table-cell office:value-type="float" office:value="213">
            <text:p>2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215:.S215])" office:value-type="float" office:value="1">
            <text:p>1</text:p>
          </table:table-cell>
          <table:table-cell table:formula="of:=STDEVPA([.B215:.S215])" office:value-type="float" office:value="0.65734219812218">
            <text:p>0,6573421981</text:p>
          </table:table-cell>
          <table:table-cell table:number-columns-repeated="1003"/>
        </table:table-row>
        <table:table-row table:style-name="ro2">
          <table:table-cell office:value-type="float" office:value="214">
            <text:p>2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16:.S216])" office:value-type="float" office:value="1">
            <text:p>1</text:p>
          </table:table-cell>
          <table:table-cell table:formula="of:=STDEVPA([.B216:.S216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17:.S217])" office:value-type="float" office:value="0.875">
            <text:p>0,875</text:p>
          </table:table-cell>
          <table:table-cell table:formula="of:=STDEVPA([.B217:.S217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18:.S218])" office:value-type="float" office:value="0.75">
            <text:p>0,75</text:p>
          </table:table-cell>
          <table:table-cell table:formula="of:=STDEVPA([.B218:.S218])" office:value-type="float" office:value="0.471404520791032">
            <text:p>0,4714045208</text:p>
          </table:table-cell>
          <table:table-cell table:number-columns-repeated="1003"/>
        </table:table-row>
        <table:table-row table:style-name="ro2"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19:.S219])" office:value-type="float" office:value="1">
            <text:p>1</text:p>
          </table:table-cell>
          <table:table-cell table:formula="of:=STDEVPA([.B219:.S219])" office:value-type="float" office:value="0.65734219812218">
            <text:p>0,6573421981</text:p>
          </table:table-cell>
          <table:table-cell table:number-columns-repeated="1003"/>
        </table:table-row>
        <table:table-row table:style-name="ro2">
          <table:table-cell office:value-type="float" office:value="218">
            <text:p>2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0:.S220])" office:value-type="float" office:value="0.9375">
            <text:p>0,9375</text:p>
          </table:table-cell>
          <table:table-cell table:formula="of:=STDEVPA([.B220:.S220])" office:value-type="float" office:value="0.687184270936277">
            <text:p>0,6871842709</text:p>
          </table:table-cell>
          <table:table-cell table:number-columns-repeated="1003"/>
        </table:table-row>
        <table:table-row table:style-name="ro2"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1:.S221])" office:value-type="float" office:value="1">
            <text:p>1</text:p>
          </table:table-cell>
          <table:table-cell table:formula="of:=STDEVPA([.B221:.S221])" office:value-type="float" office:value="0.65734219812218">
            <text:p>0,6573421981</text:p>
          </table:table-cell>
          <table:table-cell table:number-columns-repeated="1003"/>
        </table:table-row>
        <table:table-row table:style-name="ro2"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2:.S222])" office:value-type="float" office:value="0.875">
            <text:p>0,875</text:p>
          </table:table-cell>
          <table:table-cell table:formula="of:=STDEVPA([.B222:.S222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3:.S223])" office:value-type="float" office:value="0.875">
            <text:p>0,875</text:p>
          </table:table-cell>
          <table:table-cell table:formula="of:=STDEVPA([.B223:.S223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222">
            <text:p>222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4:.S224])" office:value-type="float" office:value="1">
            <text:p>1</text:p>
          </table:table-cell>
          <table:table-cell table:formula="of:=STDEVPA([.B224:.S224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23">
            <text:p>223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5:.S225])" office:value-type="float" office:value="1">
            <text:p>1</text:p>
          </table:table-cell>
          <table:table-cell table:formula="of:=STDEVPA([.B225:.S225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24">
            <text:p>224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6:.S226])" office:value-type="float" office:value="1">
            <text:p>1</text:p>
          </table:table-cell>
          <table:table-cell table:formula="of:=STDEVPA([.B226:.S226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7:.S227])" office:value-type="float" office:value="0.875">
            <text:p>0,875</text:p>
          </table:table-cell>
          <table:table-cell table:formula="of:=STDEVPA([.B227:.S227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8:.S228])" office:value-type="float" office:value="1">
            <text:p>1</text:p>
          </table:table-cell>
          <table:table-cell table:formula="of:=STDEVPA([.B228:.S228])" office:value-type="float" office:value="0.65734219812218">
            <text:p>0,6573421981</text:p>
          </table:table-cell>
          <table:table-cell table:number-columns-repeated="1003"/>
        </table:table-row>
        <table:table-row table:style-name="ro2"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29:.S229])" office:value-type="float" office:value="1.125">
            <text:p>1,125</text:p>
          </table:table-cell>
          <table:table-cell table:formula="of:=STDEVPA([.B229:.S229])" office:value-type="float" office:value="0.471404520791032">
            <text:p>0,4714045208</text:p>
          </table:table-cell>
          <table:table-cell table:number-columns-repeated="1003"/>
        </table:table-row>
        <table:table-row table:style-name="ro2">
          <table:table-cell office:value-type="float" office:value="228">
            <text:p>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30:.S230])" office:value-type="float" office:value="0.933333333333333">
            <text:p>0,9333333333</text:p>
          </table:table-cell>
          <table:table-cell table:formula="of:=STDEVPA([.B230:.S230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229">
            <text:p>2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31:.S231])" office:value-type="float" office:value="0.933333333333333">
            <text:p>0,9333333333</text:p>
          </table:table-cell>
          <table:table-cell table:formula="of:=STDEVPA([.B231:.S231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230">
            <text:p>2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32:.S232])" office:value-type="float" office:value="0.933333333333333">
            <text:p>0,9333333333</text:p>
          </table:table-cell>
          <table:table-cell table:formula="of:=STDEVPA([.B232:.S232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33:.S233])" office:value-type="float" office:value="0.866666666666667">
            <text:p>0,8666666667</text:p>
          </table:table-cell>
          <table:table-cell table:formula="of:=STDEVPA([.B233:.S233])" office:value-type="float" office:value="0.447903208238808">
            <text:p>0,4479032082</text:p>
          </table:table-cell>
          <table:table-cell table:number-columns-repeated="1003"/>
        </table:table-row>
        <table:table-row table:style-name="ro2">
          <table:table-cell office:value-type="float" office:value="232">
            <text:p>2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234:.S234])" office:value-type="float" office:value="1.06666666666667">
            <text:p>1,0666666667</text:p>
          </table:table-cell>
          <table:table-cell table:formula="of:=STDEVPA([.B234:.S234])" office:value-type="float" office:value="0.65734219812218">
            <text:p>0,6573421981</text:p>
          </table:table-cell>
          <table:table-cell table:number-columns-repeated="1003"/>
        </table:table-row>
        <table:table-row table:style-name="ro2">
          <table:table-cell office:value-type="float" office:value="233">
            <text:p>2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35:.S235])" office:value-type="float" office:value="1.2">
            <text:p>1,2</text:p>
          </table:table-cell>
          <table:table-cell table:formula="of:=STDEVPA([.B235:.S235])" office:value-type="float" office:value="0.816496580927726">
            <text:p>0,8164965809</text:p>
          </table:table-cell>
          <table:table-cell table:number-columns-repeated="1003"/>
        </table:table-row>
        <table:table-row table:style-name="ro2">
          <table:table-cell office:value-type="float" office:value="234">
            <text:p>23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36:.S236])" office:value-type="float" office:value="0.866666666666667">
            <text:p>0,8666666667</text:p>
          </table:table-cell>
          <table:table-cell table:formula="of:=STDEVPA([.B236:.S236])" office:value-type="float" office:value="0.447903208238808">
            <text:p>0,4479032082</text:p>
          </table:table-cell>
          <table:table-cell table:number-columns-repeated="1003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37:.S237])" office:value-type="float" office:value="1.06666666666667">
            <text:p>1,0666666667</text:p>
          </table:table-cell>
          <table:table-cell table:formula="of:=STDEVPA([.B237:.S237])" office:value-type="float" office:value="0.566557723732532">
            <text:p>0,5665577237</text:p>
          </table:table-cell>
          <table:table-cell table:number-columns-repeated="1003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238:.S238])" office:value-type="float" office:value="1.21428571428571">
            <text:p>1,2142857143</text:p>
          </table:table-cell>
          <table:table-cell table:formula="of:=STDEVPA([.B238:.S238])" office:value-type="float" office:value="0.848018751248541">
            <text:p>0,8480187512</text:p>
          </table:table-cell>
          <table:table-cell table:number-columns-repeated="1003"/>
        </table:table-row>
        <table:table-row table:style-name="ro2">
          <table:table-cell office:value-type="float" office:value="237">
            <text:p>2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39:.S239])" office:value-type="float" office:value="0.785714285714286">
            <text:p>0,7857142857</text:p>
          </table:table-cell>
          <table:table-cell table:formula="of:=STDEVPA([.B239:.S239])" office:value-type="float" office:value="0.487498021521785">
            <text:p>0,4874980215</text:p>
          </table:table-cell>
          <table:table-cell table:number-columns-repeated="1003"/>
        </table:table-row>
        <table:table-row table:style-name="ro2">
          <table:table-cell office:value-type="float" office:value="238">
            <text:p>2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40:.S240])" office:value-type="float" office:value="0.857142857142857">
            <text:p>0,8571428571</text:p>
          </table:table-cell>
          <table:table-cell table:formula="of:=STDEVPA([.B240:.S240])" office:value-type="float" office:value="0.471404520791032">
            <text:p>0,4714045208</text:p>
          </table:table-cell>
          <table:table-cell table:number-columns-repeated="1003"/>
        </table:table-row>
        <table:table-row table:style-name="ro2">
          <table:table-cell office:value-type="float" office:value="239">
            <text:p>2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formula="of:=AVERAGE([.B241:.S241])" office:value-type="float" office:value="0.857142857142857">
            <text:p>0,8571428571</text:p>
          </table:table-cell>
          <table:table-cell table:formula="of:=STDEVPA([.B241:.S241])" office:value-type="float" office:value="0.471404520791032">
            <text:p>0,4714045208</text:p>
          </table:table-cell>
          <table:table-cell table:number-columns-repeated="1003"/>
        </table:table-row>
        <table:table-row table:style-name="ro2">
          <table:table-cell office:value-type="float" office:value="240">
            <text:p>2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242:.S242])" office:value-type="float" office:value="0.857142857142857">
            <text:p>0,8571428571</text:p>
          </table:table-cell>
          <table:table-cell table:formula="of:=STDEVPA([.B242:.S242])" office:value-type="float" office:value="0.577350269189626">
            <text:p>0,5773502692</text:p>
          </table:table-cell>
          <table:table-cell table:number-columns-repeated="1003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43:.S243])" office:value-type="float" office:value="0.5">
            <text:p>0,5</text:p>
          </table:table-cell>
          <table:table-cell table:formula="of:=STDEVPA([.B243:.S243])" office:value-type="float" office:value="0.487498021521785">
            <text:p>0,4874980215</text:p>
          </table:table-cell>
          <table:table-cell table:number-columns-repeated="1003"/>
        </table:table-row>
        <table:table-row table:style-name="ro2"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244:.S244])" office:value-type="float" office:value="0.214285714285714">
            <text:p>0,2142857143</text:p>
          </table:table-cell>
          <table:table-cell table:formula="of:=STDEVPA([.B244:.S244])" office:value-type="float" office:value="0.372677996249965">
            <text:p>0,3726779962</text:p>
          </table:table-cell>
          <table:table-cell table:number-columns-repeated="1003"/>
        </table:table-row>
        <table:table-row table:style-name="ro2"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45:.S245])" office:value-type="float" office:value="0">
            <text:p>0</text:p>
          </table:table-cell>
          <table:table-cell table:formula="of:=STDEVPA([.B245:.S24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46:.S246])" office:value-type="float" office:value="0.142857142857143">
            <text:p>0,1428571429</text:p>
          </table:table-cell>
          <table:table-cell table:formula="of:=STDEVPA([.B246:.S246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47:.S247])" office:value-type="float" office:value="0">
            <text:p>0</text:p>
          </table:table-cell>
          <table:table-cell table:formula="of:=STDEVPA([.B247:.S24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48:.S248])" office:value-type="float" office:value="0">
            <text:p>0</text:p>
          </table:table-cell>
          <table:table-cell table:formula="of:=STDEVPA([.B248:.S248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49:.S249])" office:value-type="float" office:value="0.142857142857143">
            <text:p>0,1428571429</text:p>
          </table:table-cell>
          <table:table-cell table:formula="of:=STDEVPA([.B249:.S249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50:.S250])" office:value-type="float" office:value="0.142857142857143">
            <text:p>0,1428571429</text:p>
          </table:table-cell>
          <table:table-cell table:formula="of:=STDEVPA([.B250:.S250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51:.S251])" office:value-type="float" office:value="0.142857142857143">
            <text:p>0,1428571429</text:p>
          </table:table-cell>
          <table:table-cell table:formula="of:=STDEVPA([.B251:.S251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52:.S252])" office:value-type="float" office:value="0.142857142857143">
            <text:p>0,1428571429</text:p>
          </table:table-cell>
          <table:table-cell table:formula="of:=STDEVPA([.B252:.S252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53:.S253])" office:value-type="float" office:value="0.357142857142857">
            <text:p>0,3571428571</text:p>
          </table:table-cell>
          <table:table-cell table:formula="of:=STDEVPA([.B253:.S253])" office:value-type="float" office:value="0.447903208238808">
            <text:p>0,4479032082</text:p>
          </table:table-cell>
          <table:table-cell table:number-columns-repeated="1003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B254:.S254])" office:value-type="float" office:value="1">
            <text:p>1</text:p>
          </table:table-cell>
          <table:table-cell table:formula="of:=STDEVPA([.B254:.S254])" office:value-type="float" office:value="0.71145824860365">
            <text:p>0,7114582486</text:p>
          </table:table-cell>
          <table:table-cell table:number-columns-repeated="1003"/>
        </table:table-row>
        <table:table-row table:style-name="ro2">
          <table:table-cell office:value-type="float" office:value="253">
            <text:p>2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55:.S255])" office:value-type="float" office:value="0.846153846153846">
            <text:p>0,8461538462</text:p>
          </table:table-cell>
          <table:table-cell table:formula="of:=STDEVPA([.B255:.S255])" office:value-type="float" office:value="0.590563656263036">
            <text:p>0,5905636563</text:p>
          </table:table-cell>
          <table:table-cell table:number-columns-repeated="1003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56:.S256])" office:value-type="float" office:value="0.538461538461538">
            <text:p>0,5384615385</text:p>
          </table:table-cell>
          <table:table-cell table:formula="of:=STDEVPA([.B256:.S256])" office:value-type="float" office:value="0.487498021521785">
            <text:p>0,4874980215</text:p>
          </table:table-cell>
          <table:table-cell table:number-columns-repeated="1003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257:.S257])" office:value-type="float" office:value="0.230769230769231">
            <text:p>0,2307692308</text:p>
          </table:table-cell>
          <table:table-cell table:formula="of:=STDEVPA([.B257:.S257])" office:value-type="float" office:value="0.372677996249965">
            <text:p>0,3726779962</text:p>
          </table:table-cell>
          <table:table-cell table:number-columns-repeated="1003"/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58:.S258])" office:value-type="float" office:value="0.153846153846154">
            <text:p>0,1538461538</text:p>
          </table:table-cell>
          <table:table-cell table:formula="of:=STDEVPA([.B258:.S258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257">
            <text:p>25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59:.S259])" office:value-type="float" office:value="0.5">
            <text:p>0,5</text:p>
          </table:table-cell>
          <table:table-cell table:formula="of:=STDEVPA([.B259:.S259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258">
            <text:p>258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60:.S260])" office:value-type="float" office:value="0.6">
            <text:p>0,6</text:p>
          </table:table-cell>
          <table:table-cell table:formula="of:=STDEVPA([.B260:.S260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259">
            <text:p>259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261:.S261])" office:value-type="float" office:value="0.4">
            <text:p>0,4</text:p>
          </table:table-cell>
          <table:table-cell table:formula="of:=STDEVPA([.B261:.S261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260">
            <text:p>26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262:.S262])" office:value-type="float" office:value="0.6">
            <text:p>0,6</text:p>
          </table:table-cell>
          <table:table-cell table:formula="of:=STDEVPA([.B262:.S262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261">
            <text:p>261</text:p>
          </table:table-cell>
          <table:table-cell table:number-columns-repeated="3"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63:.S263])" office:value-type="float" office:value="0">
            <text:p>0</text:p>
          </table:table-cell>
          <table:table-cell table:formula="of:=STDEVPA([.B263:.S26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62">
            <text:p>262</text:p>
          </table:table-cell>
          <table:table-cell table:number-columns-repeated="3"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formula="of:=AVERAGE([.B264:.S264])" office:value-type="float" office:value="0">
            <text:p>0</text:p>
          </table:table-cell>
          <table:table-cell table:formula="of:=STDEVPA([.B264:.S26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63">
            <text:p>263</text:p>
          </table:table-cell>
          <table:table-cell table:number-columns-repeated="3"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265:.S265])" office:value-type="float" office:value="0.4">
            <text:p>0,4</text:p>
          </table:table-cell>
          <table:table-cell table:formula="of:=STDEVPA([.B265:.S265])" office:value-type="float" office:value="0.916245694581702">
            <text:p>0,9162456946</text:p>
          </table:table-cell>
          <table:table-cell table:number-columns-repeated="1003"/>
        </table:table-row>
        <table:table-row table:style-name="ro2">
          <table:table-cell office:value-type="float" office:value="264">
            <text:p>264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66:.S266])" office:value-type="float" office:value="0.222222222222222">
            <text:p>0,2222222222</text:p>
          </table:table-cell>
          <table:table-cell table:formula="of:=STDEVPA([.B266:.S266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265">
            <text:p>265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267:.S267])" office:value-type="float" office:value="1.11111111111111">
            <text:p>1,1111111111</text:p>
          </table:table-cell>
          <table:table-cell table:formula="of:=STDEVPA([.B267:.S267])" office:value-type="float" office:value="0.895806416477617">
            <text:p>0,8958064165</text:p>
          </table:table-cell>
          <table:table-cell table:number-columns-repeated="1003"/>
        </table:table-row>
        <table:table-row table:style-name="ro2">
          <table:table-cell office:value-type="float" office:value="266">
            <text:p>266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68:.S268])" office:value-type="float" office:value="0.857142857142857">
            <text:p>0,8571428571</text:p>
          </table:table-cell>
          <table:table-cell table:formula="of:=STDEVPA([.B268:.S268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267">
            <text:p>267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69:.S269])" office:value-type="float" office:value="0">
            <text:p>0</text:p>
          </table:table-cell>
          <table:table-cell table:formula="of:=STDEVPA([.B269:.S269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68">
            <text:p>268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70:.S270])" office:value-type="float" office:value="0">
            <text:p>0</text:p>
          </table:table-cell>
          <table:table-cell table:formula="of:=STDEVPA([.B270:.S27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69">
            <text:p>269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71:.S271])" office:value-type="float" office:value="0.285714285714286">
            <text:p>0,2857142857</text:p>
          </table:table-cell>
          <table:table-cell table:formula="of:=STDEVPA([.B271:.S271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270">
            <text:p>27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272:.S272])" office:value-type="float" office:value="1">
            <text:p>1</text:p>
          </table:table-cell>
          <table:table-cell table:formula="of:=STDEVPA([.B272:.S272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271">
            <text:p>271</text:p>
          </table:table-cell>
          <table:table-cell table:number-columns-repeated="7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formula="of:=AVERAGE([.B273:.S273])" office:value-type="float" office:value="2">
            <text:p>2</text:p>
          </table:table-cell>
          <table:table-cell table:formula="of:=STDEVPA([.B273:.S273])" office:value-type="float" office:value="0.74535599249993">
            <text:p>0,7453559925</text:p>
          </table:table-cell>
          <table:table-cell table:number-columns-repeated="1003"/>
        </table:table-row>
        <table:table-row table:style-name="ro2" table:number-rows-repeated="10483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e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number-columns-repeated="2" table:default-cell-style-name="ce3"/>
        <table:table-column table:style-name="co3" table:number-columns-repeated="1003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5-170333-1.txt</text:p>
          </table:table-cell>
          <table:table-cell table:style-name="ce1" office:value-type="string">
            <text:p>stat-140325-170728-2.txt</text:p>
          </table:table-cell>
          <table:table-cell table:style-name="ce1" office:value-type="string">
            <text:p>stat-140325-171101-3.txt</text:p>
          </table:table-cell>
          <table:table-cell table:style-name="ce1" office:value-type="string">
            <text:p>stat-140325-171911-4.txt</text:p>
          </table:table-cell>
          <table:table-cell table:style-name="ce1" office:value-type="string">
            <text:p>stat-140325-172134-5.txt</text:p>
          </table:table-cell>
          <table:table-cell table:style-name="ce1" office:value-type="string">
            <text:p>stat-140325-172357-6.txt</text:p>
          </table:table-cell>
          <table:table-cell table:style-name="ce1" office:value-type="string">
            <text:p>stat-140325-172619-7.txt</text:p>
          </table:table-cell>
          <table:table-cell table:style-name="ce1" office:value-type="string">
            <text:p>stat-140325-172842-8.txt</text:p>
          </table:table-cell>
          <table:table-cell table:style-name="ce1" office:value-type="string">
            <text:p>stat-140325-173105-9.txt</text:p>
          </table:table-cell>
          <table:table-cell table:style-name="ce1" office:value-type="string">
            <text:p>stat-140325-173328-10.txt</text:p>
          </table:table-cell>
          <table:table-cell table:style-name="ce1" office:value-type="string">
            <text:p>stat-140325-173551-11.txt</text:p>
          </table:table-cell>
          <table:table-cell table:style-name="ce1" office:value-type="string">
            <text:p>stat-140325-173813-12.txt</text:p>
          </table:table-cell>
          <table:table-cell table:style-name="ce1" office:value-type="string">
            <text:p>stat-140325-174036-13.txt</text:p>
          </table:table-cell>
          <table:table-cell table:style-name="ce1" office:value-type="string">
            <text:p>stat-140325-174259-14.txt</text:p>
          </table:table-cell>
          <table:table-cell table:style-name="ce1" office:value-type="string">
            <text:p>stat-140325-174521-15.txt</text:p>
          </table:table-cell>
          <table:table-cell table:style-name="ce1" office:value-type="string">
            <text:p>stat-140325-174744-16.txt</text:p>
          </table:table-cell>
          <table:table-cell table:style-name="ce1" office:value-type="string">
            <text:p>stat-140325-175006-17.txt</text:p>
          </table:table-cell>
          <table:table-cell table:style-name="ce1" office:value-type="string">
            <text:p>stat-140325-175228-18.txt</text:p>
          </table:table-cell>
          <table:table-cell table:style-name="ce2" office:value-type="string">
            <text:p>Average Attacker</text:p>
          </table:table-cell>
          <table:table-cell table:style-name="ce2" office:value-type="string">
            <text:p>Standard Deviation – Attacker</text:p>
          </table:table-cell>
          <table:table-cell table:style-name="ce1" table:number-columns-repeated="100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2:.S2])" office:value-type="float" office:value="2.38888888888889">
            <text:p>2,3888888889</text:p>
          </table:table-cell>
          <table:table-cell table:formula="of:=STDEVPA([.B2:.S2])" office:value-type="float" office:value="0.825892708184361">
            <text:p>0,8258927082</text:p>
          </table:table-cell>
          <table:table-cell table:number-columns-repeated="1003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3:.S3])" office:value-type="float" office:value="0.388888888888889">
            <text:p>0,3888888889</text:p>
          </table:table-cell>
          <table:table-cell table:formula="of:=STDEVPA([.B3:.S3])" office:value-type="float" office:value="0.487498021521785">
            <text:p>0,4874980215</text:p>
          </table:table-cell>
          <table:table-cell table:number-columns-repeated="1003"/>
        </table:table-row>
        <table:table-row table:style-name="ro2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4:.S4])" office:value-type="float" office:value="0.222222222222222">
            <text:p>0,2222222222</text:p>
          </table:table-cell>
          <table:table-cell table:formula="of:=STDEVPA([.B4:.S4])" office:value-type="float" office:value="0.415739709641549">
            <text:p>0,4157397096</text:p>
          </table:table-cell>
          <table:table-cell table:number-columns-repeated="100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AVERAGE([.B5:.S5])" office:value-type="float" office:value="1.5">
            <text:p>1,5</text:p>
          </table:table-cell>
          <table:table-cell table:formula="of:=STDEVPA([.B5:.S5])" office:value-type="float" office:value="0.763762615825973">
            <text:p>0,7637626158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AVERAGE([.B6:.S6])" office:value-type="float" office:value="5.88888888888889">
            <text:p>5,8888888889</text:p>
          </table:table-cell>
          <table:table-cell table:formula="of:=STDEVPA([.B6:.S6])" office:value-type="float" office:value="1.40984194893884">
            <text:p>1,4098419489</text:p>
          </table:table-cell>
          <table:table-cell table:number-columns-repeated="1003"/>
        </table:table-row>
        <table:table-row table:style-name="ro2">
          <table:table-cell office:value-type="float" office:value="5">
            <text:p>5</text:p>
          </table:table-cell>
          <table:table-cell table:number-columns-repeated="6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7:.S7])" office:value-type="float" office:value="2.16666666666667">
            <text:p>2,1666666667</text:p>
          </table:table-cell>
          <table:table-cell table:formula="of:=STDEVPA([.B7:.S7])" office:value-type="float" office:value="0.5">
            <text:p>0,5</text:p>
          </table:table-cell>
          <table:table-cell table:number-columns-repeated="1003"/>
        </table:table-row>
        <table:table-row table:style-name="ro2">
          <table:table-cell office:value-type="float" office:value="6">
            <text:p>6</text:p>
          </table:table-cell>
          <table:table-cell table:number-columns-repeated="6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AVERAGE([.B8:.S8])" office:value-type="float" office:value="3.77777777777778">
            <text:p>3,7777777778</text:p>
          </table:table-cell>
          <table:table-cell table:formula="of:=STDEVPA([.B8:.S8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7">
            <text:p>7</text:p>
          </table:table-cell>
          <table:table-cell table:number-columns-repeated="6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AVERAGE([.B9:.S9])" office:value-type="float" office:value="2.22222222222222">
            <text:p>2,2222222222</text:p>
          </table:table-cell>
          <table:table-cell table:formula="of:=STDEVPA([.B9:.S9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8">
            <text:p>8</text:p>
          </table:table-cell>
          <table:table-cell table:number-columns-repeated="18" office:value-type="float" office:value="2">
            <text:p>2</text:p>
          </table:table-cell>
          <table:table-cell table:formula="of:=AVERAGE([.B10:.S10])" office:value-type="float" office:value="2">
            <text:p>2</text:p>
          </table:table-cell>
          <table:table-cell table:formula="of:=STDEVPA([.B10:.S1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1:.S11])" office:value-type="float" office:value="1.77777777777778">
            <text:p>1,7777777778</text:p>
          </table:table-cell>
          <table:table-cell table:formula="of:=STDEVPA([.B11:.S11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2:.S12])" office:value-type="float" office:value="0.333333333333333">
            <text:p>0,3333333333</text:p>
          </table:table-cell>
          <table:table-cell table:formula="of:=STDEVPA([.B12:.S12])" office:value-type="float" office:value="0.74535599249993">
            <text:p>0,7453559925</text:p>
          </table:table-cell>
          <table:table-cell table:number-columns-repeated="1003"/>
        </table:table-row>
        <table:table-row table:style-name="ro2"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table:formula="of:=AVERAGE([.B13:.S13])" office:value-type="float" office:value="0">
            <text:p>0</text:p>
          </table:table-cell>
          <table:table-cell table:formula="of:=STDEVPA([.B13:.S1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2">
            <text:p>12</text:p>
          </table:table-cell>
          <table:table-cell table:number-columns-repeated="18" office:value-type="float" office:value="0">
            <text:p>0</text:p>
          </table:table-cell>
          <table:table-cell table:formula="of:=AVERAGE([.B14:.S14])" office:value-type="float" office:value="0">
            <text:p>0</text:p>
          </table:table-cell>
          <table:table-cell table:formula="of:=STDEVPA([.B14:.S1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5:.S15])" office:value-type="float" office:value="31.2222222222222">
            <text:p>31,2222222222</text:p>
          </table:table-cell>
          <table:table-cell table:formula="of:=STDEVPA([.B15:.S15])" office:value-type="float" office:value="38.2485374528746">
            <text:p>38,2485374529</text:p>
          </table:table-cell>
          <table:table-cell table:number-columns-repeated="100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21">
            <text:p>121</text:p>
          </table:table-cell>
          <table:table-cell office:value-type="float" office:value="61">
            <text:p>61</text:p>
          </table:table-cell>
          <table:table-cell office:value-type="float" office:value="121">
            <text:p>121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37">
            <text:p>37</text:p>
          </table:table-cell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table:formula="of:=AVERAGE([.B16:.S16])" office:value-type="float" office:value="100.888888888889">
            <text:p>100,8888888889</text:p>
          </table:table-cell>
          <table:table-cell table:formula="of:=STDEVPA([.B16:.S16])" office:value-type="float" office:value="39.7546487692374">
            <text:p>39,7546487692</text:p>
          </table:table-cell>
          <table:table-cell table:number-columns-repeated="100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number-columns-repeated="17" office:value-type="float" office:value="7">
            <text:p>7</text:p>
          </table:table-cell>
          <table:table-cell table:formula="of:=AVERAGE([.B17:.S17])" office:value-type="float" office:value="9.44444444444444">
            <text:p>9,4444444444</text:p>
          </table:table-cell>
          <table:table-cell table:formula="of:=STDEVPA([.B17:.S17])" office:value-type="float" office:value="10.0787026403987">
            <text:p>10,0787026404</text:p>
          </table:table-cell>
          <table:table-cell table:number-columns-repeated="100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office:value-type="float" office:value="48">
            <text:p>48</text:p>
          </table:table-cell>
          <table:table-cell table:number-columns-repeated="12" office:value-type="float" office:value="57">
            <text:p>57</text:p>
          </table:table-cell>
          <table:table-cell table:formula="of:=AVERAGE([.B18:.S18])" office:value-type="float" office:value="53.3333333333333">
            <text:p>53,3333333333</text:p>
          </table:table-cell>
          <table:table-cell table:formula="of:=STDEVPA([.B18:.S18])" office:value-type="float" office:value="11.5181016954473">
            <text:p>11,5181016954</text:p>
          </table:table-cell>
          <table:table-cell table:number-columns-repeated="100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5">
            <text:p>5</text:p>
          </table:table-cell>
          <table:table-cell table:formula="of:=AVERAGE([.B19:.S19])" office:value-type="float" office:value="7.5">
            <text:p>7,5</text:p>
          </table:table-cell>
          <table:table-cell table:formula="of:=STDEVPA([.B19:.S19])" office:value-type="float" office:value="12.1712320201732">
            <text:p>12,1712320202</text:p>
          </table:table-cell>
          <table:table-cell table:number-columns-repeated="100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formula="of:=AVERAGE([.B20:.S20])" office:value-type="float" office:value="2.11111111111111">
            <text:p>2,1111111111</text:p>
          </table:table-cell>
          <table:table-cell table:formula="of:=STDEVPA([.B20:.S20])" office:value-type="float" office:value="1.82235771853964">
            <text:p>1,8223577185</text:p>
          </table:table-cell>
          <table:table-cell table:number-columns-repeated="100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21:.S21])" office:value-type="float" office:value="2.05555555555556">
            <text:p>2,0555555556</text:p>
          </table:table-cell>
          <table:table-cell table:formula="of:=STDEVPA([.B21:.S21])" office:value-type="float" office:value="0.970236066476277">
            <text:p>0,9702360665</text:p>
          </table:table-cell>
          <table:table-cell table:number-columns-repeated="100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AVERAGE([.B22:.S22])" office:value-type="float" office:value="3.88888888888889">
            <text:p>3,8888888889</text:p>
          </table:table-cell>
          <table:table-cell table:formula="of:=STDEVPA([.B22:.S22])" office:value-type="float" office:value="1.19670329047433">
            <text:p>1,1967032905</text:p>
          </table:table-cell>
          <table:table-cell table:number-columns-repeated="100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AVERAGE([.B23:.S23])" office:value-type="float" office:value="2.88888888888889">
            <text:p>2,8888888889</text:p>
          </table:table-cell>
          <table:table-cell table:formula="of:=STDEVPA([.B23:.S23])" office:value-type="float" office:value="2.13148067702787">
            <text:p>2,131480677</text:p>
          </table:table-cell>
          <table:table-cell table:number-columns-repeated="1003"/>
        </table:table-row>
        <table:table-row table:style-name="ro2">
          <table:table-cell office:value-type="float" office:value="22">
            <text:p>22</text:p>
          </table:table-cell>
          <table:table-cell table:number-columns-repeated="18" office:value-type="float" office:value="1">
            <text:p>1</text:p>
          </table:table-cell>
          <table:table-cell table:formula="of:=AVERAGE([.B24:.S24])" office:value-type="float" office:value="1">
            <text:p>1</text:p>
          </table:table-cell>
          <table:table-cell table:formula="of:=STDEVPA([.B24:.S2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3">
            <text:p>23</text:p>
          </table:table-cell>
          <table:table-cell table:number-columns-repeated="1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5:.S25])" office:value-type="float" office:value="0.944444444444444">
            <text:p>0,9444444444</text:p>
          </table:table-cell>
          <table:table-cell table:formula="of:=STDEVPA([.B25:.S25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formula="of:=AVERAGE([.B26:.S26])" office:value-type="float" office:value="0.888888888888889">
            <text:p>0,8888888889</text:p>
          </table:table-cell>
          <table:table-cell table:formula="of:=STDEVPA([.B26:.S26])" office:value-type="float" office:value="0.314269680527354">
            <text:p>0,3142696805</text:p>
          </table:table-cell>
          <table:table-cell table:number-columns-repeated="1003"/>
        </table:table-row>
        <table:table-row table:style-name="ro2">
          <table:table-cell office:value-type="float" office:value="25">
            <text:p>25</text:p>
          </table:table-cell>
          <table:table-cell table:number-columns-repeated="18" office:value-type="float" office:value="1">
            <text:p>1</text:p>
          </table:table-cell>
          <table:table-cell table:formula="of:=AVERAGE([.B27:.S27])" office:value-type="float" office:value="1">
            <text:p>1</text:p>
          </table:table-cell>
          <table:table-cell table:formula="of:=STDEVPA([.B27:.S2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formula="of:=AVERAGE([.B28:.S28])" office:value-type="float" office:value="0.944444444444444">
            <text:p>0,9444444444</text:p>
          </table:table-cell>
          <table:table-cell table:formula="of:=STDEVPA([.B28:.S28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27">
            <text:p>27</text:p>
          </table:table-cell>
          <table:table-cell table:number-columns-repeated="18" office:value-type="float" office:value="1">
            <text:p>1</text:p>
          </table:table-cell>
          <table:table-cell table:formula="of:=AVERAGE([.B29:.S29])" office:value-type="float" office:value="1">
            <text:p>1</text:p>
          </table:table-cell>
          <table:table-cell table:formula="of:=STDEVPA([.B29:.S29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8">
            <text:p>28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formula="of:=AVERAGE([.B30:.S30])" office:value-type="float" office:value="1.11111111111111">
            <text:p>1,1111111111</text:p>
          </table:table-cell>
          <table:table-cell table:formula="of:=STDEVPA([.B30:.S30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29">
            <text:p>29</text:p>
          </table:table-cell>
          <table:table-cell table:number-columns-repeated="1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31:.S31])" office:value-type="float" office:value="1.11111111111111">
            <text:p>1,1111111111</text:p>
          </table:table-cell>
          <table:table-cell table:formula="of:=STDEVPA([.B31:.S31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30">
            <text:p>30</text:p>
          </table:table-cell>
          <table:table-cell table:number-columns-repeated="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32:.S32])" office:value-type="float" office:value="1.11111111111111">
            <text:p>1,1111111111</text:p>
          </table:table-cell>
          <table:table-cell table:formula="of:=STDEVPA([.B32:.S32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31">
            <text:p>31</text:p>
          </table:table-cell>
          <table:table-cell table:number-columns-repeated="18" office:value-type="float" office:value="1">
            <text:p>1</text:p>
          </table:table-cell>
          <table:table-cell table:formula="of:=AVERAGE([.B33:.S33])" office:value-type="float" office:value="1">
            <text:p>1</text:p>
          </table:table-cell>
          <table:table-cell table:formula="of:=STDEVPA([.B33:.S3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32">
            <text:p>32</text:p>
          </table:table-cell>
          <table:table-cell table:number-columns-repeated="1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34:.S34])" office:value-type="float" office:value="1.11111111111111">
            <text:p>1,1111111111</text:p>
          </table:table-cell>
          <table:table-cell table:formula="of:=STDEVPA([.B34:.S34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33">
            <text:p>33</text:p>
          </table:table-cell>
          <table:table-cell table:number-columns-repeated="18" office:value-type="float" office:value="1">
            <text:p>1</text:p>
          </table:table-cell>
          <table:table-cell table:formula="of:=AVERAGE([.B35:.S35])" office:value-type="float" office:value="1">
            <text:p>1</text:p>
          </table:table-cell>
          <table:table-cell table:formula="of:=STDEVPA([.B35:.S3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34">
            <text:p>34</text:p>
          </table:table-cell>
          <table:table-cell table:number-columns-repeated="18" office:value-type="float" office:value="1">
            <text:p>1</text:p>
          </table:table-cell>
          <table:table-cell table:formula="of:=AVERAGE([.B36:.S36])" office:value-type="float" office:value="1">
            <text:p>1</text:p>
          </table:table-cell>
          <table:table-cell table:formula="of:=STDEVPA([.B36:.S36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35">
            <text:p>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formula="of:=AVERAGE([.B37:.S37])" office:value-type="float" office:value="1.22222222222222">
            <text:p>1,2222222222</text:p>
          </table:table-cell>
          <table:table-cell table:formula="of:=STDEVPA([.B37:.S37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36">
            <text:p>36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38:.S38])" office:value-type="float" office:value="1.44444444444444">
            <text:p>1,4444444444</text:p>
          </table:table-cell>
          <table:table-cell table:formula="of:=STDEVPA([.B38:.S38])" office:value-type="float" office:value="0.831479419283098">
            <text:p>0,8314794193</text:p>
          </table:table-cell>
          <table:table-cell table:number-columns-repeated="100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AVERAGE([.B39:.S39])" office:value-type="float" office:value="2.38888888888889">
            <text:p>2,3888888889</text:p>
          </table:table-cell>
          <table:table-cell table:formula="of:=STDEVPA([.B39:.S39])" office:value-type="float" office:value="1.00768650817873">
            <text:p>1,0076865082</text:p>
          </table:table-cell>
          <table:table-cell table:number-columns-repeated="100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AVERAGE([.B40:.S40])" office:value-type="float" office:value="1.5">
            <text:p>1,5</text:p>
          </table:table-cell>
          <table:table-cell table:formula="of:=STDEVPA([.B40:.S40])" office:value-type="float" office:value="1.16666666666667">
            <text:p>1,1666666667</text:p>
          </table:table-cell>
          <table:table-cell table:number-columns-repeated="100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formula="of:=AVERAGE([.B41:.S41])" office:value-type="float" office:value="2.77777777777778">
            <text:p>2,7777777778</text:p>
          </table:table-cell>
          <table:table-cell table:formula="of:=STDEVPA([.B41:.S41])" office:value-type="float" office:value="0.916245694581702">
            <text:p>0,9162456946</text:p>
          </table:table-cell>
          <table:table-cell table:number-columns-repeated="100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 table:formula="of:=AVERAGE([.B42:.S42])" office:value-type="float" office:value="1.22222222222222">
            <text:p>1,2222222222</text:p>
          </table:table-cell>
          <table:table-cell table:formula="of:=STDEVPA([.B42:.S42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41">
            <text:p>41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43:.S43])" office:value-type="float" office:value="2.61111111111111">
            <text:p>2,6111111111</text:p>
          </table:table-cell>
          <table:table-cell table:formula="of:=STDEVPA([.B43:.S43])" office:value-type="float" office:value="3.93190495093789">
            <text:p>3,9319049509</text:p>
          </table:table-cell>
          <table:table-cell table:number-columns-repeated="100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4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formula="of:=AVERAGE([.B44:.S44])" office:value-type="float" office:value="13.5555555555556">
            <text:p>13,5555555556</text:p>
          </table:table-cell>
          <table:table-cell table:formula="of:=STDEVPA([.B44:.S44])" office:value-type="float" office:value="5.11231869792326">
            <text:p>5,1123186979</text:p>
          </table:table-cell>
          <table:table-cell table:number-columns-repeated="100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formula="of:=AVERAGE([.B45:.S45])" office:value-type="float" office:value="10.3333333333333">
            <text:p>10,3333333333</text:p>
          </table:table-cell>
          <table:table-cell table:formula="of:=STDEVPA([.B45:.S45])" office:value-type="float" office:value="9.98888270918113">
            <text:p>9,9888827092</text:p>
          </table:table-cell>
          <table:table-cell table:number-columns-repeated="100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2"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2"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2"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 office:value-type="float" office:value="29">
            <text:p>29</text:p>
          </table:table-cell>
          <table:table-cell table:formula="of:=AVERAGE([.B46:.S46])" office:value-type="float" office:value="21.7777777777778">
            <text:p>21,7777777778</text:p>
          </table:table-cell>
          <table:table-cell table:formula="of:=STDEVPA([.B46:.S46])" office:value-type="float" office:value="10.3147981913557">
            <text:p>10,3147981914</text:p>
          </table:table-cell>
          <table:table-cell table:number-columns-repeated="100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table:number-columns-repeated="7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3">
            <text:p>3</text:p>
          </table:table-cell>
          <table:table-cell table:formula="of:=AVERAGE([.B47:.S47])" office:value-type="float" office:value="4">
            <text:p>4</text:p>
          </table:table-cell>
          <table:table-cell table:formula="of:=STDEVPA([.B47:.S47])" office:value-type="float" office:value="5.65685424949238">
            <text:p>5,6568542495</text:p>
          </table:table-cell>
          <table:table-cell table:number-columns-repeated="100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48:.S48])" office:value-type="float" office:value="0.277777777777778">
            <text:p>0,2777777778</text:p>
          </table:table-cell>
          <table:table-cell table:formula="of:=STDEVPA([.B48:.S48])" office:value-type="float" office:value="0.803157349711164">
            <text:p>0,8031573497</text:p>
          </table:table-cell>
          <table:table-cell table:number-columns-repeated="1003"/>
        </table:table-row>
        <table:table-row table:style-name="ro2">
          <table:table-cell office:value-type="float" office:value="47">
            <text:p>4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49:.S49])" office:value-type="float" office:value="0.222222222222222">
            <text:p>0,2222222222</text:p>
          </table:table-cell>
          <table:table-cell table:formula="of:=STDEVPA([.B49:.S49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48">
            <text:p>48</text:p>
          </table:table-cell>
          <table:table-cell table:number-columns-repeated="18" office:value-type="float" office:value="0">
            <text:p>0</text:p>
          </table:table-cell>
          <table:table-cell table:formula="of:=AVERAGE([.B50:.S50])" office:value-type="float" office:value="0">
            <text:p>0</text:p>
          </table:table-cell>
          <table:table-cell table:formula="of:=STDEVPA([.B50:.S5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49">
            <text:p>49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formula="of:=AVERAGE([.B51:.S51])" office:value-type="float" office:value="0.111111111111111">
            <text:p>0,1111111111</text:p>
          </table:table-cell>
          <table:table-cell table:formula="of:=STDEVPA([.B51:.S51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50">
            <text:p>50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52:.S52])" office:value-type="float" office:value="0.111111111111111">
            <text:p>0,1111111111</text:p>
          </table:table-cell>
          <table:table-cell table:formula="of:=STDEVPA([.B52:.S52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17" office:value-type="float" office:value="2">
            <text:p>2</text:p>
          </table:table-cell>
          <table:table-cell table:formula="of:=AVERAGE([.B53:.S53])" office:value-type="float" office:value="1.88888888888889">
            <text:p>1,8888888889</text:p>
          </table:table-cell>
          <table:table-cell table:formula="of:=STDEVPA([.B53:.S53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52">
            <text:p>52</text:p>
          </table:table-cell>
          <table:table-cell table:number-columns-repeated="1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formula="of:=AVERAGE([.B54:.S54])" office:value-type="float" office:value="2.11111111111111">
            <text:p>2,1111111111</text:p>
          </table:table-cell>
          <table:table-cell table:formula="of:=STDEVPA([.B54:.S54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table:number-columns-repeated="11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formula="of:=AVERAGE([.B55:.S55])" office:value-type="float" office:value="3.77777777777778">
            <text:p>3,7777777778</text:p>
          </table:table-cell>
          <table:table-cell table:formula="of:=STDEVPA([.B55:.S55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11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5" office:value-type="float" office:value="2">
            <text:p>2</text:p>
          </table:table-cell>
          <table:table-cell table:formula="of:=AVERAGE([.B56:.S56])" office:value-type="float" office:value="3.55555555555556">
            <text:p>3,5555555556</text:p>
          </table:table-cell>
          <table:table-cell table:formula="of:=STDEVPA([.B56:.S56])" office:value-type="float" office:value="5.94626140455985">
            <text:p>5,9462614046</text:p>
          </table:table-cell>
          <table:table-cell table:number-columns-repeated="100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5"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37">
            <text:p>137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09">
            <text:p>109</text:p>
          </table:table-cell>
          <table:table-cell table:number-columns-repeated="5" office:value-type="float" office:value="137">
            <text:p>137</text:p>
          </table:table-cell>
          <table:table-cell table:formula="of:=AVERAGE([.B57:.S57])" office:value-type="float" office:value="126.277777777778">
            <text:p>126,2777777778</text:p>
          </table:table-cell>
          <table:table-cell table:formula="of:=STDEVPA([.B57:.S57])" office:value-type="float" office:value="30.9494310763642">
            <text:p>30,9494310764</text:p>
          </table:table-cell>
          <table:table-cell table:number-columns-repeated="100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58:.S58])" office:value-type="float" office:value="11.3333333333333">
            <text:p>11,3333333333</text:p>
          </table:table-cell>
          <table:table-cell table:formula="of:=STDEVPA([.B58:.S58])" office:value-type="float" office:value="18.8414436814168">
            <text:p>18,8414436814</text:p>
          </table:table-cell>
          <table:table-cell table:number-columns-repeated="100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AVERAGE([.B59:.S59])" office:value-type="float" office:value="20.5">
            <text:p>20,5</text:p>
          </table:table-cell>
          <table:table-cell table:formula="of:=STDEVPA([.B59:.S59])" office:value-type="float" office:value="20.8546557551705">
            <text:p>20,8546557552</text:p>
          </table:table-cell>
          <table:table-cell table:number-columns-repeated="100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2" office:value-type="float" office:value="57">
            <text:p>57</text:p>
          </table:table-cell>
          <table:table-cell office:value-type="float" office:value="29">
            <text:p>29</text:p>
          </table:table-cell>
          <table:table-cell table:number-columns-repeated="3"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57">
            <text:p>57</text:p>
          </table:table-cell>
          <table:table-cell table:formula="of:=AVERAGE([.B60:.S60])" office:value-type="float" office:value="39.3888888888889">
            <text:p>39,3888888889</text:p>
          </table:table-cell>
          <table:table-cell table:formula="of:=STDEVPA([.B60:.S60])" office:value-type="float" office:value="21.6721503032217">
            <text:p>21,6721503032</text:p>
          </table:table-cell>
          <table:table-cell table:number-columns-repeated="100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7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5">
            <text:p>5</text:p>
          </table:table-cell>
          <table:table-cell table:formula="of:=AVERAGE([.B61:.S61])" office:value-type="float" office:value="7.44444444444444">
            <text:p>7,4444444444</text:p>
          </table:table-cell>
          <table:table-cell table:formula="of:=STDEVPA([.B61:.S61])" office:value-type="float" office:value="12.0840676660645">
            <text:p>12,0840676661</text:p>
          </table:table-cell>
          <table:table-cell table:number-columns-repeated="100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1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62:.S62])" office:value-type="float" office:value="1.33333333333333">
            <text:p>1,3333333333</text:p>
          </table:table-cell>
          <table:table-cell table:formula="of:=STDEVPA([.B62:.S62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table:formula="of:=AVERAGE([.B63:.S63])" office:value-type="float" office:value="2.94444444444444">
            <text:p>2,9444444444</text:p>
          </table:table-cell>
          <table:table-cell table:formula="of:=STDEVPA([.B63:.S63])" office:value-type="float" office:value="0.704920974469418">
            <text:p>0,7049209745</text:p>
          </table:table-cell>
          <table:table-cell table:number-columns-repeated="100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number-columns-repeated="11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5">
            <text:p>5</text:p>
          </table:table-cell>
          <table:table-cell table:formula="of:=AVERAGE([.B64:.S64])" office:value-type="float" office:value="4.66666666666667">
            <text:p>4,6666666667</text:p>
          </table:table-cell>
          <table:table-cell table:formula="of:=STDEVPA([.B64:.S64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table:number-columns-repeated="17" office:value-type="float" office:value="1">
            <text:p>1</text:p>
          </table:table-cell>
          <table:table-cell table:formula="of:=AVERAGE([.B65:.S65])" office:value-type="float" office:value="1.22222222222222">
            <text:p>1,2222222222</text:p>
          </table:table-cell>
          <table:table-cell table:formula="of:=STDEVPA([.B65:.S65])" office:value-type="float" office:value="0.916245694581702">
            <text:p>0,9162456946</text:p>
          </table:table-cell>
          <table:table-cell table:number-columns-repeated="1003"/>
        </table:table-row>
        <table:table-row table:style-name="ro2">
          <table:table-cell office:value-type="float" office:value="64">
            <text:p>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formula="of:=AVERAGE([.B66:.S66])" office:value-type="float" office:value="1.22222222222222">
            <text:p>1,2222222222</text:p>
          </table:table-cell>
          <table:table-cell table:formula="of:=STDEVPA([.B66:.S66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65">
            <text:p>65</text:p>
          </table:table-cell>
          <table:table-cell table:number-columns-repeated="18" office:value-type="float" office:value="1">
            <text:p>1</text:p>
          </table:table-cell>
          <table:table-cell table:formula="of:=AVERAGE([.B67:.S67])" office:value-type="float" office:value="1">
            <text:p>1</text:p>
          </table:table-cell>
          <table:table-cell table:formula="of:=STDEVPA([.B67:.S6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66">
            <text:p>66</text:p>
          </table:table-cell>
          <table:table-cell table:number-columns-repeated="18" office:value-type="float" office:value="1">
            <text:p>1</text:p>
          </table:table-cell>
          <table:table-cell table:formula="of:=AVERAGE([.B68:.S68])" office:value-type="float" office:value="1">
            <text:p>1</text:p>
          </table:table-cell>
          <table:table-cell table:formula="of:=STDEVPA([.B68:.S68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67">
            <text:p>67</text:p>
          </table:table-cell>
          <table:table-cell table:number-columns-repeated="18" office:value-type="float" office:value="1">
            <text:p>1</text:p>
          </table:table-cell>
          <table:table-cell table:formula="of:=AVERAGE([.B69:.S69])" office:value-type="float" office:value="1">
            <text:p>1</text:p>
          </table:table-cell>
          <table:table-cell table:formula="of:=STDEVPA([.B69:.S69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68">
            <text:p>68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70:.S70])" office:value-type="float" office:value="0.944444444444444">
            <text:p>0,9444444444</text:p>
          </table:table-cell>
          <table:table-cell table:formula="of:=STDEVPA([.B70:.S70])" office:value-type="float" office:value="0.229061423645426">
            <text:p>0,2290614236</text:p>
          </table:table-cell>
          <table:table-cell table:number-columns-repeated="1003"/>
        </table:table-row>
        <table:table-row table:style-name="ro2">
          <table:table-cell office:value-type="float" office:value="69">
            <text:p>69</text:p>
          </table:table-cell>
          <table:table-cell table:number-columns-repeated="18" office:value-type="float" office:value="1">
            <text:p>1</text:p>
          </table:table-cell>
          <table:table-cell table:formula="of:=AVERAGE([.B71:.S71])" office:value-type="float" office:value="1">
            <text:p>1</text:p>
          </table:table-cell>
          <table:table-cell table:formula="of:=STDEVPA([.B71:.S71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70">
            <text:p>70</text:p>
          </table:table-cell>
          <table:table-cell table:number-columns-repeated="18" office:value-type="float" office:value="1">
            <text:p>1</text:p>
          </table:table-cell>
          <table:table-cell table:formula="of:=AVERAGE([.B72:.S72])" office:value-type="float" office:value="1">
            <text:p>1</text:p>
          </table:table-cell>
          <table:table-cell table:formula="of:=STDEVPA([.B72:.S72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71">
            <text:p>71</text:p>
          </table:table-cell>
          <table:table-cell table:number-columns-repeated="18" office:value-type="float" office:value="1">
            <text:p>1</text:p>
          </table:table-cell>
          <table:table-cell table:formula="of:=AVERAGE([.B73:.S73])" office:value-type="float" office:value="1">
            <text:p>1</text:p>
          </table:table-cell>
          <table:table-cell table:formula="of:=STDEVPA([.B73:.S7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72">
            <text:p>72</text:p>
          </table:table-cell>
          <table:table-cell table:number-columns-repeated="18" office:value-type="float" office:value="1">
            <text:p>1</text:p>
          </table:table-cell>
          <table:table-cell table:formula="of:=AVERAGE([.B74:.S74])" office:value-type="float" office:value="1">
            <text:p>1</text:p>
          </table:table-cell>
          <table:table-cell table:formula="of:=STDEVPA([.B74:.S7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73">
            <text:p>73</text:p>
          </table:table-cell>
          <table:table-cell table:number-columns-repeated="18" office:value-type="float" office:value="1">
            <text:p>1</text:p>
          </table:table-cell>
          <table:table-cell table:formula="of:=AVERAGE([.B75:.S75])" office:value-type="float" office:value="1">
            <text:p>1</text:p>
          </table:table-cell>
          <table:table-cell table:formula="of:=STDEVPA([.B75:.S7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74">
            <text:p>74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formula="of:=AVERAGE([.B76:.S76])" office:value-type="float" office:value="1.11111111111111">
            <text:p>1,1111111111</text:p>
          </table:table-cell>
          <table:table-cell table:formula="of:=STDEVPA([.B76:.S76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75">
            <text:p>75</text:p>
          </table:table-cell>
          <table:table-cell table:number-columns-repeated="18" office:value-type="float" office:value="1">
            <text:p>1</text:p>
          </table:table-cell>
          <table:table-cell table:formula="of:=AVERAGE([.B77:.S77])" office:value-type="float" office:value="1">
            <text:p>1</text:p>
          </table:table-cell>
          <table:table-cell table:formula="of:=STDEVPA([.B77:.S7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76">
            <text:p>76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78:.S78])" office:value-type="float" office:value="1.22222222222222">
            <text:p>1,2222222222</text:p>
          </table:table-cell>
          <table:table-cell table:formula="of:=STDEVPA([.B78:.S78])" office:value-type="float" office:value="0.628539361054709">
            <text:p>0,6285393611</text:p>
          </table:table-cell>
          <table:table-cell table:number-columns-repeated="1003"/>
        </table:table-row>
        <table:table-row table:style-name="ro2">
          <table:table-cell office:value-type="float" office:value="77">
            <text:p>77</text:p>
          </table:table-cell>
          <table:table-cell table:number-columns-repeated="18" office:value-type="float" office:value="1">
            <text:p>1</text:p>
          </table:table-cell>
          <table:table-cell table:formula="of:=AVERAGE([.B79:.S79])" office:value-type="float" office:value="1">
            <text:p>1</text:p>
          </table:table-cell>
          <table:table-cell table:formula="of:=STDEVPA([.B79:.S79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15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AVERAGE([.B80:.S80])" office:value-type="float" office:value="3">
            <text:p>3</text:p>
          </table:table-cell>
          <table:table-cell table:formula="of:=STDEVPA([.B80:.S80])" office:value-type="float" office:value="0.666666666666667">
            <text:p>0,6666666667</text:p>
          </table:table-cell>
          <table:table-cell table:number-columns-repeated="1003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table:number-columns-repeated="17" office:value-type="float" office:value="1">
            <text:p>1</text:p>
          </table:table-cell>
          <table:table-cell table:formula="of:=AVERAGE([.B81:.S81])" office:value-type="float" office:value="1.11111111111111">
            <text:p>1,1111111111</text:p>
          </table:table-cell>
          <table:table-cell table:formula="of:=STDEVPA([.B81:.S81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17" office:value-type="float" office:value="3">
            <text:p>3</text:p>
          </table:table-cell>
          <table:table-cell table:formula="of:=AVERAGE([.B82:.S82])" office:value-type="float" office:value="2.88888888888889">
            <text:p>2,8888888889</text:p>
          </table:table-cell>
          <table:table-cell table:formula="of:=STDEVPA([.B82:.S82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table:number-columns-repeated="17" office:value-type="float" office:value="1">
            <text:p>1</text:p>
          </table:table-cell>
          <table:table-cell table:formula="of:=AVERAGE([.B83:.S83])" office:value-type="float" office:value="1.11111111111111">
            <text:p>1,1111111111</text:p>
          </table:table-cell>
          <table:table-cell table:formula="of:=STDEVPA([.B83:.S83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82">
            <text:p>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4" office:value-type="float" office:value="1">
            <text:p>1</text:p>
          </table:table-cell>
          <table:table-cell table:formula="of:=AVERAGE([.B84:.S84])" office:value-type="float" office:value="1.11111111111111">
            <text:p>1,1111111111</text:p>
          </table:table-cell>
          <table:table-cell table:formula="of:=STDEVPA([.B84:.S84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3" office:value-type="float" office:value="17">
            <text:p>17</text:p>
          </table:table-cell>
          <table:table-cell table:formula="of:=AVERAGE([.B85:.S85])" office:value-type="float" office:value="15.3333333333333">
            <text:p>15,3333333333</text:p>
          </table:table-cell>
          <table:table-cell table:formula="of:=STDEVPA([.B85:.S85])" office:value-type="float" office:value="3.66666666666667">
            <text:p>3,6666666667</text:p>
          </table:table-cell>
          <table:table-cell table:number-columns-repeated="100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table:number-columns-repeated="11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 office:value-type="float" office:value="3">
            <text:p>3</text:p>
          </table:table-cell>
          <table:table-cell table:formula="of:=AVERAGE([.B86:.S86])" office:value-type="float" office:value="3.61111111111111">
            <text:p>3,6111111111</text:p>
          </table:table-cell>
          <table:table-cell table:formula="of:=STDEVPA([.B86:.S86])" office:value-type="float" office:value="1.7364999564542">
            <text:p>1,7364999565</text:p>
          </table:table-cell>
          <table:table-cell table:number-columns-repeated="1003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table:number-columns-repeated="11"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3" office:value-type="float" office:value="29">
            <text:p>29</text:p>
          </table:table-cell>
          <table:table-cell table:formula="of:=AVERAGE([.B87:.S87])" office:value-type="float" office:value="27.6666666666667">
            <text:p>27,6666666667</text:p>
          </table:table-cell>
          <table:table-cell table:formula="of:=STDEVPA([.B87:.S87])" office:value-type="float" office:value="4.76095228569523">
            <text:p>4,7609522857</text:p>
          </table:table-cell>
          <table:table-cell table:number-columns-repeated="100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number-columns-repeated="17" office:value-type="float" office:value="3">
            <text:p>3</text:p>
          </table:table-cell>
          <table:table-cell table:formula="of:=AVERAGE([.B88:.S88])" office:value-type="float" office:value="4.22222222222222">
            <text:p>4,2222222222</text:p>
          </table:table-cell>
          <table:table-cell table:formula="of:=STDEVPA([.B88:.S88])" office:value-type="float" office:value="5.03935132019936">
            <text:p>5,0393513202</text:p>
          </table:table-cell>
          <table:table-cell table:number-columns-repeated="100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table:number-columns-repeated="17" office:value-type="float" office:value="0">
            <text:p>0</text:p>
          </table:table-cell>
          <table:table-cell table:formula="of:=AVERAGE([.B89:.S89])" office:value-type="float" office:value="0.388888888888889">
            <text:p>0,3888888889</text:p>
          </table:table-cell>
          <table:table-cell table:formula="of:=STDEVPA([.B89:.S89])" office:value-type="float" office:value="1.60342996551798">
            <text:p>1,6034299655</text:p>
          </table:table-cell>
          <table:table-cell table:number-columns-repeated="100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90:.S90])" office:value-type="float" office:value="0.611111111111111">
            <text:p>0,6111111111</text:p>
          </table:table-cell>
          <table:table-cell table:formula="of:=STDEVPA([.B90:.S90])" office:value-type="float" office:value="1.00768650817873">
            <text:p>1,0076865082</text:p>
          </table:table-cell>
          <table:table-cell table:number-columns-repeated="1003"/>
        </table:table-row>
        <table:table-row table:style-name="ro2"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formula="of:=AVERAGE([.B91:.S91])" office:value-type="float" office:value="0.111111111111111">
            <text:p>0,1111111111</text:p>
          </table:table-cell>
          <table:table-cell table:formula="of:=STDEVPA([.B91:.S91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90">
            <text:p>90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92:.S92])" office:value-type="float" office:value="0.111111111111111">
            <text:p>0,1111111111</text:p>
          </table:table-cell>
          <table:table-cell table:formula="of:=STDEVPA([.B92:.S92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91">
            <text:p>91</text:p>
          </table:table-cell>
          <table:table-cell table:number-columns-repeated="18" office:value-type="float" office:value="0">
            <text:p>0</text:p>
          </table:table-cell>
          <table:table-cell table:formula="of:=AVERAGE([.B93:.S93])" office:value-type="float" office:value="0">
            <text:p>0</text:p>
          </table:table-cell>
          <table:table-cell table:formula="of:=STDEVPA([.B93:.S93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2">
            <text:p>92</text:p>
          </table:table-cell>
          <table:table-cell table:number-columns-repeated="18" office:value-type="float" office:value="0">
            <text:p>0</text:p>
          </table:table-cell>
          <table:table-cell table:formula="of:=AVERAGE([.B94:.S94])" office:value-type="float" office:value="0">
            <text:p>0</text:p>
          </table:table-cell>
          <table:table-cell table:formula="of:=STDEVPA([.B94:.S94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3">
            <text:p>93</text:p>
          </table:table-cell>
          <table:table-cell table:number-columns-repeated="18" office:value-type="float" office:value="0">
            <text:p>0</text:p>
          </table:table-cell>
          <table:table-cell table:formula="of:=AVERAGE([.B95:.S95])" office:value-type="float" office:value="0">
            <text:p>0</text:p>
          </table:table-cell>
          <table:table-cell table:formula="of:=STDEVPA([.B95:.S95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4">
            <text:p>94</text:p>
          </table:table-cell>
          <table:table-cell table:number-columns-repeated="18" office:value-type="float" office:value="0">
            <text:p>0</text:p>
          </table:table-cell>
          <table:table-cell table:formula="of:=AVERAGE([.B96:.S96])" office:value-type="float" office:value="0">
            <text:p>0</text:p>
          </table:table-cell>
          <table:table-cell table:formula="of:=STDEVPA([.B96:.S96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5">
            <text:p>95</text:p>
          </table:table-cell>
          <table:table-cell table:number-columns-repeated="18" office:value-type="float" office:value="0">
            <text:p>0</text:p>
          </table:table-cell>
          <table:table-cell table:formula="of:=AVERAGE([.B97:.S97])" office:value-type="float" office:value="0">
            <text:p>0</text:p>
          </table:table-cell>
          <table:table-cell table:formula="of:=STDEVPA([.B97:.S9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6">
            <text:p>96</text:p>
          </table:table-cell>
          <table:table-cell table:number-columns-repeated="18" office:value-type="float" office:value="0">
            <text:p>0</text:p>
          </table:table-cell>
          <table:table-cell table:formula="of:=AVERAGE([.B98:.S98])" office:value-type="float" office:value="0">
            <text:p>0</text:p>
          </table:table-cell>
          <table:table-cell table:formula="of:=STDEVPA([.B98:.S98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table:number-columns-repeated="17" office:value-type="float" office:value="2">
            <text:p>2</text:p>
          </table:table-cell>
          <table:table-cell table:formula="of:=AVERAGE([.B99:.S99])" office:value-type="float" office:value="1.88888888888889">
            <text:p>1,8888888889</text:p>
          </table:table-cell>
          <table:table-cell table:formula="of:=STDEVPA([.B99:.S99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17" office:value-type="float" office:value="2">
            <text:p>2</text:p>
          </table:table-cell>
          <table:table-cell table:formula="of:=AVERAGE([.B100:.S100])" office:value-type="float" office:value="1.88888888888889">
            <text:p>1,8888888889</text:p>
          </table:table-cell>
          <table:table-cell table:formula="of:=STDEVPA([.B100:.S100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table:number-columns-repeated="17" office:value-type="float" office:value="4">
            <text:p>4</text:p>
          </table:table-cell>
          <table:table-cell table:formula="of:=AVERAGE([.B101:.S101])" office:value-type="float" office:value="3.88888888888889">
            <text:p>3,8888888889</text:p>
          </table:table-cell>
          <table:table-cell table:formula="of:=STDEVPA([.B101:.S101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00">
            <text:p>100</text:p>
          </table:table-cell>
          <table:table-cell table:number-columns-repeated="18" office:value-type="float" office:value="2">
            <text:p>2</text:p>
          </table:table-cell>
          <table:table-cell table:formula="of:=AVERAGE([.B102:.S102])" office:value-type="float" office:value="2">
            <text:p>2</text:p>
          </table:table-cell>
          <table:table-cell table:formula="of:=STDEVPA([.B102:.S102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table:number-columns-repeated="17" office:value-type="float" office:value="2">
            <text:p>2</text:p>
          </table:table-cell>
          <table:table-cell table:formula="of:=AVERAGE([.B103:.S103])" office:value-type="float" office:value="2.11111111111111">
            <text:p>2,1111111111</text:p>
          </table:table-cell>
          <table:table-cell table:formula="of:=STDEVPA([.B103:.S103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formula="of:=AVERAGE([.B104:.S104])" office:value-type="float" office:value="1.66666666666667">
            <text:p>1,6666666667</text:p>
          </table:table-cell>
          <table:table-cell table:formula="of:=STDEVPA([.B104:.S104])" office:value-type="float" office:value="0.895806416477617">
            <text:p>0,8958064165</text:p>
          </table:table-cell>
          <table:table-cell table:number-columns-repeated="1003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 office:value-type="string">
            <text:p>-</text:p>
          </table:table-cell>
          <table:table-cell table:formula="of:=AVERAGE([.B105:.S105])" office:value-type="float" office:value="1">
            <text:p>1</text:p>
          </table:table-cell>
          <table:table-cell table:formula="of:=STDEVPA([.B105:.S105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6" office:value-type="string">
            <text:p>-</text:p>
          </table:table-cell>
          <table:table-cell table:formula="of:=AVERAGE([.B106:.S106])" office:value-type="float" office:value="0">
            <text:p>0</text:p>
          </table:table-cell>
          <table:table-cell table:formula="of:=STDEVPA([.B106:.S106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6" office:value-type="string">
            <text:p>-</text:p>
          </table:table-cell>
          <table:table-cell table:formula="of:=AVERAGE([.B107:.S107])" office:value-type="float" office:value="0">
            <text:p>0</text:p>
          </table:table-cell>
          <table:table-cell table:formula="of:=STDEVPA([.B107:.S10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6" office:value-type="string">
            <text:p>-</text:p>
          </table:table-cell>
          <table:table-cell table:formula="of:=AVERAGE([.B108:.S108])" office:value-type="float" office:value="2">
            <text:p>2</text:p>
          </table:table-cell>
          <table:table-cell table:formula="of:=STDEVPA([.B108:.S108])" office:value-type="float" office:value="0.458122847290851">
            <text:p>0,4581228473</text:p>
          </table:table-cell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>
          <table:table-cell table:number-columns-repeated="20"/>
          <table:table-cell/>
          <table:table-cell table:number-columns-repeated="1003"/>
        </table:table-row>
        <table:table-row table:style-name="ro2" table:number-rows-repeated="10483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rage" table:style-name="ta1">
        <table:shapes>
          <draw:frame draw:z-index="0" draw:style-name="gr1" draw:text-style-name="P1" svg:width="29.258cm" svg:height="12.842cm" svg:x="12.974cm" svg:y="1.488cm">
            <draw:object draw:notify-on-update-of-ranges="Average.A1:Average.A1 Average.A2:Average.A273 Average.B1:Average.B1 Average.B2:Average.B273 Average.C1:Average.C1 Average.C2:Average.C2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.094cm" svg:height="12.762cm" svg:x="12.999cm" svg:y="14.617cm">
            <draw:object draw:notify-on-update-of-ranges="Average.A1:Average.A1 Average.A2:Average.A273 Average.D2:Average.D273 Average.D2:Average.D27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8.507cm" svg:height="14.151cm" svg:x="13.224cm" svg:y="28.066cm">
            <draw:object draw:notify-on-update-of-ranges="Average.B1:Average.B1 Average.B2:Average.B108 Average.E2:Average.E272 Average.E2:Average.E27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5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3">
          <table:table-cell table:style-name="ce2" table:formula="of:=[$Victim.$T$1]" office:value-type="string" office:string-value="Average Victim">
            <text:p>Average Victim</text:p>
          </table:table-cell>
          <table:table-cell table:style-name="ce2" table:formula="of:=[$Attacker.$T$1]" office:value-type="string" office:string-value="Average Attacker">
            <text:p>Average Attacker</text:p>
          </table:table-cell>
          <table:table-cell table:style-name="ce2" office:value-type="string">
            <text:p>Enf of Attack</text:p>
          </table:table-cell>
          <table:table-cell table:style-name="ce2" table:formula="of:=[$Victim.$U$1]" office:value-type="string" office:string-value="Standard Deviation – Victim">
            <text:p>Standard Deviation – Victim</text:p>
          </table:table-cell>
          <table:table-cell table:style-name="ce2" table:formula="of:=[$Attacker.$U$1]" office:value-type="string" office:string-value="Standard Deviation – Attacker">
            <text:p>Standard Deviation – Attacker</text:p>
          </table:table-cell>
          <table:table-cell table:number-columns-repeated="3"/>
        </table:table-row>
        <table:table-row table:style-name="ro2">
          <table:table-cell table:formula="of:=[$Victim.$T$2]" office:value-type="float" office:value="2">
            <text:p>2</text:p>
          </table:table-cell>
          <table:table-cell table:formula="of:=[$Attacker.$T$2]" office:value-type="float" office:value="2.38888888888889">
            <text:p>2,3888888889</text:p>
          </table:table-cell>
          <table:table-cell/>
          <table:table-cell table:formula="of:=[$Victim.$U$2]" office:value-type="float" office:value="0.816496580927726">
            <text:p>0,8164965809</text:p>
          </table:table-cell>
          <table:table-cell table:formula="of:=[$Attacker.$U$2]" office:value-type="float" office:value="0.825892708184361">
            <text:p>0,8258927082</text:p>
          </table:table-cell>
          <table:table-cell table:number-columns-repeated="3"/>
        </table:table-row>
        <table:table-row table:style-name="ro2">
          <table:table-cell table:formula="of:=[$Victim.$T$3]" office:value-type="float" office:value="0.611111111111111">
            <text:p>0,6111111111</text:p>
          </table:table-cell>
          <table:table-cell table:formula="of:=[$Attacker.$T$3]" office:value-type="float" office:value="0.388888888888889">
            <text:p>0,3888888889</text:p>
          </table:table-cell>
          <table:table-cell/>
          <table:table-cell table:formula="of:=[$Victim.$U$3]" office:value-type="float" office:value="0.755637250485302">
            <text:p>0,7556372505</text:p>
          </table:table-cell>
          <table:table-cell table:formula="of:=[$Attacker.$U$3]" office:value-type="float" office:value="0.487498021521785">
            <text:p>0,4874980215</text:p>
          </table:table-cell>
          <table:table-cell table:number-columns-repeated="3"/>
        </table:table-row>
        <table:table-row table:style-name="ro2">
          <table:table-cell table:formula="of:=[$Victim.$T$4]" office:value-type="float" office:value="0.333333333333333">
            <text:p>0,3333333333</text:p>
          </table:table-cell>
          <table:table-cell table:formula="of:=[$Attacker.$T$4]" office:value-type="float" office:value="0.222222222222222">
            <text:p>0,2222222222</text:p>
          </table:table-cell>
          <table:table-cell/>
          <table:table-cell table:formula="of:=[$Victim.$U$4]" office:value-type="float" office:value="0.471404520791032">
            <text:p>0,4714045208</text:p>
          </table:table-cell>
          <table:table-cell table:formula="of:=[$Attacker.$U$4]" office:value-type="float" office:value="0.415739709641549">
            <text:p>0,4157397096</text:p>
          </table:table-cell>
          <table:table-cell table:number-columns-repeated="3"/>
        </table:table-row>
        <table:table-row table:style-name="ro2">
          <table:table-cell table:formula="of:=[$Victim.$T$5]" office:value-type="float" office:value="1.5">
            <text:p>1,5</text:p>
          </table:table-cell>
          <table:table-cell table:formula="of:=[$Attacker.$T$5]" office:value-type="float" office:value="1.5">
            <text:p>1,5</text:p>
          </table:table-cell>
          <table:table-cell/>
          <table:table-cell table:formula="of:=[$Victim.$U$5]" office:value-type="float" office:value="1.0137937550497">
            <text:p>1,013793755</text:p>
          </table:table-cell>
          <table:table-cell table:formula="of:=[$Attacker.$U$5]" office:value-type="float" office:value="0.763762615825973">
            <text:p>0,7637626158</text:p>
          </table:table-cell>
          <table:table-cell table:number-columns-repeated="3"/>
        </table:table-row>
        <table:table-row table:style-name="ro2">
          <table:table-cell table:formula="of:=[$Victim.$T$6]" office:value-type="float" office:value="5.55555555555556">
            <text:p>5,5555555556</text:p>
          </table:table-cell>
          <table:table-cell table:formula="of:=[$Attacker.$T$6]" office:value-type="float" office:value="5.88888888888889">
            <text:p>5,8888888889</text:p>
          </table:table-cell>
          <table:table-cell/>
          <table:table-cell table:formula="of:=[$Victim.$U$6]" office:value-type="float" office:value="1.4229164972073">
            <text:p>1,4229164972</text:p>
          </table:table-cell>
          <table:table-cell table:formula="of:=[$Attacker.$U$6]" office:value-type="float" office:value="1.40984194893884">
            <text:p>1,4098419489</text:p>
          </table:table-cell>
          <table:table-cell table:number-columns-repeated="3"/>
        </table:table-row>
        <table:table-row table:style-name="ro2">
          <table:table-cell table:formula="of:=[$Victim.$T$7]" office:value-type="float" office:value="1.66666666666667">
            <text:p>1,6666666667</text:p>
          </table:table-cell>
          <table:table-cell table:formula="of:=[$Attacker.$T$7]" office:value-type="float" office:value="2.16666666666667">
            <text:p>2,1666666667</text:p>
          </table:table-cell>
          <table:table-cell/>
          <table:table-cell table:formula="of:=[$Victim.$U$7]" office:value-type="float" office:value="0.74535599249993">
            <text:p>0,7453559925</text:p>
          </table:table-cell>
          <table:table-cell table:formula="of:=[$Attacker.$U$7]" office:value-type="float" office:value="0.5">
            <text:p>0,5</text:p>
          </table:table-cell>
          <table:table-cell table:number-columns-repeated="3"/>
        </table:table-row>
        <table:table-row table:style-name="ro2">
          <table:table-cell table:formula="of:=[$Victim.$T$8]" office:value-type="float" office:value="1">
            <text:p>1</text:p>
          </table:table-cell>
          <table:table-cell table:formula="of:=[$Attacker.$T$8]" office:value-type="float" office:value="3.77777777777778">
            <text:p>3,7777777778</text:p>
          </table:table-cell>
          <table:table-cell/>
          <table:table-cell table:formula="of:=[$Victim.$U$8]" office:value-type="float" office:value="0.333333333333333">
            <text:p>0,3333333333</text:p>
          </table:table-cell>
          <table:table-cell table:formula="of:=[$Attacker.$U$8]" office:value-type="float" office:value="0.628539361054709">
            <text:p>0,6285393611</text:p>
          </table:table-cell>
          <table:table-cell table:number-columns-repeated="3"/>
        </table:table-row>
        <table:table-row table:style-name="ro2">
          <table:table-cell table:formula="of:=[$Victim.$T$9]" office:value-type="float" office:value="0.0555555555555556">
            <text:p>0,0555555556</text:p>
          </table:table-cell>
          <table:table-cell table:formula="of:=[$Attacker.$T$9]" office:value-type="float" office:value="2.22222222222222">
            <text:p>2,2222222222</text:p>
          </table:table-cell>
          <table:table-cell/>
          <table:table-cell table:formula="of:=[$Victim.$U$9]" office:value-type="float" office:value="0.229061423645426">
            <text:p>0,2290614236</text:p>
          </table:table-cell>
          <table:table-cell table:formula="of:=[$Attacker.$U$9]" office:value-type="float" office:value="0.628539361054709">
            <text:p>0,6285393611</text:p>
          </table:table-cell>
          <table:table-cell table:number-columns-repeated="3"/>
        </table:table-row>
        <table:table-row table:style-name="ro2">
          <table:table-cell table:formula="of:=[$Victim.$T$10]" office:value-type="float" office:value="0.111111111111111">
            <text:p>0,1111111111</text:p>
          </table:table-cell>
          <table:table-cell table:formula="of:=[$Attacker.$T$10]" office:value-type="float" office:value="2">
            <text:p>2</text:p>
          </table:table-cell>
          <table:table-cell/>
          <table:table-cell table:formula="of:=[$Victim.$U$10]" office:value-type="float" office:value="0.458122847290851">
            <text:p>0,4581228473</text:p>
          </table:table-cell>
          <table:table-cell table:formula="of:=[$Attacker.$U$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]" office:value-type="float" office:value="1.88888888888889">
            <text:p>1,8888888889</text:p>
          </table:table-cell>
          <table:table-cell table:formula="of:=[$Attacker.$T$11]" office:value-type="float" office:value="1.77777777777778">
            <text:p>1,7777777778</text:p>
          </table:table-cell>
          <table:table-cell/>
          <table:table-cell table:formula="of:=[$Victim.$U$11]" office:value-type="float" office:value="0.808901098808946">
            <text:p>0,8089010988</text:p>
          </table:table-cell>
          <table:table-cell table:formula="of:=[$Attacker.$U$11]" office:value-type="float" office:value="0.628539361054709">
            <text:p>0,6285393611</text:p>
          </table:table-cell>
          <table:table-cell table:number-columns-repeated="3"/>
        </table:table-row>
        <table:table-row table:style-name="ro2">
          <table:table-cell table:formula="of:=[$Victim.$T$12]" office:value-type="float" office:value="0.111111111111111">
            <text:p>0,1111111111</text:p>
          </table:table-cell>
          <table:table-cell table:formula="of:=[$Attacker.$T$12]" office:value-type="float" office:value="0.333333333333333">
            <text:p>0,3333333333</text:p>
          </table:table-cell>
          <table:table-cell/>
          <table:table-cell table:formula="of:=[$Victim.$U$12]" office:value-type="float" office:value="0.458122847290851">
            <text:p>0,4581228473</text:p>
          </table:table-cell>
          <table:table-cell table:formula="of:=[$Attacker.$U$12]" office:value-type="float" office:value="0.74535599249993">
            <text:p>0,7453559925</text:p>
          </table:table-cell>
          <table:table-cell table:number-columns-repeated="3"/>
        </table:table-row>
        <table:table-row table:style-name="ro2">
          <table:table-cell table:formula="of:=[$Victim.$T$13]" office:value-type="float" office:value="0">
            <text:p>0</text:p>
          </table:table-cell>
          <table:table-cell table:formula="of:=[$Attacker.$T$13]" office:value-type="float" office:value="0">
            <text:p>0</text:p>
          </table:table-cell>
          <table:table-cell/>
          <table:table-cell table:formula="of:=[$Victim.$U$13]" office:value-type="float" office:value="0">
            <text:p>0</text:p>
          </table:table-cell>
          <table:table-cell table:formula="of:=[$Attacker.$U$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]" office:value-type="float" office:value="0">
            <text:p>0</text:p>
          </table:table-cell>
          <table:table-cell table:formula="of:=[$Attacker.$T$14]" office:value-type="float" office:value="0">
            <text:p>0</text:p>
          </table:table-cell>
          <table:table-cell/>
          <table:table-cell table:formula="of:=[$Victim.$U$14]" office:value-type="float" office:value="0">
            <text:p>0</text:p>
          </table:table-cell>
          <table:table-cell table:formula="of:=[$Attacker.$U$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]" office:value-type="float" office:value="0">
            <text:p>0</text:p>
          </table:table-cell>
          <table:table-cell table:formula="of:=[$Attacker.$T$15]" office:value-type="float" office:value="31.2222222222222">
            <text:p>31,2222222222</text:p>
          </table:table-cell>
          <table:table-cell/>
          <table:table-cell table:formula="of:=[$Victim.$U$15]" office:value-type="float" office:value="0">
            <text:p>0</text:p>
          </table:table-cell>
          <table:table-cell table:formula="of:=[$Attacker.$U$15]" office:value-type="float" office:value="38.2485374528746">
            <text:p>38,2485374529</text:p>
          </table:table-cell>
          <table:table-cell table:number-columns-repeated="3"/>
        </table:table-row>
        <table:table-row table:style-name="ro2">
          <table:table-cell table:formula="of:=[$Victim.$T$16]" office:value-type="float" office:value="0">
            <text:p>0</text:p>
          </table:table-cell>
          <table:table-cell table:formula="of:=[$Attacker.$T$16]" office:value-type="float" office:value="100.888888888889">
            <text:p>100,8888888889</text:p>
          </table:table-cell>
          <table:table-cell/>
          <table:table-cell table:formula="of:=[$Victim.$U$16]" office:value-type="float" office:value="0">
            <text:p>0</text:p>
          </table:table-cell>
          <table:table-cell table:formula="of:=[$Attacker.$U$16]" office:value-type="float" office:value="39.7546487692374">
            <text:p>39,7546487692</text:p>
          </table:table-cell>
          <table:table-cell table:number-columns-repeated="3"/>
        </table:table-row>
        <table:table-row table:style-name="ro2">
          <table:table-cell table:formula="of:=[$Victim.$T$17]" office:value-type="float" office:value="0">
            <text:p>0</text:p>
          </table:table-cell>
          <table:table-cell table:formula="of:=[$Attacker.$T$17]" office:value-type="float" office:value="9.44444444444444">
            <text:p>9,4444444444</text:p>
          </table:table-cell>
          <table:table-cell/>
          <table:table-cell table:formula="of:=[$Victim.$U$17]" office:value-type="float" office:value="0">
            <text:p>0</text:p>
          </table:table-cell>
          <table:table-cell table:formula="of:=[$Attacker.$U$17]" office:value-type="float" office:value="10.0787026403987">
            <text:p>10,0787026404</text:p>
          </table:table-cell>
          <table:table-cell table:number-columns-repeated="3"/>
        </table:table-row>
        <table:table-row table:style-name="ro2">
          <table:table-cell table:formula="of:=[$Victim.$T$18]" office:value-type="float" office:value="0">
            <text:p>0</text:p>
          </table:table-cell>
          <table:table-cell table:formula="of:=[$Attacker.$T$18]" office:value-type="float" office:value="53.3333333333333">
            <text:p>53,3333333333</text:p>
          </table:table-cell>
          <table:table-cell/>
          <table:table-cell table:formula="of:=[$Victim.$U$18]" office:value-type="float" office:value="0">
            <text:p>0</text:p>
          </table:table-cell>
          <table:table-cell table:formula="of:=[$Attacker.$U$18]" office:value-type="float" office:value="11.5181016954473">
            <text:p>11,5181016954</text:p>
          </table:table-cell>
          <table:table-cell table:number-columns-repeated="3"/>
        </table:table-row>
        <table:table-row table:style-name="ro2">
          <table:table-cell table:formula="of:=[$Victim.$T$19]" office:value-type="float" office:value="0">
            <text:p>0</text:p>
          </table:table-cell>
          <table:table-cell table:formula="of:=[$Attacker.$T$19]" office:value-type="float" office:value="7.5">
            <text:p>7,5</text:p>
          </table:table-cell>
          <table:table-cell/>
          <table:table-cell table:formula="of:=[$Victim.$U$19]" office:value-type="float" office:value="0">
            <text:p>0</text:p>
          </table:table-cell>
          <table:table-cell table:formula="of:=[$Attacker.$U$19]" office:value-type="float" office:value="12.1712320201732">
            <text:p>12,1712320202</text:p>
          </table:table-cell>
          <table:table-cell table:number-columns-repeated="3"/>
        </table:table-row>
        <table:table-row table:style-name="ro2">
          <table:table-cell table:formula="of:=[$Victim.$T$20]" office:value-type="float" office:value="0">
            <text:p>0</text:p>
          </table:table-cell>
          <table:table-cell table:formula="of:=[$Attacker.$T$20]" office:value-type="float" office:value="2.11111111111111">
            <text:p>2,1111111111</text:p>
          </table:table-cell>
          <table:table-cell/>
          <table:table-cell table:formula="of:=[$Victim.$U$20]" office:value-type="float" office:value="0">
            <text:p>0</text:p>
          </table:table-cell>
          <table:table-cell table:formula="of:=[$Attacker.$U$20]" office:value-type="float" office:value="1.82235771853964">
            <text:p>1,8223577185</text:p>
          </table:table-cell>
          <table:table-cell table:number-columns-repeated="3"/>
        </table:table-row>
        <table:table-row table:style-name="ro2">
          <table:table-cell table:formula="of:=[$Victim.$T$21]" office:value-type="float" office:value="0">
            <text:p>0</text:p>
          </table:table-cell>
          <table:table-cell table:formula="of:=[$Attacker.$T$21]" office:value-type="float" office:value="2.05555555555556">
            <text:p>2,0555555556</text:p>
          </table:table-cell>
          <table:table-cell/>
          <table:table-cell table:formula="of:=[$Victim.$U$21]" office:value-type="float" office:value="0">
            <text:p>0</text:p>
          </table:table-cell>
          <table:table-cell table:formula="of:=[$Attacker.$U$21]" office:value-type="float" office:value="0.970236066476277">
            <text:p>0,9702360665</text:p>
          </table:table-cell>
          <table:table-cell table:number-columns-repeated="3"/>
        </table:table-row>
        <table:table-row table:style-name="ro2">
          <table:table-cell table:formula="of:=[$Victim.$T$22]" office:value-type="float" office:value="0">
            <text:p>0</text:p>
          </table:table-cell>
          <table:table-cell table:formula="of:=[$Attacker.$T$22]" office:value-type="float" office:value="3.88888888888889">
            <text:p>3,8888888889</text:p>
          </table:table-cell>
          <table:table-cell/>
          <table:table-cell table:formula="of:=[$Victim.$U$22]" office:value-type="float" office:value="0">
            <text:p>0</text:p>
          </table:table-cell>
          <table:table-cell table:formula="of:=[$Attacker.$U$22]" office:value-type="float" office:value="1.19670329047433">
            <text:p>1,1967032905</text:p>
          </table:table-cell>
          <table:table-cell table:number-columns-repeated="3"/>
        </table:table-row>
        <table:table-row table:style-name="ro2">
          <table:table-cell table:formula="of:=[$Victim.$T$23]" office:value-type="float" office:value="0">
            <text:p>0</text:p>
          </table:table-cell>
          <table:table-cell table:formula="of:=[$Attacker.$T$23]" office:value-type="float" office:value="2.88888888888889">
            <text:p>2,8888888889</text:p>
          </table:table-cell>
          <table:table-cell/>
          <table:table-cell table:formula="of:=[$Victim.$U$23]" office:value-type="float" office:value="0">
            <text:p>0</text:p>
          </table:table-cell>
          <table:table-cell table:formula="of:=[$Attacker.$U$23]" office:value-type="float" office:value="2.13148067702787">
            <text:p>2,131480677</text:p>
          </table:table-cell>
          <table:table-cell table:number-columns-repeated="3"/>
        </table:table-row>
        <table:table-row table:style-name="ro2">
          <table:table-cell table:formula="of:=[$Victim.$T$24]" office:value-type="float" office:value="0">
            <text:p>0</text:p>
          </table:table-cell>
          <table:table-cell table:formula="of:=[$Attacker.$T$24]" office:value-type="float" office:value="1">
            <text:p>1</text:p>
          </table:table-cell>
          <table:table-cell/>
          <table:table-cell table:formula="of:=[$Victim.$U$24]" office:value-type="float" office:value="0">
            <text:p>0</text:p>
          </table:table-cell>
          <table:table-cell table:formula="of:=[$Attacker.$U$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]" office:value-type="float" office:value="6.72222222222222">
            <text:p>6,7222222222</text:p>
          </table:table-cell>
          <table:table-cell table:formula="of:=[$Attacker.$T$25]" office:value-type="float" office:value="0.944444444444444">
            <text:p>0,9444444444</text:p>
          </table:table-cell>
          <table:table-cell/>
          <table:table-cell table:formula="of:=[$Victim.$U$25]" office:value-type="float" office:value="27.7164322610965">
            <text:p>27,7164322611</text:p>
          </table:table-cell>
          <table:table-cell table:formula="of:=[$Attacker.$U$25]" office:value-type="float" office:value="0.229061423645426">
            <text:p>0,2290614236</text:p>
          </table:table-cell>
          <table:table-cell table:number-columns-repeated="3"/>
        </table:table-row>
        <table:table-row table:style-name="ro2">
          <table:table-cell table:formula="of:=[$Victim.$T$26]" office:value-type="float" office:value="28.0555555555556">
            <text:p>28,0555555556</text:p>
          </table:table-cell>
          <table:table-cell table:formula="of:=[$Attacker.$T$26]" office:value-type="float" office:value="0.888888888888889">
            <text:p>0,8888888889</text:p>
          </table:table-cell>
          <table:table-cell/>
          <table:table-cell table:formula="of:=[$Victim.$U$26]" office:value-type="float" office:value="31.831975926072">
            <text:p>31,8319759261</text:p>
          </table:table-cell>
          <table:table-cell table:formula="of:=[$Attacker.$U$26]" office:value-type="float" office:value="0.314269680527354">
            <text:p>0,3142696805</text:p>
          </table:table-cell>
          <table:table-cell table:number-columns-repeated="3"/>
        </table:table-row>
        <table:table-row table:style-name="ro2">
          <table:table-cell table:formula="of:=[$Victim.$T$27]" office:value-type="float" office:value="74.2777777777778">
            <text:p>74,2777777778</text:p>
          </table:table-cell>
          <table:table-cell table:formula="of:=[$Attacker.$T$27]" office:value-type="float" office:value="1">
            <text:p>1</text:p>
          </table:table-cell>
          <table:table-cell/>
          <table:table-cell table:formula="of:=[$Victim.$U$27]" office:value-type="float" office:value="41.7463312500573">
            <text:p>41,7463312501</text:p>
          </table:table-cell>
          <table:table-cell table:formula="of:=[$Attacker.$U$2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8]" office:value-type="float" office:value="12.9444444444444">
            <text:p>12,9444444444</text:p>
          </table:table-cell>
          <table:table-cell table:formula="of:=[$Attacker.$T$28]" office:value-type="float" office:value="0.944444444444444">
            <text:p>0,9444444444</text:p>
          </table:table-cell>
          <table:table-cell/>
          <table:table-cell table:formula="of:=[$Victim.$U$28]" office:value-type="float" office:value="34.0399638043648">
            <text:p>34,0399638044</text:p>
          </table:table-cell>
          <table:table-cell table:formula="of:=[$Attacker.$U$28]" office:value-type="float" office:value="0.229061423645426">
            <text:p>0,2290614236</text:p>
          </table:table-cell>
          <table:table-cell table:number-columns-repeated="3"/>
        </table:table-row>
        <table:table-row table:style-name="ro2">
          <table:table-cell table:formula="of:=[$Victim.$T$29]" office:value-type="float" office:value="1.11111111111111">
            <text:p>1,1111111111</text:p>
          </table:table-cell>
          <table:table-cell table:formula="of:=[$Attacker.$T$29]" office:value-type="float" office:value="1">
            <text:p>1</text:p>
          </table:table-cell>
          <table:table-cell/>
          <table:table-cell table:formula="of:=[$Victim.$U$29]" office:value-type="float" office:value="0.458122847290851">
            <text:p>0,4581228473</text:p>
          </table:table-cell>
          <table:table-cell table:formula="of:=[$Attacker.$U$2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30]" office:value-type="float" office:value="1">
            <text:p>1</text:p>
          </table:table-cell>
          <table:table-cell table:formula="of:=[$Attacker.$T$30]" office:value-type="float" office:value="1.11111111111111">
            <text:p>1,1111111111</text:p>
          </table:table-cell>
          <table:table-cell/>
          <table:table-cell table:formula="of:=[$Victim.$U$30]" office:value-type="float" office:value="0">
            <text:p>0</text:p>
          </table:table-cell>
          <table:table-cell table:formula="of:=[$Attacker.$U$30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31]" office:value-type="float" office:value="2.77777777777778">
            <text:p>2,7777777778</text:p>
          </table:table-cell>
          <table:table-cell table:formula="of:=[$Attacker.$T$31]" office:value-type="float" office:value="1.11111111111111">
            <text:p>1,1111111111</text:p>
          </table:table-cell>
          <table:table-cell/>
          <table:table-cell table:formula="of:=[$Victim.$U$31]" office:value-type="float" office:value="0.916245694581702">
            <text:p>0,9162456946</text:p>
          </table:table-cell>
          <table:table-cell table:formula="of:=[$Attacker.$U$31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32]" office:value-type="float" office:value="1.44444444444444">
            <text:p>1,4444444444</text:p>
          </table:table-cell>
          <table:table-cell table:formula="of:=[$Attacker.$T$32]" office:value-type="float" office:value="1.11111111111111">
            <text:p>1,1111111111</text:p>
          </table:table-cell>
          <table:table-cell/>
          <table:table-cell table:formula="of:=[$Victim.$U$32]" office:value-type="float" office:value="1.06574033851394">
            <text:p>1,0657403385</text:p>
          </table:table-cell>
          <table:table-cell table:formula="of:=[$Attacker.$U$32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33]" office:value-type="float" office:value="1">
            <text:p>1</text:p>
          </table:table-cell>
          <table:table-cell table:formula="of:=[$Attacker.$T$33]" office:value-type="float" office:value="1">
            <text:p>1</text:p>
          </table:table-cell>
          <table:table-cell/>
          <table:table-cell table:formula="of:=[$Victim.$U$33]" office:value-type="float" office:value="0">
            <text:p>0</text:p>
          </table:table-cell>
          <table:table-cell table:formula="of:=[$Attacker.$U$3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34]" office:value-type="float" office:value="5.5">
            <text:p>5,5</text:p>
          </table:table-cell>
          <table:table-cell table:formula="of:=[$Attacker.$T$34]" office:value-type="float" office:value="1.11111111111111">
            <text:p>1,1111111111</text:p>
          </table:table-cell>
          <table:table-cell/>
          <table:table-cell table:formula="of:=[$Victim.$U$34]" office:value-type="float" office:value="3.947573094109">
            <text:p>3,9475730941</text:p>
          </table:table-cell>
          <table:table-cell table:formula="of:=[$Attacker.$U$34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35]" office:value-type="float" office:value="6.61111111111111">
            <text:p>6,6111111111</text:p>
          </table:table-cell>
          <table:table-cell table:formula="of:=[$Attacker.$T$35]" office:value-type="float" office:value="1">
            <text:p>1</text:p>
          </table:table-cell>
          <table:table-cell/>
          <table:table-cell table:formula="of:=[$Victim.$U$35]" office:value-type="float" office:value="14.0757430784267">
            <text:p>14,0757430784</text:p>
          </table:table-cell>
          <table:table-cell table:formula="of:=[$Attacker.$U$3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36]" office:value-type="float" office:value="34.1666666666667">
            <text:p>34,1666666667</text:p>
          </table:table-cell>
          <table:table-cell table:formula="of:=[$Attacker.$T$36]" office:value-type="float" office:value="1">
            <text:p>1</text:p>
          </table:table-cell>
          <table:table-cell/>
          <table:table-cell table:formula="of:=[$Victim.$U$36]" office:value-type="float" office:value="24.8310960960916">
            <text:p>24,8310960961</text:p>
          </table:table-cell>
          <table:table-cell table:formula="of:=[$Attacker.$U$3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37]" office:value-type="float" office:value="13.2222222222222">
            <text:p>13,2222222222</text:p>
          </table:table-cell>
          <table:table-cell table:formula="of:=[$Attacker.$T$37]" office:value-type="float" office:value="1.22222222222222">
            <text:p>1,2222222222</text:p>
          </table:table-cell>
          <table:table-cell/>
          <table:table-cell table:formula="of:=[$Victim.$U$37]" office:value-type="float" office:value="20.6224137922137">
            <text:p>20,6224137922</text:p>
          </table:table-cell>
          <table:table-cell table:formula="of:=[$Attacker.$U$37]" office:value-type="float" office:value="0.628539361054709">
            <text:p>0,6285393611</text:p>
          </table:table-cell>
          <table:table-cell table:number-columns-repeated="3"/>
        </table:table-row>
        <table:table-row table:style-name="ro2">
          <table:table-cell table:formula="of:=[$Victim.$T$38]" office:value-type="float" office:value="3.44444444444444">
            <text:p>3,4444444444</text:p>
          </table:table-cell>
          <table:table-cell table:formula="of:=[$Attacker.$T$38]" office:value-type="float" office:value="1.44444444444444">
            <text:p>1,4444444444</text:p>
          </table:table-cell>
          <table:table-cell/>
          <table:table-cell table:formula="of:=[$Victim.$U$38]" office:value-type="float" office:value="10.0952256164443">
            <text:p>10,0952256164</text:p>
          </table:table-cell>
          <table:table-cell table:formula="of:=[$Attacker.$U$38]" office:value-type="float" office:value="0.831479419283098">
            <text:p>0,8314794193</text:p>
          </table:table-cell>
          <table:table-cell table:number-columns-repeated="3"/>
        </table:table-row>
        <table:table-row table:style-name="ro4">
          <table:table-cell table:formula="of:=[$Victim.$T$39]" office:value-type="float" office:value="1.5">
            <text:p>1,5</text:p>
          </table:table-cell>
          <table:table-cell table:formula="of:=[$Attacker.$T$39]" office:value-type="float" office:value="2.38888888888889">
            <text:p>2,3888888889</text:p>
          </table:table-cell>
          <table:table-cell/>
          <table:table-cell table:formula="of:=[$Victim.$U$39]" office:value-type="float" office:value="1.89296944860009">
            <text:p>1,8929694486</text:p>
          </table:table-cell>
          <table:table-cell table:formula="of:=[$Attacker.$U$39]" office:value-type="float" office:value="1.00768650817873">
            <text:p>1,0076865082</text:p>
          </table:table-cell>
          <table:table-cell/>
          <table:table-cell office:value-type="string">
            <text:p>Qtd pacotes vitima</text:p>
          </table:table-cell>
          <table:table-cell table:formula="of:=SUM([.A2:.A500])" office:value-type="float" office:value="508.948397435897">
            <text:p>508,9483974359</text:p>
          </table:table-cell>
        </table:table-row>
        <table:table-row table:style-name="ro4">
          <table:table-cell table:formula="of:=[$Victim.$T$40]" office:value-type="float" office:value="1.11111111111111">
            <text:p>1,1111111111</text:p>
          </table:table-cell>
          <table:table-cell table:formula="of:=[$Attacker.$T$40]" office:value-type="float" office:value="1.5">
            <text:p>1,5</text:p>
          </table:table-cell>
          <table:table-cell/>
          <table:table-cell table:formula="of:=[$Victim.$U$40]" office:value-type="float" office:value="0.458122847290851">
            <text:p>0,4581228473</text:p>
          </table:table-cell>
          <table:table-cell table:formula="of:=[$Attacker.$U$40]" office:value-type="float" office:value="1.16666666666667">
            <text:p>1,1666666667</text:p>
          </table:table-cell>
          <table:table-cell/>
          <table:table-cell office:value-type="string">
            <text:p>Qtd pacotes atacante</text:p>
          </table:table-cell>
          <table:table-cell table:formula="of:=SUM([.B2:.B500])" office:value-type="float" office:value="631.444444444444">
            <text:p>631,4444444444</text:p>
          </table:table-cell>
        </table:table-row>
        <table:table-row table:style-name="ro2">
          <table:table-cell table:formula="of:=[$Victim.$T$41]" office:value-type="float" office:value="0.944444444444444">
            <text:p>0,9444444444</text:p>
          </table:table-cell>
          <table:table-cell table:formula="of:=[$Attacker.$T$41]" office:value-type="float" office:value="2.77777777777778">
            <text:p>2,7777777778</text:p>
          </table:table-cell>
          <table:table-cell/>
          <table:table-cell table:formula="of:=[$Victim.$U$41]" office:value-type="float" office:value="0.229061423645426">
            <text:p>0,2290614236</text:p>
          </table:table-cell>
          <table:table-cell table:formula="of:=[$Attacker.$U$41]" office:value-type="float" office:value="0.916245694581702">
            <text:p>0,9162456946</text:p>
          </table:table-cell>
          <table:table-cell table:number-columns-repeated="3"/>
        </table:table-row>
        <table:table-row table:style-name="ro4">
          <table:table-cell table:formula="of:=[$Victim.$T$42]" office:value-type="float" office:value="1.11111111111111">
            <text:p>1,1111111111</text:p>
          </table:table-cell>
          <table:table-cell table:formula="of:=[$Attacker.$T$42]" office:value-type="float" office:value="1.22222222222222">
            <text:p>1,2222222222</text:p>
          </table:table-cell>
          <table:table-cell/>
          <table:table-cell table:formula="of:=[$Victim.$U$42]" office:value-type="float" office:value="0.458122847290851">
            <text:p>0,4581228473</text:p>
          </table:table-cell>
          <table:table-cell table:formula="of:=[$Attacker.$U$42]" office:value-type="float" office:value="0.628539361054709">
            <text:p>0,6285393611</text:p>
          </table:table-cell>
          <table:table-cell/>
          <table:table-cell office:value-type="string">
            <text:p>analise no arquivo ExtInt-Of-IDPS</text:p>
          </table:table-cell>
          <table:table-cell/>
        </table:table-row>
        <table:table-row table:style-name="ro2">
          <table:table-cell table:formula="of:=[$Victim.$T$43]" office:value-type="float" office:value="1.11111111111111">
            <text:p>1,1111111111</text:p>
          </table:table-cell>
          <table:table-cell table:formula="of:=[$Attacker.$T$43]" office:value-type="float" office:value="2.61111111111111">
            <text:p>2,6111111111</text:p>
          </table:table-cell>
          <table:table-cell/>
          <table:table-cell table:formula="of:=[$Victim.$U$43]" office:value-type="float" office:value="0.458122847290851">
            <text:p>0,4581228473</text:p>
          </table:table-cell>
          <table:table-cell table:formula="of:=[$Attacker.$U$43]" office:value-type="float" office:value="3.93190495093789">
            <text:p>3,9319049509</text:p>
          </table:table-cell>
          <table:table-cell table:number-columns-repeated="3"/>
        </table:table-row>
        <table:table-row table:style-name="ro2">
          <table:table-cell table:formula="of:=[$Victim.$T$44]" office:value-type="float" office:value="1.05555555555556">
            <text:p>1,0555555556</text:p>
          </table:table-cell>
          <table:table-cell table:formula="of:=[$Attacker.$T$44]" office:value-type="float" office:value="13.5555555555556">
            <text:p>13,5555555556</text:p>
          </table:table-cell>
          <table:table-cell/>
          <table:table-cell table:formula="of:=[$Victim.$U$44]" office:value-type="float" office:value="0.524110062892034">
            <text:p>0,5241100629</text:p>
          </table:table-cell>
          <table:table-cell table:formula="of:=[$Attacker.$U$44]" office:value-type="float" office:value="5.11231869792326">
            <text:p>5,1123186979</text:p>
          </table:table-cell>
          <table:table-cell table:number-columns-repeated="3"/>
        </table:table-row>
        <table:table-row table:style-name="ro2">
          <table:table-cell table:formula="of:=[$Victim.$T$45]" office:value-type="float" office:value="1.94444444444444">
            <text:p>1,9444444444</text:p>
          </table:table-cell>
          <table:table-cell table:formula="of:=[$Attacker.$T$45]" office:value-type="float" office:value="10.3333333333333">
            <text:p>10,3333333333</text:p>
          </table:table-cell>
          <table:table-cell/>
          <table:table-cell table:formula="of:=[$Victim.$U$45]" office:value-type="float" office:value="1.07869376883042">
            <text:p>1,0786937688</text:p>
          </table:table-cell>
          <table:table-cell table:formula="of:=[$Attacker.$U$45]" office:value-type="float" office:value="9.98888270918113">
            <text:p>9,9888827092</text:p>
          </table:table-cell>
          <table:table-cell table:number-columns-repeated="3"/>
        </table:table-row>
        <table:table-row table:style-name="ro2">
          <table:table-cell table:formula="of:=[$Victim.$T$46]" office:value-type="float" office:value="1.66666666666667">
            <text:p>1,6666666667</text:p>
          </table:table-cell>
          <table:table-cell table:formula="of:=[$Attacker.$T$46]" office:value-type="float" office:value="21.7777777777778">
            <text:p>21,7777777778</text:p>
          </table:table-cell>
          <table:table-cell/>
          <table:table-cell table:formula="of:=[$Victim.$U$46]" office:value-type="float" office:value="0.942809041582063">
            <text:p>0,9428090416</text:p>
          </table:table-cell>
          <table:table-cell table:formula="of:=[$Attacker.$U$46]" office:value-type="float" office:value="10.3147981913557">
            <text:p>10,3147981914</text:p>
          </table:table-cell>
          <table:table-cell table:number-columns-repeated="3"/>
        </table:table-row>
        <table:table-row table:style-name="ro2">
          <table:table-cell table:formula="of:=[$Victim.$T$47]" office:value-type="float" office:value="1.33333333333333">
            <text:p>1,3333333333</text:p>
          </table:table-cell>
          <table:table-cell table:formula="of:=[$Attacker.$T$47]" office:value-type="float" office:value="4">
            <text:p>4</text:p>
          </table:table-cell>
          <table:table-cell/>
          <table:table-cell table:formula="of:=[$Victim.$U$47]" office:value-type="float" office:value="0.74535599249993">
            <text:p>0,7453559925</text:p>
          </table:table-cell>
          <table:table-cell table:formula="of:=[$Attacker.$U$47]" office:value-type="float" office:value="5.65685424949238">
            <text:p>5,6568542495</text:p>
          </table:table-cell>
          <table:table-cell table:number-columns-repeated="3"/>
        </table:table-row>
        <table:table-row table:style-name="ro2">
          <table:table-cell table:formula="of:=[$Victim.$T$48]" office:value-type="float" office:value="1.16666666666667">
            <text:p>1,1666666667</text:p>
          </table:table-cell>
          <table:table-cell table:formula="of:=[$Attacker.$T$48]" office:value-type="float" office:value="0.277777777777778">
            <text:p>0,2777777778</text:p>
          </table:table-cell>
          <table:table-cell office:value-type="float" office:value="0">
            <text:p>0</text:p>
          </table:table-cell>
          <table:table-cell table:formula="of:=[$Victim.$U$48]" office:value-type="float" office:value="0.687184270936277">
            <text:p>0,6871842709</text:p>
          </table:table-cell>
          <table:table-cell table:formula="of:=[$Attacker.$U$48]" office:value-type="float" office:value="0.803157349711164">
            <text:p>0,8031573497</text:p>
          </table:table-cell>
          <table:table-cell table:number-columns-repeated="3"/>
        </table:table-row>
        <table:table-row table:style-name="ro2">
          <table:table-cell table:formula="of:=[$Victim.$T$49]" office:value-type="float" office:value="1.22222222222222">
            <text:p>1,2222222222</text:p>
          </table:table-cell>
          <table:table-cell table:formula="of:=[$Attacker.$T$49]" office:value-type="float" office:value="0.222222222222222">
            <text:p>0,2222222222</text:p>
          </table:table-cell>
          <table:table-cell office:value-type="float" office:value="125">
            <text:p>125</text:p>
          </table:table-cell>
          <table:table-cell table:formula="of:=[$Victim.$U$49]" office:value-type="float" office:value="0.628539361054709">
            <text:p>0,6285393611</text:p>
          </table:table-cell>
          <table:table-cell table:formula="of:=[$Attacker.$U$49]" office:value-type="float" office:value="0.628539361054709">
            <text:p>0,6285393611</text:p>
          </table:table-cell>
          <table:table-cell table:number-columns-repeated="3"/>
        </table:table-row>
        <table:table-row table:style-name="ro2">
          <table:table-cell table:formula="of:=[$Victim.$T$50]" office:value-type="float" office:value="1.33333333333333">
            <text:p>1,3333333333</text:p>
          </table:table-cell>
          <table:table-cell table:formula="of:=[$Attacker.$T$50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$Victim.$U$50]" office:value-type="float" office:value="0.74535599249993">
            <text:p>0,7453559925</text:p>
          </table:table-cell>
          <table:table-cell table:formula="of:=[$Attacker.$U$5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51]" office:value-type="float" office:value="1.22222222222222">
            <text:p>1,2222222222</text:p>
          </table:table-cell>
          <table:table-cell table:formula="of:=[$Attacker.$T$51]" office:value-type="float" office:value="0.111111111111111">
            <text:p>0,1111111111</text:p>
          </table:table-cell>
          <table:table-cell office:value-type="float" office:value="125">
            <text:p>125</text:p>
          </table:table-cell>
          <table:table-cell table:formula="of:=[$Victim.$U$51]" office:value-type="float" office:value="0.628539361054709">
            <text:p>0,6285393611</text:p>
          </table:table-cell>
          <table:table-cell table:formula="of:=[$Attacker.$U$51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52]" office:value-type="float" office:value="1.05555555555556">
            <text:p>1,0555555556</text:p>
          </table:table-cell>
          <table:table-cell table:formula="of:=[$Attacker.$T$52]" office:value-type="float" office:value="0.111111111111111">
            <text:p>0,1111111111</text:p>
          </table:table-cell>
          <table:table-cell office:value-type="float" office:value="125">
            <text:p>125</text:p>
          </table:table-cell>
          <table:table-cell table:formula="of:=[$Victim.$U$52]" office:value-type="float" office:value="0.524110062892033">
            <text:p>0,5241100629</text:p>
          </table:table-cell>
          <table:table-cell table:formula="of:=[$Attacker.$U$52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53]" office:value-type="float" office:value="1.33333333333333">
            <text:p>1,3333333333</text:p>
          </table:table-cell>
          <table:table-cell table:formula="of:=[$Attacker.$T$53]" office:value-type="float" office:value="1.88888888888889">
            <text:p>1,8888888889</text:p>
          </table:table-cell>
          <table:table-cell office:value-type="float" office:value="125">
            <text:p>125</text:p>
          </table:table-cell>
          <table:table-cell table:formula="of:=[$Victim.$U$53]" office:value-type="float" office:value="0.74535599249993">
            <text:p>0,7453559925</text:p>
          </table:table-cell>
          <table:table-cell table:formula="of:=[$Attacker.$U$53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54]" office:value-type="float" office:value="0.944444444444444">
            <text:p>0,9444444444</text:p>
          </table:table-cell>
          <table:table-cell table:formula="of:=[$Attacker.$T$54]" office:value-type="float" office:value="2.11111111111111">
            <text:p>2,1111111111</text:p>
          </table:table-cell>
          <table:table-cell office:value-type="float" office:value="125">
            <text:p>125</text:p>
          </table:table-cell>
          <table:table-cell table:formula="of:=[$Victim.$U$54]" office:value-type="float" office:value="0.229061423645426">
            <text:p>0,2290614236</text:p>
          </table:table-cell>
          <table:table-cell table:formula="of:=[$Attacker.$U$54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55]" office:value-type="float" office:value="1.22222222222222">
            <text:p>1,2222222222</text:p>
          </table:table-cell>
          <table:table-cell table:formula="of:=[$Attacker.$T$55]" office:value-type="float" office:value="3.77777777777778">
            <text:p>3,7777777778</text:p>
          </table:table-cell>
          <table:table-cell table:formula="of:=[$AttackerPing.$T$55]" office:value-type="float" office:value="0">
            <text:p>0</text:p>
          </table:table-cell>
          <table:table-cell table:formula="of:=[$Victim.$U$55]" office:value-type="float" office:value="0.628539361054709">
            <text:p>0,6285393611</text:p>
          </table:table-cell>
          <table:table-cell table:formula="of:=[$Attacker.$U$55]" office:value-type="float" office:value="0.628539361054709">
            <text:p>0,6285393611</text:p>
          </table:table-cell>
          <table:table-cell table:number-columns-repeated="3"/>
        </table:table-row>
        <table:table-row table:style-name="ro2">
          <table:table-cell table:formula="of:=[$Victim.$T$56]" office:value-type="float" office:value="1.11111111111111">
            <text:p>1,1111111111</text:p>
          </table:table-cell>
          <table:table-cell table:formula="of:=[$Attacker.$T$56]" office:value-type="float" office:value="3.55555555555556">
            <text:p>3,5555555556</text:p>
          </table:table-cell>
          <table:table-cell/>
          <table:table-cell table:formula="of:=[$Victim.$U$56]" office:value-type="float" office:value="0.458122847290851">
            <text:p>0,4581228473</text:p>
          </table:table-cell>
          <table:table-cell table:formula="of:=[$Attacker.$U$56]" office:value-type="float" office:value="5.94626140455985">
            <text:p>5,9462614046</text:p>
          </table:table-cell>
          <table:table-cell table:number-columns-repeated="3"/>
        </table:table-row>
        <table:table-row table:style-name="ro2">
          <table:table-cell table:formula="of:=[$Victim.$T$57]" office:value-type="float" office:value="0.944444444444444">
            <text:p>0,9444444444</text:p>
          </table:table-cell>
          <table:table-cell table:formula="of:=[$Attacker.$T$57]" office:value-type="float" office:value="126.277777777778">
            <text:p>126,2777777778</text:p>
          </table:table-cell>
          <table:table-cell/>
          <table:table-cell table:formula="of:=[$Victim.$U$57]" office:value-type="float" office:value="0.229061423645426">
            <text:p>0,2290614236</text:p>
          </table:table-cell>
          <table:table-cell table:formula="of:=[$Attacker.$U$57]" office:value-type="float" office:value="30.9494310763642">
            <text:p>30,9494310764</text:p>
          </table:table-cell>
          <table:table-cell table:number-columns-repeated="3"/>
        </table:table-row>
        <table:table-row table:style-name="ro2">
          <table:table-cell table:formula="of:=[$Victim.$T$58]" office:value-type="float" office:value="1">
            <text:p>1</text:p>
          </table:table-cell>
          <table:table-cell table:formula="of:=[$Attacker.$T$58]" office:value-type="float" office:value="11.3333333333333">
            <text:p>11,3333333333</text:p>
          </table:table-cell>
          <table:table-cell/>
          <table:table-cell table:formula="of:=[$Victim.$U$58]" office:value-type="float" office:value="0">
            <text:p>0</text:p>
          </table:table-cell>
          <table:table-cell table:formula="of:=[$Attacker.$U$58]" office:value-type="float" office:value="18.8414436814168">
            <text:p>18,8414436814</text:p>
          </table:table-cell>
          <table:table-cell table:number-columns-repeated="3"/>
        </table:table-row>
        <table:table-row table:style-name="ro2">
          <table:table-cell table:formula="of:=[$Victim.$T$59]" office:value-type="float" office:value="1.11111111111111">
            <text:p>1,1111111111</text:p>
          </table:table-cell>
          <table:table-cell table:formula="of:=[$Attacker.$T$59]" office:value-type="float" office:value="20.5">
            <text:p>20,5</text:p>
          </table:table-cell>
          <table:table-cell/>
          <table:table-cell table:formula="of:=[$Victim.$U$59]" office:value-type="float" office:value="0.458122847290851">
            <text:p>0,4581228473</text:p>
          </table:table-cell>
          <table:table-cell table:formula="of:=[$Attacker.$U$59]" office:value-type="float" office:value="20.8546557551705">
            <text:p>20,8546557552</text:p>
          </table:table-cell>
          <table:table-cell table:number-columns-repeated="3"/>
        </table:table-row>
        <table:table-row table:style-name="ro2">
          <table:table-cell table:formula="of:=[$Victim.$T$60]" office:value-type="float" office:value="1.11111111111111">
            <text:p>1,1111111111</text:p>
          </table:table-cell>
          <table:table-cell table:formula="of:=[$Attacker.$T$60]" office:value-type="float" office:value="39.3888888888889">
            <text:p>39,3888888889</text:p>
          </table:table-cell>
          <table:table-cell/>
          <table:table-cell table:formula="of:=[$Victim.$U$60]" office:value-type="float" office:value="0.458122847290851">
            <text:p>0,4581228473</text:p>
          </table:table-cell>
          <table:table-cell table:formula="of:=[$Attacker.$U$60]" office:value-type="float" office:value="21.6721503032217">
            <text:p>21,6721503032</text:p>
          </table:table-cell>
          <table:table-cell table:number-columns-repeated="3"/>
        </table:table-row>
        <table:table-row table:style-name="ro2">
          <table:table-cell table:formula="of:=[$Victim.$T$61]" office:value-type="float" office:value="1">
            <text:p>1</text:p>
          </table:table-cell>
          <table:table-cell table:formula="of:=[$Attacker.$T$61]" office:value-type="float" office:value="7.44444444444444">
            <text:p>7,4444444444</text:p>
          </table:table-cell>
          <table:table-cell/>
          <table:table-cell table:formula="of:=[$Victim.$U$61]" office:value-type="float" office:value="0">
            <text:p>0</text:p>
          </table:table-cell>
          <table:table-cell table:formula="of:=[$Attacker.$U$61]" office:value-type="float" office:value="12.0840676660645">
            <text:p>12,0840676661</text:p>
          </table:table-cell>
          <table:table-cell table:number-columns-repeated="3"/>
        </table:table-row>
        <table:table-row table:style-name="ro2">
          <table:table-cell table:formula="of:=[$Victim.$T$62]" office:value-type="float" office:value="0.944444444444444">
            <text:p>0,9444444444</text:p>
          </table:table-cell>
          <table:table-cell table:formula="of:=[$Attacker.$T$62]" office:value-type="float" office:value="1.33333333333333">
            <text:p>1,3333333333</text:p>
          </table:table-cell>
          <table:table-cell/>
          <table:table-cell table:formula="of:=[$Victim.$U$62]" office:value-type="float" office:value="0.229061423645426">
            <text:p>0,2290614236</text:p>
          </table:table-cell>
          <table:table-cell table:formula="of:=[$Attacker.$U$62]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formula="of:=[$Victim.$T$63]" office:value-type="float" office:value="1.11111111111111">
            <text:p>1,1111111111</text:p>
          </table:table-cell>
          <table:table-cell table:formula="of:=[$Attacker.$T$63]" office:value-type="float" office:value="2.94444444444444">
            <text:p>2,9444444444</text:p>
          </table:table-cell>
          <table:table-cell/>
          <table:table-cell table:formula="of:=[$Victim.$U$63]" office:value-type="float" office:value="0.458122847290851">
            <text:p>0,4581228473</text:p>
          </table:table-cell>
          <table:table-cell table:formula="of:=[$Attacker.$U$63]" office:value-type="float" office:value="0.704920974469418">
            <text:p>0,7049209745</text:p>
          </table:table-cell>
          <table:table-cell table:number-columns-repeated="3"/>
        </table:table-row>
        <table:table-row table:style-name="ro2">
          <table:table-cell table:formula="of:=[$Victim.$T$64]" office:value-type="float" office:value="1.11111111111111">
            <text:p>1,1111111111</text:p>
          </table:table-cell>
          <table:table-cell table:formula="of:=[$Attacker.$T$64]" office:value-type="float" office:value="4.66666666666667">
            <text:p>4,6666666667</text:p>
          </table:table-cell>
          <table:table-cell/>
          <table:table-cell table:formula="of:=[$Victim.$U$64]" office:value-type="float" office:value="0.458122847290851">
            <text:p>0,4581228473</text:p>
          </table:table-cell>
          <table:table-cell table:formula="of:=[$Attacker.$U$64]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formula="of:=[$Victim.$T$65]" office:value-type="float" office:value="0.944444444444444">
            <text:p>0,9444444444</text:p>
          </table:table-cell>
          <table:table-cell table:formula="of:=[$Attacker.$T$65]" office:value-type="float" office:value="1.22222222222222">
            <text:p>1,2222222222</text:p>
          </table:table-cell>
          <table:table-cell/>
          <table:table-cell table:formula="of:=[$Victim.$U$65]" office:value-type="float" office:value="0.229061423645426">
            <text:p>0,2290614236</text:p>
          </table:table-cell>
          <table:table-cell table:formula="of:=[$Attacker.$U$65]" office:value-type="float" office:value="0.916245694581702">
            <text:p>0,9162456946</text:p>
          </table:table-cell>
          <table:table-cell table:number-columns-repeated="3"/>
        </table:table-row>
        <table:table-row table:style-name="ro2">
          <table:table-cell table:formula="of:=[$Victim.$T$66]" office:value-type="float" office:value="1.11111111111111">
            <text:p>1,1111111111</text:p>
          </table:table-cell>
          <table:table-cell table:formula="of:=[$Attacker.$T$66]" office:value-type="float" office:value="1.22222222222222">
            <text:p>1,2222222222</text:p>
          </table:table-cell>
          <table:table-cell/>
          <table:table-cell table:formula="of:=[$Victim.$U$66]" office:value-type="float" office:value="0.458122847290851">
            <text:p>0,4581228473</text:p>
          </table:table-cell>
          <table:table-cell table:formula="of:=[$Attacker.$U$66]" office:value-type="float" office:value="0.628539361054709">
            <text:p>0,6285393611</text:p>
          </table:table-cell>
          <table:table-cell table:number-columns-repeated="3"/>
        </table:table-row>
        <table:table-row table:style-name="ro2">
          <table:table-cell table:formula="of:=[$Victim.$T$67]" office:value-type="float" office:value="1.77777777777778">
            <text:p>1,7777777778</text:p>
          </table:table-cell>
          <table:table-cell table:formula="of:=[$Attacker.$T$67]" office:value-type="float" office:value="1">
            <text:p>1</text:p>
          </table:table-cell>
          <table:table-cell/>
          <table:table-cell table:formula="of:=[$Victim.$U$67]" office:value-type="float" office:value="3.20685993103596">
            <text:p>3,206859931</text:p>
          </table:table-cell>
          <table:table-cell table:formula="of:=[$Attacker.$U$6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68]" office:value-type="float" office:value="1.94444444444444">
            <text:p>1,9444444444</text:p>
          </table:table-cell>
          <table:table-cell table:formula="of:=[$Attacker.$T$68]" office:value-type="float" office:value="1">
            <text:p>1</text:p>
          </table:table-cell>
          <table:table-cell/>
          <table:table-cell table:formula="of:=[$Victim.$U$68]" office:value-type="float" office:value="3.23989406929407">
            <text:p>3,2398940693</text:p>
          </table:table-cell>
          <table:table-cell table:formula="of:=[$Attacker.$U$6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69]" office:value-type="float" office:value="10.2777777777778">
            <text:p>10,2777777778</text:p>
          </table:table-cell>
          <table:table-cell table:formula="of:=[$Attacker.$T$69]" office:value-type="float" office:value="1">
            <text:p>1</text:p>
          </table:table-cell>
          <table:table-cell/>
          <table:table-cell table:formula="of:=[$Victim.$U$69]" office:value-type="float" office:value="6.68169602184917">
            <text:p>6,6816960218</text:p>
          </table:table-cell>
          <table:table-cell table:formula="of:=[$Attacker.$U$6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70]" office:value-type="float" office:value="3.83333333333333">
            <text:p>3,8333333333</text:p>
          </table:table-cell>
          <table:table-cell table:formula="of:=[$Attacker.$T$70]" office:value-type="float" office:value="0.944444444444444">
            <text:p>0,9444444444</text:p>
          </table:table-cell>
          <table:table-cell/>
          <table:table-cell table:formula="of:=[$Victim.$U$70]" office:value-type="float" office:value="4.92442890089805">
            <text:p>4,9244289009</text:p>
          </table:table-cell>
          <table:table-cell table:formula="of:=[$Attacker.$U$70]" office:value-type="float" office:value="0.229061423645426">
            <text:p>0,2290614236</text:p>
          </table:table-cell>
          <table:table-cell table:number-columns-repeated="3"/>
        </table:table-row>
        <table:table-row table:style-name="ro2">
          <table:table-cell table:formula="of:=[$Victim.$T$71]" office:value-type="float" office:value="1.88888888888889">
            <text:p>1,8888888889</text:p>
          </table:table-cell>
          <table:table-cell table:formula="of:=[$Attacker.$T$71]" office:value-type="float" office:value="1">
            <text:p>1</text:p>
          </table:table-cell>
          <table:table-cell/>
          <table:table-cell table:formula="of:=[$Victim.$U$71]" office:value-type="float" office:value="3.21262939884466">
            <text:p>3,2126293988</text:p>
          </table:table-cell>
          <table:table-cell table:formula="of:=[$Attacker.$U$7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72]" office:value-type="float" office:value="1.22222222222222">
            <text:p>1,2222222222</text:p>
          </table:table-cell>
          <table:table-cell table:formula="of:=[$Attacker.$T$72]" office:value-type="float" office:value="1">
            <text:p>1</text:p>
          </table:table-cell>
          <table:table-cell/>
          <table:table-cell table:formula="of:=[$Victim.$U$72]" office:value-type="float" office:value="0.628539361054709">
            <text:p>0,6285393611</text:p>
          </table:table-cell>
          <table:table-cell table:formula="of:=[$Attacker.$U$7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73]" office:value-type="float" office:value="1.05555555555556">
            <text:p>1,0555555556</text:p>
          </table:table-cell>
          <table:table-cell table:formula="of:=[$Attacker.$T$73]" office:value-type="float" office:value="1">
            <text:p>1</text:p>
          </table:table-cell>
          <table:table-cell/>
          <table:table-cell table:formula="of:=[$Victim.$U$73]" office:value-type="float" office:value="0.524110062892033">
            <text:p>0,5241100629</text:p>
          </table:table-cell>
          <table:table-cell table:formula="of:=[$Attacker.$U$7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74]" office:value-type="float" office:value="2.72222222222222">
            <text:p>2,7222222222</text:p>
          </table:table-cell>
          <table:table-cell table:formula="of:=[$Attacker.$T$74]" office:value-type="float" office:value="1">
            <text:p>1</text:p>
          </table:table-cell>
          <table:table-cell/>
          <table:table-cell table:formula="of:=[$Victim.$U$74]" office:value-type="float" office:value="4.07983599283048">
            <text:p>4,0798359928</text:p>
          </table:table-cell>
          <table:table-cell table:formula="of:=[$Attacker.$U$7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75]" office:value-type="float" office:value="6.33333333333333">
            <text:p>6,3333333333</text:p>
          </table:table-cell>
          <table:table-cell table:formula="of:=[$Attacker.$T$75]" office:value-type="float" office:value="1">
            <text:p>1</text:p>
          </table:table-cell>
          <table:table-cell/>
          <table:table-cell table:formula="of:=[$Victim.$U$75]" office:value-type="float" office:value="7.88810637746616">
            <text:p>7,8881063775</text:p>
          </table:table-cell>
          <table:table-cell table:formula="of:=[$Attacker.$U$7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76]" office:value-type="float" office:value="9.72222222222222">
            <text:p>9,7222222222</text:p>
          </table:table-cell>
          <table:table-cell table:formula="of:=[$Attacker.$T$76]" office:value-type="float" office:value="1.11111111111111">
            <text:p>1,1111111111</text:p>
          </table:table-cell>
          <table:table-cell/>
          <table:table-cell table:formula="of:=[$Victim.$U$76]" office:value-type="float" office:value="8.79270882009985">
            <text:p>8,7927088201</text:p>
          </table:table-cell>
          <table:table-cell table:formula="of:=[$Attacker.$U$76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77]" office:value-type="float" office:value="3.16666666666667">
            <text:p>3,1666666667</text:p>
          </table:table-cell>
          <table:table-cell table:formula="of:=[$Attacker.$T$77]" office:value-type="float" office:value="1">
            <text:p>1</text:p>
          </table:table-cell>
          <table:table-cell/>
          <table:table-cell table:formula="of:=[$Victim.$U$77]" office:value-type="float" office:value="5.67890834580027">
            <text:p>5,6789083458</text:p>
          </table:table-cell>
          <table:table-cell table:formula="of:=[$Attacker.$U$7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78]" office:value-type="float" office:value="1.77777777777778">
            <text:p>1,7777777778</text:p>
          </table:table-cell>
          <table:table-cell table:formula="of:=[$Attacker.$T$78]" office:value-type="float" office:value="1.22222222222222">
            <text:p>1,2222222222</text:p>
          </table:table-cell>
          <table:table-cell/>
          <table:table-cell table:formula="of:=[$Victim.$U$78]" office:value-type="float" office:value="4.23681688109725">
            <text:p>4,2368168811</text:p>
          </table:table-cell>
          <table:table-cell table:formula="of:=[$Attacker.$U$78]" office:value-type="float" office:value="0.628539361054709">
            <text:p>0,6285393611</text:p>
          </table:table-cell>
          <table:table-cell table:number-columns-repeated="3"/>
        </table:table-row>
        <table:table-row table:style-name="ro2">
          <table:table-cell table:formula="of:=[$Victim.$T$79]" office:value-type="float" office:value="0.333333333333333">
            <text:p>0,3333333333</text:p>
          </table:table-cell>
          <table:table-cell table:formula="of:=[$Attacker.$T$79]" office:value-type="float" office:value="1">
            <text:p>1</text:p>
          </table:table-cell>
          <table:table-cell/>
          <table:table-cell table:formula="of:=[$Victim.$U$79]" office:value-type="float" office:value="0.577350269189626">
            <text:p>0,5773502692</text:p>
          </table:table-cell>
          <table:table-cell table:formula="of:=[$Attacker.$U$7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80]" office:value-type="float" office:value="0.166666666666667">
            <text:p>0,1666666667</text:p>
          </table:table-cell>
          <table:table-cell table:formula="of:=[$Attacker.$T$80]" office:value-type="float" office:value="3">
            <text:p>3</text:p>
          </table:table-cell>
          <table:table-cell/>
          <table:table-cell table:formula="of:=[$Victim.$U$80]" office:value-type="float" office:value="0.5">
            <text:p>0,5</text:p>
          </table:table-cell>
          <table:table-cell table:formula="of:=[$Attacker.$U$80]" office:value-type="float" office:value="0.666666666666667">
            <text:p>0,6666666667</text:p>
          </table:table-cell>
          <table:table-cell table:number-columns-repeated="3"/>
        </table:table-row>
        <table:table-row table:style-name="ro2">
          <table:table-cell table:formula="of:=[$Victim.$T$81]" office:value-type="float" office:value="0.111111111111111">
            <text:p>0,1111111111</text:p>
          </table:table-cell>
          <table:table-cell table:formula="of:=[$Attacker.$T$81]" office:value-type="float" office:value="1.11111111111111">
            <text:p>1,1111111111</text:p>
          </table:table-cell>
          <table:table-cell/>
          <table:table-cell table:formula="of:=[$Victim.$U$81]" office:value-type="float" office:value="0.458122847290851">
            <text:p>0,4581228473</text:p>
          </table:table-cell>
          <table:table-cell table:formula="of:=[$Attacker.$U$81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82]" office:value-type="float" office:value="0.166666666666667">
            <text:p>0,1666666667</text:p>
          </table:table-cell>
          <table:table-cell table:formula="of:=[$Attacker.$T$82]" office:value-type="float" office:value="2.88888888888889">
            <text:p>2,8888888889</text:p>
          </table:table-cell>
          <table:table-cell/>
          <table:table-cell table:formula="of:=[$Victim.$U$82]" office:value-type="float" office:value="0.5">
            <text:p>0,5</text:p>
          </table:table-cell>
          <table:table-cell table:formula="of:=[$Attacker.$U$82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83]" office:value-type="float" office:value="0.388888888888889">
            <text:p>0,3888888889</text:p>
          </table:table-cell>
          <table:table-cell table:formula="of:=[$Attacker.$T$83]" office:value-type="float" office:value="1.11111111111111">
            <text:p>1,1111111111</text:p>
          </table:table-cell>
          <table:table-cell/>
          <table:table-cell table:formula="of:=[$Victim.$U$83]" office:value-type="float" office:value="0.590563656263036">
            <text:p>0,5905636563</text:p>
          </table:table-cell>
          <table:table-cell table:formula="of:=[$Attacker.$U$83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84]" office:value-type="float" office:value="0.777777777777778">
            <text:p>0,7777777778</text:p>
          </table:table-cell>
          <table:table-cell table:formula="of:=[$Attacker.$T$84]" office:value-type="float" office:value="1.11111111111111">
            <text:p>1,1111111111</text:p>
          </table:table-cell>
          <table:table-cell/>
          <table:table-cell table:formula="of:=[$Victim.$U$84]" office:value-type="float" office:value="0.415739709641549">
            <text:p>0,4157397096</text:p>
          </table:table-cell>
          <table:table-cell table:formula="of:=[$Attacker.$U$84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85]" office:value-type="float" office:value="0.888888888888889">
            <text:p>0,8888888889</text:p>
          </table:table-cell>
          <table:table-cell table:formula="of:=[$Attacker.$T$85]" office:value-type="float" office:value="15.3333333333333">
            <text:p>15,3333333333</text:p>
          </table:table-cell>
          <table:table-cell/>
          <table:table-cell table:formula="of:=[$Victim.$U$85]" office:value-type="float" office:value="0.314269680527354">
            <text:p>0,3142696805</text:p>
          </table:table-cell>
          <table:table-cell table:formula="of:=[$Attacker.$U$85]" office:value-type="float" office:value="3.66666666666667">
            <text:p>3,6666666667</text:p>
          </table:table-cell>
          <table:table-cell table:number-columns-repeated="3"/>
        </table:table-row>
        <table:table-row table:style-name="ro2">
          <table:table-cell table:formula="of:=[$Victim.$T$86]" office:value-type="float" office:value="0.722222222222222">
            <text:p>0,7222222222</text:p>
          </table:table-cell>
          <table:table-cell table:formula="of:=[$Attacker.$T$86]" office:value-type="float" office:value="3.61111111111111">
            <text:p>3,6111111111</text:p>
          </table:table-cell>
          <table:table-cell/>
          <table:table-cell table:formula="of:=[$Victim.$U$86]" office:value-type="float" office:value="0.447903208238808">
            <text:p>0,4479032082</text:p>
          </table:table-cell>
          <table:table-cell table:formula="of:=[$Attacker.$U$86]" office:value-type="float" office:value="1.7364999564542">
            <text:p>1,7364999565</text:p>
          </table:table-cell>
          <table:table-cell table:number-columns-repeated="3"/>
        </table:table-row>
        <table:table-row table:style-name="ro2">
          <table:table-cell table:formula="of:=[$Victim.$T$87]" office:value-type="float" office:value="0.222222222222222">
            <text:p>0,2222222222</text:p>
          </table:table-cell>
          <table:table-cell table:formula="of:=[$Attacker.$T$87]" office:value-type="float" office:value="27.6666666666667">
            <text:p>27,6666666667</text:p>
          </table:table-cell>
          <table:table-cell/>
          <table:table-cell table:formula="of:=[$Victim.$U$87]" office:value-type="float" office:value="0.415739709641549">
            <text:p>0,4157397096</text:p>
          </table:table-cell>
          <table:table-cell table:formula="of:=[$Attacker.$U$87]" office:value-type="float" office:value="4.76095228569523">
            <text:p>4,7609522857</text:p>
          </table:table-cell>
          <table:table-cell table:number-columns-repeated="3"/>
        </table:table-row>
        <table:table-row table:style-name="ro2">
          <table:table-cell table:formula="of:=[$Victim.$T$88]" office:value-type="float" office:value="0.166666666666667">
            <text:p>0,1666666667</text:p>
          </table:table-cell>
          <table:table-cell table:formula="of:=[$Attacker.$T$88]" office:value-type="float" office:value="4.22222222222222">
            <text:p>4,2222222222</text:p>
          </table:table-cell>
          <table:table-cell/>
          <table:table-cell table:formula="of:=[$Victim.$U$88]" office:value-type="float" office:value="0.5">
            <text:p>0,5</text:p>
          </table:table-cell>
          <table:table-cell table:formula="of:=[$Attacker.$U$88]" office:value-type="float" office:value="5.03935132019936">
            <text:p>5,0393513202</text:p>
          </table:table-cell>
          <table:table-cell table:number-columns-repeated="3"/>
        </table:table-row>
        <table:table-row table:style-name="ro2">
          <table:table-cell table:formula="of:=[$Victim.$T$89]" office:value-type="float" office:value="0.222222222222222">
            <text:p>0,2222222222</text:p>
          </table:table-cell>
          <table:table-cell table:formula="of:=[$Attacker.$T$89]" office:value-type="float" office:value="0.388888888888889">
            <text:p>0,3888888889</text:p>
          </table:table-cell>
          <table:table-cell/>
          <table:table-cell table:formula="of:=[$Victim.$U$89]" office:value-type="float" office:value="0.628539361054709">
            <text:p>0,6285393611</text:p>
          </table:table-cell>
          <table:table-cell table:formula="of:=[$Attacker.$U$89]" office:value-type="float" office:value="1.60342996551798">
            <text:p>1,6034299655</text:p>
          </table:table-cell>
          <table:table-cell table:number-columns-repeated="3"/>
        </table:table-row>
        <table:table-row table:style-name="ro2">
          <table:table-cell table:formula="of:=[$Victim.$T$90]" office:value-type="float" office:value="0.333333333333333">
            <text:p>0,3333333333</text:p>
          </table:table-cell>
          <table:table-cell table:formula="of:=[$Attacker.$T$90]" office:value-type="float" office:value="0.611111111111111">
            <text:p>0,6111111111</text:p>
          </table:table-cell>
          <table:table-cell/>
          <table:table-cell table:formula="of:=[$Victim.$U$90]" office:value-type="float" office:value="0.74535599249993">
            <text:p>0,7453559925</text:p>
          </table:table-cell>
          <table:table-cell table:formula="of:=[$Attacker.$U$90]" office:value-type="float" office:value="1.00768650817873">
            <text:p>1,0076865082</text:p>
          </table:table-cell>
          <table:table-cell table:number-columns-repeated="3"/>
        </table:table-row>
        <table:table-row table:style-name="ro2">
          <table:table-cell table:formula="of:=[$Victim.$T$91]" office:value-type="float" office:value="0">
            <text:p>0</text:p>
          </table:table-cell>
          <table:table-cell table:formula="of:=[$Attacker.$T$91]" office:value-type="float" office:value="0.111111111111111">
            <text:p>0,1111111111</text:p>
          </table:table-cell>
          <table:table-cell/>
          <table:table-cell table:formula="of:=[$Victim.$U$91]" office:value-type="float" office:value="0">
            <text:p>0</text:p>
          </table:table-cell>
          <table:table-cell table:formula="of:=[$Attacker.$U$91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92]" office:value-type="float" office:value="0.111111111111111">
            <text:p>0,1111111111</text:p>
          </table:table-cell>
          <table:table-cell table:formula="of:=[$Attacker.$T$92]" office:value-type="float" office:value="0.111111111111111">
            <text:p>0,1111111111</text:p>
          </table:table-cell>
          <table:table-cell/>
          <table:table-cell table:formula="of:=[$Victim.$U$92]" office:value-type="float" office:value="0.458122847290851">
            <text:p>0,4581228473</text:p>
          </table:table-cell>
          <table:table-cell table:formula="of:=[$Attacker.$U$92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93]" office:value-type="float" office:value="0">
            <text:p>0</text:p>
          </table:table-cell>
          <table:table-cell table:formula="of:=[$Attacker.$T$93]" office:value-type="float" office:value="0">
            <text:p>0</text:p>
          </table:table-cell>
          <table:table-cell table:formula="of:=[$AttackerPing.$T$93]" office:value-type="float" office:value="0">
            <text:p>0</text:p>
          </table:table-cell>
          <table:table-cell table:formula="of:=[$Victim.$U$93]" office:value-type="float" office:value="0">
            <text:p>0</text:p>
          </table:table-cell>
          <table:table-cell table:formula="of:=[$Attacker.$U$9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94]" office:value-type="float" office:value="0">
            <text:p>0</text:p>
          </table:table-cell>
          <table:table-cell table:formula="of:=[$Attacker.$T$94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$Victim.$U$94]" office:value-type="float" office:value="0">
            <text:p>0</text:p>
          </table:table-cell>
          <table:table-cell table:formula="of:=[$Attacker.$U$9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95]" office:value-type="float" office:value="0">
            <text:p>0</text:p>
          </table:table-cell>
          <table:table-cell table:formula="of:=[$Attacker.$T$95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$Victim.$U$95]" office:value-type="float" office:value="0">
            <text:p>0</text:p>
          </table:table-cell>
          <table:table-cell table:formula="of:=[$Attacker.$U$9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96]" office:value-type="float" office:value="0.111111111111111">
            <text:p>0,1111111111</text:p>
          </table:table-cell>
          <table:table-cell table:formula="of:=[$Attacker.$T$96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$Victim.$U$96]" office:value-type="float" office:value="0.458122847290851">
            <text:p>0,4581228473</text:p>
          </table:table-cell>
          <table:table-cell table:formula="of:=[$Attacker.$U$9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97]" office:value-type="float" office:value="0.222222222222222">
            <text:p>0,2222222222</text:p>
          </table:table-cell>
          <table:table-cell table:formula="of:=[$Attacker.$T$97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$Victim.$U$97]" office:value-type="float" office:value="0.628539361054709">
            <text:p>0,6285393611</text:p>
          </table:table-cell>
          <table:table-cell table:formula="of:=[$Attacker.$U$9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98]" office:value-type="float" office:value="0.222222222222222">
            <text:p>0,2222222222</text:p>
          </table:table-cell>
          <table:table-cell table:formula="of:=[$Attacker.$T$98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$Victim.$U$98]" office:value-type="float" office:value="0.628539361054709">
            <text:p>0,6285393611</text:p>
          </table:table-cell>
          <table:table-cell table:formula="of:=[$Attacker.$U$9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99]" office:value-type="float" office:value="0">
            <text:p>0</text:p>
          </table:table-cell>
          <table:table-cell table:formula="of:=[$Attacker.$T$99]" office:value-type="float" office:value="1.88888888888889">
            <text:p>1,8888888889</text:p>
          </table:table-cell>
          <table:table-cell office:value-type="float" office:value="125">
            <text:p>125</text:p>
          </table:table-cell>
          <table:table-cell table:formula="of:=[$Victim.$U$99]" office:value-type="float" office:value="0">
            <text:p>0</text:p>
          </table:table-cell>
          <table:table-cell table:formula="of:=[$Attacker.$U$99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100]" office:value-type="float" office:value="0">
            <text:p>0</text:p>
          </table:table-cell>
          <table:table-cell table:formula="of:=[$Attacker.$T$100]" office:value-type="float" office:value="1.88888888888889">
            <text:p>1,8888888889</text:p>
          </table:table-cell>
          <table:table-cell office:value-type="float" office:value="125">
            <text:p>125</text:p>
          </table:table-cell>
          <table:table-cell table:formula="of:=[$Victim.$U$100]" office:value-type="float" office:value="0">
            <text:p>0</text:p>
          </table:table-cell>
          <table:table-cell table:formula="of:=[$Attacker.$U$100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101]" office:value-type="float" office:value="0.222222222222222">
            <text:p>0,2222222222</text:p>
          </table:table-cell>
          <table:table-cell table:formula="of:=[$Attacker.$T$101]" office:value-type="float" office:value="3.88888888888889">
            <text:p>3,8888888889</text:p>
          </table:table-cell>
          <table:table-cell office:value-type="float" office:value="125">
            <text:p>125</text:p>
          </table:table-cell>
          <table:table-cell table:formula="of:=[$Victim.$U$101]" office:value-type="float" office:value="0.916245694581702">
            <text:p>0,9162456946</text:p>
          </table:table-cell>
          <table:table-cell table:formula="of:=[$Attacker.$U$101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102]" office:value-type="float" office:value="0.222222222222222">
            <text:p>0,2222222222</text:p>
          </table:table-cell>
          <table:table-cell table:formula="of:=[$Attacker.$T$102]"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[$Victim.$U$102]" office:value-type="float" office:value="0.916245694581702">
            <text:p>0,9162456946</text:p>
          </table:table-cell>
          <table:table-cell table:formula="of:=[$Attacker.$U$10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03]" office:value-type="float" office:value="0.111111111111111">
            <text:p>0,1111111111</text:p>
          </table:table-cell>
          <table:table-cell table:formula="of:=[$Attacker.$T$103]" office:value-type="float" office:value="2.11111111111111">
            <text:p>2,1111111111</text:p>
          </table:table-cell>
          <table:table-cell office:value-type="float" office:value="125">
            <text:p>125</text:p>
          </table:table-cell>
          <table:table-cell table:formula="of:=[$Victim.$U$103]" office:value-type="float" office:value="0.458122847290851">
            <text:p>0,4581228473</text:p>
          </table:table-cell>
          <table:table-cell table:formula="of:=[$Attacker.$U$103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104]" office:value-type="float" office:value="0">
            <text:p>0</text:p>
          </table:table-cell>
          <table:table-cell table:formula="of:=[$Attacker.$T$104]" office:value-type="float" office:value="1.66666666666667">
            <text:p>1,6666666667</text:p>
          </table:table-cell>
          <table:table-cell office:value-type="float" office:value="125">
            <text:p>125</text:p>
          </table:table-cell>
          <table:table-cell table:formula="of:=[$Victim.$U$104]" office:value-type="float" office:value="0">
            <text:p>0</text:p>
          </table:table-cell>
          <table:table-cell table:formula="of:=[$Attacker.$U$104]" office:value-type="float" office:value="0.895806416477617">
            <text:p>0,8958064165</text:p>
          </table:table-cell>
          <table:table-cell table:number-columns-repeated="3"/>
        </table:table-row>
        <table:table-row table:style-name="ro2">
          <table:table-cell table:formula="of:=[$Victim.$T$105]" office:value-type="float" office:value="0">
            <text:p>0</text:p>
          </table:table-cell>
          <table:table-cell table:formula="of:=[$Attacker.$T$105]"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[$Victim.$U$105]" office:value-type="float" office:value="0">
            <text:p>0</text:p>
          </table:table-cell>
          <table:table-cell table:formula="of:=[$Attacker.$U$105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106]" office:value-type="float" office:value="1.16666666666667">
            <text:p>1,1666666667</text:p>
          </table:table-cell>
          <table:table-cell table:formula="of:=[$Attacker.$T$106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$Victim.$U$106]" office:value-type="float" office:value="4.81028989655394">
            <text:p>4,8102898966</text:p>
          </table:table-cell>
          <table:table-cell table:formula="of:=[$Attacker.$U$10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07]" office:value-type="float" office:value="4.94444444444444">
            <text:p>4,9444444444</text:p>
          </table:table-cell>
          <table:table-cell table:formula="of:=[$Attacker.$T$107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$Victim.$U$107]" office:value-type="float" office:value="8.65686767974949">
            <text:p>8,6568676797</text:p>
          </table:table-cell>
          <table:table-cell table:formula="of:=[$Attacker.$U$10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08]" office:value-type="float" office:value="11">
            <text:p>11</text:p>
          </table:table-cell>
          <table:table-cell table:formula="of:=[$Attacker.$T$108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$Victim.$U$108]" office:value-type="float" office:value="9.63212218453326">
            <text:p>9,6321221845</text:p>
          </table:table-cell>
          <table:table-cell table:formula="of:=[$Attacker.$U$108]" office:value-type="float" office:value="0.458122847290851">
            <text:p>0,4581228473</text:p>
          </table:table-cell>
          <table:table-cell table:number-columns-repeated="3"/>
        </table:table-row>
        <table:table-row table:style-name="ro2">
          <table:table-cell table:formula="of:=[$Victim.$T$109]" office:value-type="float" office:value="13">
            <text:p>13</text:p>
          </table:table-cell>
          <table:table-cell table:number-columns-repeated="2"/>
          <table:table-cell table:formula="of:=[$Victim.$U$109]" office:value-type="float" office:value="9.37490740695016">
            <text:p>9,374907407</text:p>
          </table:table-cell>
          <table:table-cell table:formula="of:=[$Attacker.$U$10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0]" office:value-type="float" office:value="12.2777777777778">
            <text:p>12,2777777778</text:p>
          </table:table-cell>
          <table:table-cell table:number-columns-repeated="2"/>
          <table:table-cell table:formula="of:=[$Victim.$U$110]" office:value-type="float" office:value="11.0745230925939">
            <text:p>11,0745230926</text:p>
          </table:table-cell>
          <table:table-cell table:formula="of:=[$Attacker.$U$1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1]" office:value-type="float" office:value="6.83333333333333">
            <text:p>6,8333333333</text:p>
          </table:table-cell>
          <table:table-cell table:number-columns-repeated="2"/>
          <table:table-cell table:formula="of:=[$Victim.$U$111]" office:value-type="float" office:value="9.79937639739273">
            <text:p>9,7993763974</text:p>
          </table:table-cell>
          <table:table-cell table:formula="of:=[$Attacker.$U$1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2]" office:value-type="float" office:value="3.88888888888889">
            <text:p>3,8888888889</text:p>
          </table:table-cell>
          <table:table-cell table:number-columns-repeated="2"/>
          <table:table-cell table:formula="of:=[$Victim.$U$112]" office:value-type="float" office:value="7.4899109094901">
            <text:p>7,4899109095</text:p>
          </table:table-cell>
          <table:table-cell table:formula="of:=[$Attacker.$U$1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3]" office:value-type="float" office:value="1.33333333333333">
            <text:p>1,3333333333</text:p>
          </table:table-cell>
          <table:table-cell table:number-columns-repeated="2"/>
          <table:table-cell table:formula="of:=[$Victim.$U$113]" office:value-type="float" office:value="0.74535599249993">
            <text:p>0,7453559925</text:p>
          </table:table-cell>
          <table:table-cell table:formula="of:=[$Attacker.$U$1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4]" office:value-type="float" office:value="1.22222222222222">
            <text:p>1,2222222222</text:p>
          </table:table-cell>
          <table:table-cell table:number-columns-repeated="2"/>
          <table:table-cell table:formula="of:=[$Victim.$U$114]" office:value-type="float" office:value="0.628539361054709">
            <text:p>0,6285393611</text:p>
          </table:table-cell>
          <table:table-cell table:formula="of:=[$Attacker.$U$1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5]" office:value-type="float" office:value="1.11111111111111">
            <text:p>1,1111111111</text:p>
          </table:table-cell>
          <table:table-cell table:number-columns-repeated="2"/>
          <table:table-cell table:formula="of:=[$Victim.$U$115]" office:value-type="float" office:value="0.458122847290851">
            <text:p>0,4581228473</text:p>
          </table:table-cell>
          <table:table-cell table:formula="of:=[$Attacker.$U$1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6]" office:value-type="float" office:value="1.11111111111111">
            <text:p>1,1111111111</text:p>
          </table:table-cell>
          <table:table-cell table:number-columns-repeated="2"/>
          <table:table-cell table:formula="of:=[$Victim.$U$116]" office:value-type="float" office:value="0.458122847290851">
            <text:p>0,4581228473</text:p>
          </table:table-cell>
          <table:table-cell table:formula="of:=[$Attacker.$U$1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7]" office:value-type="float" office:value="1">
            <text:p>1</text:p>
          </table:table-cell>
          <table:table-cell table:number-columns-repeated="2"/>
          <table:table-cell table:formula="of:=[$Victim.$U$117]" office:value-type="float" office:value="0">
            <text:p>0</text:p>
          </table:table-cell>
          <table:table-cell table:formula="of:=[$Attacker.$U$1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8]" office:value-type="float" office:value="1.11111111111111">
            <text:p>1,1111111111</text:p>
          </table:table-cell>
          <table:table-cell table:number-columns-repeated="2"/>
          <table:table-cell table:formula="of:=[$Victim.$U$118]" office:value-type="float" office:value="0.458122847290851">
            <text:p>0,4581228473</text:p>
          </table:table-cell>
          <table:table-cell table:formula="of:=[$Attacker.$U$1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19]" office:value-type="float" office:value="1">
            <text:p>1</text:p>
          </table:table-cell>
          <table:table-cell table:number-columns-repeated="2"/>
          <table:table-cell table:formula="of:=[$Victim.$U$119]" office:value-type="float" office:value="0">
            <text:p>0</text:p>
          </table:table-cell>
          <table:table-cell table:formula="of:=[$Attacker.$U$1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0]" office:value-type="float" office:value="5.94444444444444">
            <text:p>5,9444444444</text:p>
          </table:table-cell>
          <table:table-cell table:number-columns-repeated="2"/>
          <table:table-cell table:formula="of:=[$Victim.$U$120]" office:value-type="float" office:value="13.6401051731943">
            <text:p>13,6401051732</text:p>
          </table:table-cell>
          <table:table-cell table:formula="of:=[$Attacker.$U$1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1]" office:value-type="float" office:value="1.33333333333333">
            <text:p>1,3333333333</text:p>
          </table:table-cell>
          <table:table-cell table:number-columns-repeated="2"/>
          <table:table-cell table:formula="of:=[$Victim.$U$121]" office:value-type="float" office:value="1">
            <text:p>1</text:p>
          </table:table-cell>
          <table:table-cell table:formula="of:=[$Attacker.$U$1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2]" office:value-type="float" office:value="1.16666666666667">
            <text:p>1,1666666667</text:p>
          </table:table-cell>
          <table:table-cell table:number-columns-repeated="2"/>
          <table:table-cell table:formula="of:=[$Victim.$U$122]" office:value-type="float" office:value="0.957427107756338">
            <text:p>0,9574271078</text:p>
          </table:table-cell>
          <table:table-cell table:formula="of:=[$Attacker.$U$1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3]" office:value-type="float" office:value="1">
            <text:p>1</text:p>
          </table:table-cell>
          <table:table-cell table:number-columns-repeated="2"/>
          <table:table-cell table:formula="of:=[$Victim.$U$123]" office:value-type="float" office:value="0">
            <text:p>0</text:p>
          </table:table-cell>
          <table:table-cell table:formula="of:=[$Attacker.$U$1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4]" office:value-type="float" office:value="1.05555555555556">
            <text:p>1,0555555556</text:p>
          </table:table-cell>
          <table:table-cell table:number-columns-repeated="2"/>
          <table:table-cell table:formula="of:=[$Victim.$U$124]" office:value-type="float" office:value="0.524110062892034">
            <text:p>0,5241100629</text:p>
          </table:table-cell>
          <table:table-cell table:formula="of:=[$Attacker.$U$1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5]" office:value-type="float" office:value="1.11111111111111">
            <text:p>1,1111111111</text:p>
          </table:table-cell>
          <table:table-cell table:number-columns-repeated="2"/>
          <table:table-cell table:formula="of:=[$Victim.$U$125]" office:value-type="float" office:value="0.458122847290851">
            <text:p>0,4581228473</text:p>
          </table:table-cell>
          <table:table-cell table:formula="of:=[$Attacker.$U$1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6]" office:value-type="float" office:value="1.22222222222222">
            <text:p>1,2222222222</text:p>
          </table:table-cell>
          <table:table-cell table:number-columns-repeated="2"/>
          <table:table-cell table:formula="of:=[$Victim.$U$126]" office:value-type="float" office:value="0.628539361054709">
            <text:p>0,6285393611</text:p>
          </table:table-cell>
          <table:table-cell table:formula="of:=[$Attacker.$U$12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7]" office:value-type="float" office:value="1.33333333333333">
            <text:p>1,3333333333</text:p>
          </table:table-cell>
          <table:table-cell table:number-columns-repeated="2"/>
          <table:table-cell table:formula="of:=[$Victim.$U$127]" office:value-type="float" office:value="1.37436854187255">
            <text:p>1,3743685419</text:p>
          </table:table-cell>
          <table:table-cell table:formula="of:=[$Attacker.$U$12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8]" office:value-type="float" office:value="1.11111111111111">
            <text:p>1,1111111111</text:p>
          </table:table-cell>
          <table:table-cell table:number-columns-repeated="2"/>
          <table:table-cell table:formula="of:=[$Victim.$U$128]" office:value-type="float" office:value="0.458122847290851">
            <text:p>0,4581228473</text:p>
          </table:table-cell>
          <table:table-cell table:formula="of:=[$Attacker.$U$12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29]" office:value-type="float" office:value="1.55555555555556">
            <text:p>1,5555555556</text:p>
          </table:table-cell>
          <table:table-cell table:number-columns-repeated="2"/>
          <table:table-cell table:formula="of:=[$Victim.$U$129]" office:value-type="float" office:value="1.30052221230218">
            <text:p>1,3005222123</text:p>
          </table:table-cell>
          <table:table-cell table:formula="of:=[$Attacker.$U$12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0]" office:value-type="float" office:value="1.11111111111111">
            <text:p>1,1111111111</text:p>
          </table:table-cell>
          <table:table-cell table:number-columns-repeated="2"/>
          <table:table-cell table:formula="of:=[$Victim.$U$130]" office:value-type="float" office:value="0.458122847290851">
            <text:p>0,4581228473</text:p>
          </table:table-cell>
          <table:table-cell table:formula="of:=[$Attacker.$U$13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1]" office:value-type="float" office:value="1.22222222222222">
            <text:p>1,2222222222</text:p>
          </table:table-cell>
          <table:table-cell table:number-columns-repeated="2"/>
          <table:table-cell table:formula="of:=[$Victim.$U$131]" office:value-type="float" office:value="0.628539361054709">
            <text:p>0,6285393611</text:p>
          </table:table-cell>
          <table:table-cell table:formula="of:=[$Attacker.$U$13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2]" office:value-type="float" office:value="3.44444444444444">
            <text:p>3,4444444444</text:p>
          </table:table-cell>
          <table:table-cell table:number-columns-repeated="2"/>
          <table:table-cell table:formula="of:=[$Victim.$U$132]" office:value-type="float" office:value="6.65183535426478">
            <text:p>6,6518353543</text:p>
          </table:table-cell>
          <table:table-cell table:formula="of:=[$Attacker.$U$13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3]" office:value-type="float" office:value="1.16666666666667">
            <text:p>1,1666666667</text:p>
          </table:table-cell>
          <table:table-cell table:number-columns-repeated="2"/>
          <table:table-cell table:formula="of:=[$Victim.$U$133]" office:value-type="float" office:value="0.957427107756338">
            <text:p>0,9574271078</text:p>
          </table:table-cell>
          <table:table-cell table:formula="of:=[$Attacker.$U$13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4]" office:value-type="float" office:value="1.22222222222222">
            <text:p>1,2222222222</text:p>
          </table:table-cell>
          <table:table-cell table:number-columns-repeated="2"/>
          <table:table-cell table:formula="of:=[$Victim.$U$134]" office:value-type="float" office:value="0.916245694581702">
            <text:p>0,9162456946</text:p>
          </table:table-cell>
          <table:table-cell table:formula="of:=[$Attacker.$U$13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5]" office:value-type="float" office:value="0.944444444444444">
            <text:p>0,9444444444</text:p>
          </table:table-cell>
          <table:table-cell table:number-columns-repeated="2"/>
          <table:table-cell table:formula="of:=[$Victim.$U$135]" office:value-type="float" office:value="0.229061423645426">
            <text:p>0,2290614236</text:p>
          </table:table-cell>
          <table:table-cell table:formula="of:=[$Attacker.$U$13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6]" office:value-type="float" office:value="1.55555555555556">
            <text:p>1,5555555556</text:p>
          </table:table-cell>
          <table:table-cell table:number-columns-repeated="2"/>
          <table:table-cell table:formula="of:=[$Victim.$U$136]" office:value-type="float" office:value="2.29061423645426">
            <text:p>2,2906142365</text:p>
          </table:table-cell>
          <table:table-cell table:formula="of:=[$Attacker.$U$13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7]" office:value-type="float" office:value="1.11111111111111">
            <text:p>1,1111111111</text:p>
          </table:table-cell>
          <table:table-cell table:number-columns-repeated="2"/>
          <table:table-cell table:formula="of:=[$Victim.$U$137]" office:value-type="float" office:value="0.458122847290851">
            <text:p>0,4581228473</text:p>
          </table:table-cell>
          <table:table-cell table:formula="of:=[$Attacker.$U$13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8]" office:value-type="float" office:value="1.22222222222222">
            <text:p>1,2222222222</text:p>
          </table:table-cell>
          <table:table-cell table:number-columns-repeated="2"/>
          <table:table-cell table:formula="of:=[$Victim.$U$138]" office:value-type="float" office:value="0.628539361054709">
            <text:p>0,6285393611</text:p>
          </table:table-cell>
          <table:table-cell table:formula="of:=[$Attacker.$U$13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39]" office:value-type="float" office:value="0.944444444444444">
            <text:p>0,9444444444</text:p>
          </table:table-cell>
          <table:table-cell table:number-columns-repeated="2"/>
          <table:table-cell table:formula="of:=[$Victim.$U$139]" office:value-type="float" office:value="0.229061423645426">
            <text:p>0,2290614236</text:p>
          </table:table-cell>
          <table:table-cell table:formula="of:=[$Attacker.$U$13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0]" office:value-type="float" office:value="1">
            <text:p>1</text:p>
          </table:table-cell>
          <table:table-cell table:number-columns-repeated="2"/>
          <table:table-cell table:formula="of:=[$Victim.$U$140]" office:value-type="float" office:value="0">
            <text:p>0</text:p>
          </table:table-cell>
          <table:table-cell table:formula="of:=[$Attacker.$U$14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1]" office:value-type="float" office:value="1.66666666666667">
            <text:p>1,6666666667</text:p>
          </table:table-cell>
          <table:table-cell table:number-columns-repeated="2"/>
          <table:table-cell table:formula="of:=[$Victim.$U$141]" office:value-type="float" office:value="1.33333333333333">
            <text:p>1,3333333333</text:p>
          </table:table-cell>
          <table:table-cell table:formula="of:=[$Attacker.$U$14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2]" office:value-type="float" office:value="1.11111111111111">
            <text:p>1,1111111111</text:p>
          </table:table-cell>
          <table:table-cell table:number-columns-repeated="2"/>
          <table:table-cell table:formula="of:=[$Victim.$U$142]" office:value-type="float" office:value="0.458122847290851">
            <text:p>0,4581228473</text:p>
          </table:table-cell>
          <table:table-cell table:formula="of:=[$Attacker.$U$14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3]" office:value-type="float" office:value="1.44444444444444">
            <text:p>1,4444444444</text:p>
          </table:table-cell>
          <table:table-cell table:number-columns-repeated="2"/>
          <table:table-cell table:formula="of:=[$Victim.$U$143]" office:value-type="float" office:value="0.831479419283098">
            <text:p>0,8314794193</text:p>
          </table:table-cell>
          <table:table-cell table:formula="of:=[$Attacker.$U$14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4]" office:value-type="float" office:value="1">
            <text:p>1</text:p>
          </table:table-cell>
          <table:table-cell table:number-columns-repeated="2"/>
          <table:table-cell table:formula="of:=[$Victim.$U$144]" office:value-type="float" office:value="0">
            <text:p>0</text:p>
          </table:table-cell>
          <table:table-cell table:formula="of:=[$Attacker.$U$14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5]" office:value-type="float" office:value="1.05555555555556">
            <text:p>1,0555555556</text:p>
          </table:table-cell>
          <table:table-cell table:number-columns-repeated="2"/>
          <table:table-cell table:formula="of:=[$Victim.$U$145]" office:value-type="float" office:value="0.524110062892033">
            <text:p>0,5241100629</text:p>
          </table:table-cell>
          <table:table-cell table:formula="of:=[$Attacker.$U$14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6]" office:value-type="float" office:value="1.11111111111111">
            <text:p>1,1111111111</text:p>
          </table:table-cell>
          <table:table-cell table:number-columns-repeated="2"/>
          <table:table-cell table:formula="of:=[$Victim.$U$146]" office:value-type="float" office:value="0.566557723732532">
            <text:p>0,5665577237</text:p>
          </table:table-cell>
          <table:table-cell table:formula="of:=[$Attacker.$U$14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7]" office:value-type="float" office:value="1">
            <text:p>1</text:p>
          </table:table-cell>
          <table:table-cell table:number-columns-repeated="2"/>
          <table:table-cell table:formula="of:=[$Victim.$U$147]" office:value-type="float" office:value="0">
            <text:p>0</text:p>
          </table:table-cell>
          <table:table-cell table:formula="of:=[$Attacker.$U$14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8]" office:value-type="float" office:value="0.944444444444444">
            <text:p>0,9444444444</text:p>
          </table:table-cell>
          <table:table-cell table:number-columns-repeated="2"/>
          <table:table-cell table:formula="of:=[$Victim.$U$148]" office:value-type="float" office:value="0.229061423645426">
            <text:p>0,2290614236</text:p>
          </table:table-cell>
          <table:table-cell table:formula="of:=[$Attacker.$U$14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49]" office:value-type="float" office:value="1.05555555555556">
            <text:p>1,0555555556</text:p>
          </table:table-cell>
          <table:table-cell table:number-columns-repeated="2"/>
          <table:table-cell table:formula="of:=[$Victim.$U$149]" office:value-type="float" office:value="0.524110062892034">
            <text:p>0,5241100629</text:p>
          </table:table-cell>
          <table:table-cell table:formula="of:=[$Attacker.$U$14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0]" office:value-type="float" office:value="1.11111111111111">
            <text:p>1,1111111111</text:p>
          </table:table-cell>
          <table:table-cell table:number-columns-repeated="2"/>
          <table:table-cell table:formula="of:=[$Victim.$U$150]" office:value-type="float" office:value="0.458122847290851">
            <text:p>0,4581228473</text:p>
          </table:table-cell>
          <table:table-cell table:formula="of:=[$Attacker.$U$15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1]" office:value-type="float" office:value="0.888888888888889">
            <text:p>0,8888888889</text:p>
          </table:table-cell>
          <table:table-cell table:number-columns-repeated="2"/>
          <table:table-cell table:formula="of:=[$Victim.$U$151]" office:value-type="float" office:value="0.314269680527354">
            <text:p>0,3142696805</text:p>
          </table:table-cell>
          <table:table-cell table:formula="of:=[$Attacker.$U$15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2]" office:value-type="float" office:value="2.11111111111111">
            <text:p>2,1111111111</text:p>
          </table:table-cell>
          <table:table-cell table:number-columns-repeated="2"/>
          <table:table-cell table:formula="of:=[$Victim.$U$152]" office:value-type="float" office:value="3.14269680527354">
            <text:p>3,1426968053</text:p>
          </table:table-cell>
          <table:table-cell table:formula="of:=[$Attacker.$U$15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3]" office:value-type="float" office:value="0.944444444444444">
            <text:p>0,9444444444</text:p>
          </table:table-cell>
          <table:table-cell table:number-columns-repeated="2"/>
          <table:table-cell table:formula="of:=[$Victim.$U$153]" office:value-type="float" office:value="0.229061423645426">
            <text:p>0,2290614236</text:p>
          </table:table-cell>
          <table:table-cell table:formula="of:=[$Attacker.$U$15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4]" office:value-type="float" office:value="1">
            <text:p>1</text:p>
          </table:table-cell>
          <table:table-cell table:number-columns-repeated="2"/>
          <table:table-cell table:formula="of:=[$Victim.$U$154]" office:value-type="float" office:value="0">
            <text:p>0</text:p>
          </table:table-cell>
          <table:table-cell table:formula="of:=[$Attacker.$U$15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5]" office:value-type="float" office:value="1.11111111111111">
            <text:p>1,1111111111</text:p>
          </table:table-cell>
          <table:table-cell table:number-columns-repeated="2"/>
          <table:table-cell table:formula="of:=[$Victim.$U$155]" office:value-type="float" office:value="0.458122847290851">
            <text:p>0,4581228473</text:p>
          </table:table-cell>
          <table:table-cell table:formula="of:=[$Attacker.$U$15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6]" office:value-type="float" office:value="1">
            <text:p>1</text:p>
          </table:table-cell>
          <table:table-cell table:number-columns-repeated="2"/>
          <table:table-cell table:formula="of:=[$Victim.$U$156]" office:value-type="float" office:value="0">
            <text:p>0</text:p>
          </table:table-cell>
          <table:table-cell table:formula="of:=[$Attacker.$U$15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7]" office:value-type="float" office:value="1.05555555555556">
            <text:p>1,0555555556</text:p>
          </table:table-cell>
          <table:table-cell table:number-columns-repeated="2"/>
          <table:table-cell table:formula="of:=[$Victim.$U$157]" office:value-type="float" office:value="0.524110062892034">
            <text:p>0,5241100629</text:p>
          </table:table-cell>
          <table:table-cell table:formula="of:=[$Attacker.$U$15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8]" office:value-type="float" office:value="1.22222222222222">
            <text:p>1,2222222222</text:p>
          </table:table-cell>
          <table:table-cell table:number-columns-repeated="2"/>
          <table:table-cell table:formula="of:=[$Victim.$U$158]" office:value-type="float" office:value="0.628539361054709">
            <text:p>0,6285393611</text:p>
          </table:table-cell>
          <table:table-cell table:formula="of:=[$Attacker.$U$15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59]" office:value-type="float" office:value="1">
            <text:p>1</text:p>
          </table:table-cell>
          <table:table-cell table:number-columns-repeated="2"/>
          <table:table-cell table:formula="of:=[$Victim.$U$159]" office:value-type="float" office:value="0">
            <text:p>0</text:p>
          </table:table-cell>
          <table:table-cell table:formula="of:=[$Attacker.$U$15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0]" office:value-type="float" office:value="1">
            <text:p>1</text:p>
          </table:table-cell>
          <table:table-cell table:number-columns-repeated="2"/>
          <table:table-cell table:formula="of:=[$Victim.$U$160]" office:value-type="float" office:value="0">
            <text:p>0</text:p>
          </table:table-cell>
          <table:table-cell table:formula="of:=[$Attacker.$U$16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1]" office:value-type="float" office:value="1.33333333333333">
            <text:p>1,3333333333</text:p>
          </table:table-cell>
          <table:table-cell table:number-columns-repeated="2"/>
          <table:table-cell table:formula="of:=[$Victim.$U$161]" office:value-type="float" office:value="0.74535599249993">
            <text:p>0,7453559925</text:p>
          </table:table-cell>
          <table:table-cell table:formula="of:=[$Attacker.$U$16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2]" office:value-type="float" office:value="1.05555555555556">
            <text:p>1,0555555556</text:p>
          </table:table-cell>
          <table:table-cell table:number-columns-repeated="2"/>
          <table:table-cell table:formula="of:=[$Victim.$U$162]" office:value-type="float" office:value="0.524110062892033">
            <text:p>0,5241100629</text:p>
          </table:table-cell>
          <table:table-cell table:formula="of:=[$Attacker.$U$16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3]" office:value-type="float" office:value="1.77777777777778">
            <text:p>1,7777777778</text:p>
          </table:table-cell>
          <table:table-cell table:number-columns-repeated="2"/>
          <table:table-cell table:formula="of:=[$Victim.$U$163]" office:value-type="float" office:value="3.20685993103596">
            <text:p>3,206859931</text:p>
          </table:table-cell>
          <table:table-cell table:formula="of:=[$Attacker.$U$16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4]" office:value-type="float" office:value="2.11111111111111">
            <text:p>2,1111111111</text:p>
          </table:table-cell>
          <table:table-cell table:number-columns-repeated="2"/>
          <table:table-cell table:formula="of:=[$Victim.$U$164]" office:value-type="float" office:value="3.14269680527354">
            <text:p>3,1426968053</text:p>
          </table:table-cell>
          <table:table-cell table:formula="of:=[$Attacker.$U$16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5]" office:value-type="float" office:value="1">
            <text:p>1</text:p>
          </table:table-cell>
          <table:table-cell table:number-columns-repeated="2"/>
          <table:table-cell table:formula="of:=[$Victim.$U$165]" office:value-type="float" office:value="0">
            <text:p>0</text:p>
          </table:table-cell>
          <table:table-cell table:formula="of:=[$Attacker.$U$16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6]" office:value-type="float" office:value="1">
            <text:p>1</text:p>
          </table:table-cell>
          <table:table-cell table:number-columns-repeated="2"/>
          <table:table-cell table:formula="of:=[$Victim.$U$166]" office:value-type="float" office:value="0">
            <text:p>0</text:p>
          </table:table-cell>
          <table:table-cell table:formula="of:=[$Attacker.$U$16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7]" office:value-type="float" office:value="1.11111111111111">
            <text:p>1,1111111111</text:p>
          </table:table-cell>
          <table:table-cell table:number-columns-repeated="2"/>
          <table:table-cell table:formula="of:=[$Victim.$U$167]" office:value-type="float" office:value="0.458122847290851">
            <text:p>0,4581228473</text:p>
          </table:table-cell>
          <table:table-cell table:formula="of:=[$Attacker.$U$16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8]" office:value-type="float" office:value="1.38888888888889">
            <text:p>1,3888888889</text:p>
          </table:table-cell>
          <table:table-cell table:number-columns-repeated="2"/>
          <table:table-cell table:formula="of:=[$Victim.$U$168]" office:value-type="float" office:value="0.8906233078823">
            <text:p>0,8906233079</text:p>
          </table:table-cell>
          <table:table-cell table:formula="of:=[$Attacker.$U$16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69]" office:value-type="float" office:value="1.11111111111111">
            <text:p>1,1111111111</text:p>
          </table:table-cell>
          <table:table-cell table:number-columns-repeated="2"/>
          <table:table-cell table:formula="of:=[$Victim.$U$169]" office:value-type="float" office:value="0.458122847290851">
            <text:p>0,4581228473</text:p>
          </table:table-cell>
          <table:table-cell table:formula="of:=[$Attacker.$U$16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0]" office:value-type="float" office:value="1.11111111111111">
            <text:p>1,1111111111</text:p>
          </table:table-cell>
          <table:table-cell table:number-columns-repeated="2"/>
          <table:table-cell table:formula="of:=[$Victim.$U$170]" office:value-type="float" office:value="0.458122847290851">
            <text:p>0,4581228473</text:p>
          </table:table-cell>
          <table:table-cell table:formula="of:=[$Attacker.$U$17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1]" office:value-type="float" office:value="1.11111111111111">
            <text:p>1,1111111111</text:p>
          </table:table-cell>
          <table:table-cell table:number-columns-repeated="2"/>
          <table:table-cell table:formula="of:=[$Victim.$U$171]" office:value-type="float" office:value="0.458122847290851">
            <text:p>0,4581228473</text:p>
          </table:table-cell>
          <table:table-cell table:formula="of:=[$Attacker.$U$17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2]" office:value-type="float" office:value="1">
            <text:p>1</text:p>
          </table:table-cell>
          <table:table-cell table:number-columns-repeated="2"/>
          <table:table-cell table:formula="of:=[$Victim.$U$172]" office:value-type="float" office:value="0">
            <text:p>0</text:p>
          </table:table-cell>
          <table:table-cell table:formula="of:=[$Attacker.$U$17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3]" office:value-type="float" office:value="1.44444444444444">
            <text:p>1,4444444444</text:p>
          </table:table-cell>
          <table:table-cell table:number-columns-repeated="2"/>
          <table:table-cell table:formula="of:=[$Victim.$U$173]" office:value-type="float" office:value="0.831479419283098">
            <text:p>0,8314794193</text:p>
          </table:table-cell>
          <table:table-cell table:formula="of:=[$Attacker.$U$17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4]" office:value-type="float" office:value="1.11111111111111">
            <text:p>1,1111111111</text:p>
          </table:table-cell>
          <table:table-cell table:number-columns-repeated="2"/>
          <table:table-cell table:formula="of:=[$Victim.$U$174]" office:value-type="float" office:value="0.458122847290851">
            <text:p>0,4581228473</text:p>
          </table:table-cell>
          <table:table-cell table:formula="of:=[$Attacker.$U$17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5]" office:value-type="float" office:value="1.11111111111111">
            <text:p>1,1111111111</text:p>
          </table:table-cell>
          <table:table-cell table:number-columns-repeated="2"/>
          <table:table-cell table:formula="of:=[$Victim.$U$175]" office:value-type="float" office:value="0.458122847290851">
            <text:p>0,4581228473</text:p>
          </table:table-cell>
          <table:table-cell table:formula="of:=[$Attacker.$U$17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6]" office:value-type="float" office:value="1">
            <text:p>1</text:p>
          </table:table-cell>
          <table:table-cell table:number-columns-repeated="2"/>
          <table:table-cell table:formula="of:=[$Victim.$U$176]" office:value-type="float" office:value="0">
            <text:p>0</text:p>
          </table:table-cell>
          <table:table-cell table:formula="of:=[$Attacker.$U$17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7]" office:value-type="float" office:value="1.05555555555556">
            <text:p>1,0555555556</text:p>
          </table:table-cell>
          <table:table-cell table:number-columns-repeated="2"/>
          <table:table-cell table:formula="of:=[$Victim.$U$177]" office:value-type="float" office:value="0.524110062892034">
            <text:p>0,5241100629</text:p>
          </table:table-cell>
          <table:table-cell table:formula="of:=[$Attacker.$U$17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8]" office:value-type="float" office:value="0.944444444444444">
            <text:p>0,9444444444</text:p>
          </table:table-cell>
          <table:table-cell table:number-columns-repeated="2"/>
          <table:table-cell table:formula="of:=[$Victim.$U$178]" office:value-type="float" office:value="0.229061423645426">
            <text:p>0,2290614236</text:p>
          </table:table-cell>
          <table:table-cell table:formula="of:=[$Attacker.$U$17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79]" office:value-type="float" office:value="1.11111111111111">
            <text:p>1,1111111111</text:p>
          </table:table-cell>
          <table:table-cell table:number-columns-repeated="2"/>
          <table:table-cell table:formula="of:=[$Victim.$U$179]" office:value-type="float" office:value="0.458122847290851">
            <text:p>0,4581228473</text:p>
          </table:table-cell>
          <table:table-cell table:formula="of:=[$Attacker.$U$17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0]" office:value-type="float" office:value="1">
            <text:p>1</text:p>
          </table:table-cell>
          <table:table-cell table:number-columns-repeated="2"/>
          <table:table-cell table:formula="of:=[$Victim.$U$180]" office:value-type="float" office:value="0">
            <text:p>0</text:p>
          </table:table-cell>
          <table:table-cell table:formula="of:=[$Attacker.$U$18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1]" office:value-type="float" office:value="1">
            <text:p>1</text:p>
          </table:table-cell>
          <table:table-cell table:number-columns-repeated="2"/>
          <table:table-cell table:formula="of:=[$Victim.$U$181]" office:value-type="float" office:value="0">
            <text:p>0</text:p>
          </table:table-cell>
          <table:table-cell table:formula="of:=[$Attacker.$U$18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2]" office:value-type="float" office:value="1">
            <text:p>1</text:p>
          </table:table-cell>
          <table:table-cell table:number-columns-repeated="2"/>
          <table:table-cell table:formula="of:=[$Victim.$U$182]" office:value-type="float" office:value="0">
            <text:p>0</text:p>
          </table:table-cell>
          <table:table-cell table:formula="of:=[$Attacker.$U$18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3]" office:value-type="float" office:value="1">
            <text:p>1</text:p>
          </table:table-cell>
          <table:table-cell table:number-columns-repeated="2"/>
          <table:table-cell table:formula="of:=[$Victim.$U$183]" office:value-type="float" office:value="0">
            <text:p>0</text:p>
          </table:table-cell>
          <table:table-cell table:formula="of:=[$Attacker.$U$18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4]" office:value-type="float" office:value="1">
            <text:p>1</text:p>
          </table:table-cell>
          <table:table-cell table:number-columns-repeated="2"/>
          <table:table-cell table:formula="of:=[$Victim.$U$184]" office:value-type="float" office:value="0">
            <text:p>0</text:p>
          </table:table-cell>
          <table:table-cell table:formula="of:=[$Attacker.$U$18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5]" office:value-type="float" office:value="1">
            <text:p>1</text:p>
          </table:table-cell>
          <table:table-cell table:number-columns-repeated="2"/>
          <table:table-cell table:formula="of:=[$Victim.$U$185]" office:value-type="float" office:value="0">
            <text:p>0</text:p>
          </table:table-cell>
          <table:table-cell table:formula="of:=[$Attacker.$U$18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6]" office:value-type="float" office:value="1.05555555555556">
            <text:p>1,0555555556</text:p>
          </table:table-cell>
          <table:table-cell table:number-columns-repeated="2"/>
          <table:table-cell table:formula="of:=[$Victim.$U$186]" office:value-type="float" office:value="0.524110062892033">
            <text:p>0,5241100629</text:p>
          </table:table-cell>
          <table:table-cell table:formula="of:=[$Attacker.$U$18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7]" office:value-type="float" office:value="1">
            <text:p>1</text:p>
          </table:table-cell>
          <table:table-cell table:number-columns-repeated="2"/>
          <table:table-cell table:formula="of:=[$Victim.$U$187]" office:value-type="float" office:value="0">
            <text:p>0</text:p>
          </table:table-cell>
          <table:table-cell table:formula="of:=[$Attacker.$U$18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8]" office:value-type="float" office:value="0.944444444444444">
            <text:p>0,9444444444</text:p>
          </table:table-cell>
          <table:table-cell table:number-columns-repeated="2"/>
          <table:table-cell table:formula="of:=[$Victim.$U$188]" office:value-type="float" office:value="0.229061423645426">
            <text:p>0,2290614236</text:p>
          </table:table-cell>
          <table:table-cell table:formula="of:=[$Attacker.$U$18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89]" office:value-type="float" office:value="1">
            <text:p>1</text:p>
          </table:table-cell>
          <table:table-cell table:number-columns-repeated="2"/>
          <table:table-cell table:formula="of:=[$Victim.$U$189]" office:value-type="float" office:value="0">
            <text:p>0</text:p>
          </table:table-cell>
          <table:table-cell table:formula="of:=[$Attacker.$U$18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0]" office:value-type="float" office:value="1.22222222222222">
            <text:p>1,2222222222</text:p>
          </table:table-cell>
          <table:table-cell table:number-columns-repeated="2"/>
          <table:table-cell table:formula="of:=[$Victim.$U$190]" office:value-type="float" office:value="0.628539361054709">
            <text:p>0,6285393611</text:p>
          </table:table-cell>
          <table:table-cell table:formula="of:=[$Attacker.$U$19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1]" office:value-type="float" office:value="1">
            <text:p>1</text:p>
          </table:table-cell>
          <table:table-cell table:number-columns-repeated="2"/>
          <table:table-cell table:formula="of:=[$Victim.$U$191]" office:value-type="float" office:value="0">
            <text:p>0</text:p>
          </table:table-cell>
          <table:table-cell table:formula="of:=[$Attacker.$U$19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2]" office:value-type="float" office:value="1">
            <text:p>1</text:p>
          </table:table-cell>
          <table:table-cell table:number-columns-repeated="2"/>
          <table:table-cell table:formula="of:=[$Victim.$U$192]" office:value-type="float" office:value="0">
            <text:p>0</text:p>
          </table:table-cell>
          <table:table-cell table:formula="of:=[$Attacker.$U$19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3]" office:value-type="float" office:value="1.22222222222222">
            <text:p>1,2222222222</text:p>
          </table:table-cell>
          <table:table-cell table:number-columns-repeated="2"/>
          <table:table-cell table:formula="of:=[$Victim.$U$193]" office:value-type="float" office:value="0.628539361054709">
            <text:p>0,6285393611</text:p>
          </table:table-cell>
          <table:table-cell table:formula="of:=[$Attacker.$U$19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4]" office:value-type="float" office:value="1.11111111111111">
            <text:p>1,1111111111</text:p>
          </table:table-cell>
          <table:table-cell table:number-columns-repeated="2"/>
          <table:table-cell table:formula="of:=[$Victim.$U$194]" office:value-type="float" office:value="0.458122847290851">
            <text:p>0,4581228473</text:p>
          </table:table-cell>
          <table:table-cell table:formula="of:=[$Attacker.$U$19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5]" office:value-type="float" office:value="1">
            <text:p>1</text:p>
          </table:table-cell>
          <table:table-cell table:number-columns-repeated="2"/>
          <table:table-cell table:formula="of:=[$Victim.$U$195]" office:value-type="float" office:value="0">
            <text:p>0</text:p>
          </table:table-cell>
          <table:table-cell table:formula="of:=[$Attacker.$U$19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6]" office:value-type="float" office:value="0.944444444444444">
            <text:p>0,9444444444</text:p>
          </table:table-cell>
          <table:table-cell table:number-columns-repeated="2"/>
          <table:table-cell table:formula="of:=[$Victim.$U$196]" office:value-type="float" office:value="0.229061423645426">
            <text:p>0,2290614236</text:p>
          </table:table-cell>
          <table:table-cell table:formula="of:=[$Attacker.$U$19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7]" office:value-type="float" office:value="1">
            <text:p>1</text:p>
          </table:table-cell>
          <table:table-cell table:number-columns-repeated="2"/>
          <table:table-cell table:formula="of:=[$Victim.$U$197]" office:value-type="float" office:value="0">
            <text:p>0</text:p>
          </table:table-cell>
          <table:table-cell table:formula="of:=[$Attacker.$U$19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8]" office:value-type="float" office:value="1.11111111111111">
            <text:p>1,1111111111</text:p>
          </table:table-cell>
          <table:table-cell table:number-columns-repeated="2"/>
          <table:table-cell table:formula="of:=[$Victim.$U$198]" office:value-type="float" office:value="0.458122847290851">
            <text:p>0,4581228473</text:p>
          </table:table-cell>
          <table:table-cell table:formula="of:=[$Attacker.$U$19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199]" office:value-type="float" office:value="3.11111111111111">
            <text:p>3,1111111111</text:p>
          </table:table-cell>
          <table:table-cell table:number-columns-repeated="2"/>
          <table:table-cell table:formula="of:=[$Victim.$U$199]" office:value-type="float" office:value="5.98042072924351">
            <text:p>5,9804207292</text:p>
          </table:table-cell>
          <table:table-cell table:formula="of:=[$Attacker.$U$19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0]" office:value-type="float" office:value="1.11111111111111">
            <text:p>1,1111111111</text:p>
          </table:table-cell>
          <table:table-cell table:number-columns-repeated="2"/>
          <table:table-cell table:formula="of:=[$Victim.$U$200]" office:value-type="float" office:value="0.458122847290851">
            <text:p>0,4581228473</text:p>
          </table:table-cell>
          <table:table-cell table:formula="of:=[$Attacker.$U$20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1]" office:value-type="float" office:value="1.05555555555556">
            <text:p>1,0555555556</text:p>
          </table:table-cell>
          <table:table-cell table:number-columns-repeated="2"/>
          <table:table-cell table:formula="of:=[$Victim.$U$201]" office:value-type="float" office:value="0.524110062892033">
            <text:p>0,5241100629</text:p>
          </table:table-cell>
          <table:table-cell table:formula="of:=[$Attacker.$U$20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2]" office:value-type="float" office:value="0.888888888888889">
            <text:p>0,8888888889</text:p>
          </table:table-cell>
          <table:table-cell table:number-columns-repeated="2"/>
          <table:table-cell table:formula="of:=[$Victim.$U$202]" office:value-type="float" office:value="0.314269680527354">
            <text:p>0,3142696805</text:p>
          </table:table-cell>
          <table:table-cell table:formula="of:=[$Attacker.$U$20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3]" office:value-type="float" office:value="0.944444444444444">
            <text:p>0,9444444444</text:p>
          </table:table-cell>
          <table:table-cell table:number-columns-repeated="2"/>
          <table:table-cell table:formula="of:=[$Victim.$U$203]" office:value-type="float" office:value="0.621129993749941">
            <text:p>0,6211299937</text:p>
          </table:table-cell>
          <table:table-cell table:formula="of:=[$Attacker.$U$20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4]" office:value-type="float" office:value="1.22222222222222">
            <text:p>1,2222222222</text:p>
          </table:table-cell>
          <table:table-cell table:number-columns-repeated="2"/>
          <table:table-cell table:formula="of:=[$Victim.$U$204]" office:value-type="float" office:value="0.71145824860365">
            <text:p>0,7114582486</text:p>
          </table:table-cell>
          <table:table-cell table:formula="of:=[$Attacker.$U$20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5]" office:value-type="float" office:value="0.833333333333333">
            <text:p>0,8333333333</text:p>
          </table:table-cell>
          <table:table-cell table:number-columns-repeated="2"/>
          <table:table-cell table:formula="of:=[$Victim.$U$205]" office:value-type="float" office:value="0.372677996249965">
            <text:p>0,3726779962</text:p>
          </table:table-cell>
          <table:table-cell table:formula="of:=[$Attacker.$U$20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6]" office:value-type="float" office:value="1.11111111111111">
            <text:p>1,1111111111</text:p>
          </table:table-cell>
          <table:table-cell table:number-columns-repeated="2"/>
          <table:table-cell table:formula="of:=[$Victim.$U$206]" office:value-type="float" office:value="0.737027731190089">
            <text:p>0,7370277312</text:p>
          </table:table-cell>
          <table:table-cell table:formula="of:=[$Attacker.$U$20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7]" office:value-type="float" office:value="1">
            <text:p>1</text:p>
          </table:table-cell>
          <table:table-cell table:number-columns-repeated="2"/>
          <table:table-cell table:formula="of:=[$Victim.$U$207]" office:value-type="float" office:value="0.577350269189626">
            <text:p>0,5773502692</text:p>
          </table:table-cell>
          <table:table-cell table:formula="of:=[$Attacker.$U$20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8]" office:value-type="float" office:value="1">
            <text:p>1</text:p>
          </table:table-cell>
          <table:table-cell table:number-columns-repeated="2"/>
          <table:table-cell table:formula="of:=[$Victim.$U$208]" office:value-type="float" office:value="0.577350269189626">
            <text:p>0,5773502692</text:p>
          </table:table-cell>
          <table:table-cell table:formula="of:=[$Attacker.$U$20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09]" office:value-type="float" office:value="0.888888888888889">
            <text:p>0,8888888889</text:p>
          </table:table-cell>
          <table:table-cell table:number-columns-repeated="2"/>
          <table:table-cell table:formula="of:=[$Victim.$U$209]" office:value-type="float" office:value="0.314269680527354">
            <text:p>0,3142696805</text:p>
          </table:table-cell>
          <table:table-cell table:formula="of:=[$Attacker.$U$20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0]" office:value-type="float" office:value="0.888888888888889">
            <text:p>0,8888888889</text:p>
          </table:table-cell>
          <table:table-cell table:number-columns-repeated="2"/>
          <table:table-cell table:formula="of:=[$Victim.$U$210]" office:value-type="float" office:value="0.314269680527354">
            <text:p>0,3142696805</text:p>
          </table:table-cell>
          <table:table-cell table:formula="of:=[$Attacker.$U$2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1]" office:value-type="float" office:value="3.11111111111111">
            <text:p>3,1111111111</text:p>
          </table:table-cell>
          <table:table-cell table:number-columns-repeated="2"/>
          <table:table-cell table:formula="of:=[$Victim.$U$211]" office:value-type="float" office:value="6.0082248153759">
            <text:p>6,0082248154</text:p>
          </table:table-cell>
          <table:table-cell table:formula="of:=[$Attacker.$U$2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2]" office:value-type="float" office:value="1">
            <text:p>1</text:p>
          </table:table-cell>
          <table:table-cell table:number-columns-repeated="2"/>
          <table:table-cell table:formula="of:=[$Victim.$U$212]" office:value-type="float" office:value="0">
            <text:p>0</text:p>
          </table:table-cell>
          <table:table-cell table:formula="of:=[$Attacker.$U$2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3]" office:value-type="float" office:value="1.22222222222222">
            <text:p>1,2222222222</text:p>
          </table:table-cell>
          <table:table-cell table:number-columns-repeated="2"/>
          <table:table-cell table:formula="of:=[$Victim.$U$213]" office:value-type="float" office:value="0.628539361054709">
            <text:p>0,6285393611</text:p>
          </table:table-cell>
          <table:table-cell table:formula="of:=[$Attacker.$U$2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4]" office:value-type="float" office:value="0.833333333333333">
            <text:p>0,8333333333</text:p>
          </table:table-cell>
          <table:table-cell table:number-columns-repeated="2"/>
          <table:table-cell table:formula="of:=[$Victim.$U$214]" office:value-type="float" office:value="0.372677996249965">
            <text:p>0,3726779962</text:p>
          </table:table-cell>
          <table:table-cell table:formula="of:=[$Attacker.$U$2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5]" office:value-type="float" office:value="1">
            <text:p>1</text:p>
          </table:table-cell>
          <table:table-cell table:number-columns-repeated="2"/>
          <table:table-cell table:formula="of:=[$Victim.$U$215]" office:value-type="float" office:value="0.65734219812218">
            <text:p>0,6573421981</text:p>
          </table:table-cell>
          <table:table-cell table:formula="of:=[$Attacker.$U$2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6]" office:value-type="float" office:value="1">
            <text:p>1</text:p>
          </table:table-cell>
          <table:table-cell table:number-columns-repeated="2"/>
          <table:table-cell table:formula="of:=[$Victim.$U$216]" office:value-type="float" office:value="0.458122847290851">
            <text:p>0,4581228473</text:p>
          </table:table-cell>
          <table:table-cell table:formula="of:=[$Attacker.$U$2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7]" office:value-type="float" office:value="0.875">
            <text:p>0,875</text:p>
          </table:table-cell>
          <table:table-cell table:number-columns-repeated="2"/>
          <table:table-cell table:formula="of:=[$Victim.$U$217]" office:value-type="float" office:value="0.415739709641549">
            <text:p>0,4157397096</text:p>
          </table:table-cell>
          <table:table-cell table:formula="of:=[$Attacker.$U$2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8]" office:value-type="float" office:value="0.75">
            <text:p>0,75</text:p>
          </table:table-cell>
          <table:table-cell table:number-columns-repeated="2"/>
          <table:table-cell table:formula="of:=[$Victim.$U$218]" office:value-type="float" office:value="0.471404520791032">
            <text:p>0,4714045208</text:p>
          </table:table-cell>
          <table:table-cell table:formula="of:=[$Attacker.$U$2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19]" office:value-type="float" office:value="1">
            <text:p>1</text:p>
          </table:table-cell>
          <table:table-cell table:number-columns-repeated="2"/>
          <table:table-cell table:formula="of:=[$Victim.$U$219]" office:value-type="float" office:value="0.65734219812218">
            <text:p>0,6573421981</text:p>
          </table:table-cell>
          <table:table-cell table:formula="of:=[$Attacker.$U$2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0]" office:value-type="float" office:value="0.9375">
            <text:p>0,9375</text:p>
          </table:table-cell>
          <table:table-cell table:number-columns-repeated="2"/>
          <table:table-cell table:formula="of:=[$Victim.$U$220]" office:value-type="float" office:value="0.687184270936277">
            <text:p>0,6871842709</text:p>
          </table:table-cell>
          <table:table-cell table:formula="of:=[$Attacker.$U$2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1]" office:value-type="float" office:value="1">
            <text:p>1</text:p>
          </table:table-cell>
          <table:table-cell table:number-columns-repeated="2"/>
          <table:table-cell table:formula="of:=[$Victim.$U$221]" office:value-type="float" office:value="0.65734219812218">
            <text:p>0,6573421981</text:p>
          </table:table-cell>
          <table:table-cell table:formula="of:=[$Attacker.$U$2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2]" office:value-type="float" office:value="0.875">
            <text:p>0,875</text:p>
          </table:table-cell>
          <table:table-cell table:number-columns-repeated="2"/>
          <table:table-cell table:formula="of:=[$Victim.$U$222]" office:value-type="float" office:value="0.415739709641549">
            <text:p>0,4157397096</text:p>
          </table:table-cell>
          <table:table-cell table:formula="of:=[$Attacker.$U$2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3]" office:value-type="float" office:value="0.875">
            <text:p>0,875</text:p>
          </table:table-cell>
          <table:table-cell table:number-columns-repeated="2"/>
          <table:table-cell table:formula="of:=[$Victim.$U$223]" office:value-type="float" office:value="0.415739709641549">
            <text:p>0,4157397096</text:p>
          </table:table-cell>
          <table:table-cell table:formula="of:=[$Attacker.$U$2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4]" office:value-type="float" office:value="1">
            <text:p>1</text:p>
          </table:table-cell>
          <table:table-cell table:number-columns-repeated="2"/>
          <table:table-cell table:formula="of:=[$Victim.$U$224]" office:value-type="float" office:value="0.314269680527354">
            <text:p>0,3142696805</text:p>
          </table:table-cell>
          <table:table-cell table:formula="of:=[$Attacker.$U$2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5]" office:value-type="float" office:value="1">
            <text:p>1</text:p>
          </table:table-cell>
          <table:table-cell table:number-columns-repeated="2"/>
          <table:table-cell table:formula="of:=[$Victim.$U$225]" office:value-type="float" office:value="0.314269680527354">
            <text:p>0,3142696805</text:p>
          </table:table-cell>
          <table:table-cell table:formula="of:=[$Attacker.$U$2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6]" office:value-type="float" office:value="1">
            <text:p>1</text:p>
          </table:table-cell>
          <table:table-cell table:number-columns-repeated="2"/>
          <table:table-cell table:formula="of:=[$Victim.$U$226]" office:value-type="float" office:value="0.314269680527354">
            <text:p>0,3142696805</text:p>
          </table:table-cell>
          <table:table-cell table:formula="of:=[$Attacker.$U$22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7]" office:value-type="float" office:value="0.875">
            <text:p>0,875</text:p>
          </table:table-cell>
          <table:table-cell table:number-columns-repeated="2"/>
          <table:table-cell table:formula="of:=[$Victim.$U$227]" office:value-type="float" office:value="0.415739709641549">
            <text:p>0,4157397096</text:p>
          </table:table-cell>
          <table:table-cell table:formula="of:=[$Attacker.$U$22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8]" office:value-type="float" office:value="1">
            <text:p>1</text:p>
          </table:table-cell>
          <table:table-cell table:number-columns-repeated="2"/>
          <table:table-cell table:formula="of:=[$Victim.$U$228]" office:value-type="float" office:value="0.65734219812218">
            <text:p>0,6573421981</text:p>
          </table:table-cell>
          <table:table-cell table:formula="of:=[$Attacker.$U$22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29]" office:value-type="float" office:value="1.125">
            <text:p>1,125</text:p>
          </table:table-cell>
          <table:table-cell table:number-columns-repeated="2"/>
          <table:table-cell table:formula="of:=[$Victim.$U$229]" office:value-type="float" office:value="0.471404520791032">
            <text:p>0,4714045208</text:p>
          </table:table-cell>
          <table:table-cell table:formula="of:=[$Attacker.$U$22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0]" office:value-type="float" office:value="0.933333333333333">
            <text:p>0,9333333333</text:p>
          </table:table-cell>
          <table:table-cell table:number-columns-repeated="2"/>
          <table:table-cell table:formula="of:=[$Victim.$U$230]" office:value-type="float" office:value="0.415739709641549">
            <text:p>0,4157397096</text:p>
          </table:table-cell>
          <table:table-cell table:formula="of:=[$Attacker.$U$23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1]" office:value-type="float" office:value="0.933333333333333">
            <text:p>0,9333333333</text:p>
          </table:table-cell>
          <table:table-cell table:number-columns-repeated="2"/>
          <table:table-cell table:formula="of:=[$Victim.$U$231]" office:value-type="float" office:value="0.415739709641549">
            <text:p>0,4157397096</text:p>
          </table:table-cell>
          <table:table-cell table:formula="of:=[$Attacker.$U$23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2]" office:value-type="float" office:value="0.933333333333333">
            <text:p>0,9333333333</text:p>
          </table:table-cell>
          <table:table-cell table:number-columns-repeated="2"/>
          <table:table-cell table:formula="of:=[$Victim.$U$232]" office:value-type="float" office:value="0.415739709641549">
            <text:p>0,4157397096</text:p>
          </table:table-cell>
          <table:table-cell table:formula="of:=[$Attacker.$U$23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3]" office:value-type="float" office:value="0.866666666666667">
            <text:p>0,8666666667</text:p>
          </table:table-cell>
          <table:table-cell table:number-columns-repeated="2"/>
          <table:table-cell table:formula="of:=[$Victim.$U$233]" office:value-type="float" office:value="0.447903208238808">
            <text:p>0,4479032082</text:p>
          </table:table-cell>
          <table:table-cell table:formula="of:=[$Attacker.$U$23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4]" office:value-type="float" office:value="1.06666666666667">
            <text:p>1,0666666667</text:p>
          </table:table-cell>
          <table:table-cell table:number-columns-repeated="2"/>
          <table:table-cell table:formula="of:=[$Victim.$U$234]" office:value-type="float" office:value="0.65734219812218">
            <text:p>0,6573421981</text:p>
          </table:table-cell>
          <table:table-cell table:formula="of:=[$Attacker.$U$23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5]" office:value-type="float" office:value="1.2">
            <text:p>1,2</text:p>
          </table:table-cell>
          <table:table-cell table:number-columns-repeated="2"/>
          <table:table-cell table:formula="of:=[$Victim.$U$235]" office:value-type="float" office:value="0.816496580927726">
            <text:p>0,8164965809</text:p>
          </table:table-cell>
          <table:table-cell table:formula="of:=[$Attacker.$U$23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6]" office:value-type="float" office:value="0.866666666666667">
            <text:p>0,8666666667</text:p>
          </table:table-cell>
          <table:table-cell table:number-columns-repeated="2"/>
          <table:table-cell table:formula="of:=[$Victim.$U$236]" office:value-type="float" office:value="0.447903208238808">
            <text:p>0,4479032082</text:p>
          </table:table-cell>
          <table:table-cell table:formula="of:=[$Attacker.$U$23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7]" office:value-type="float" office:value="1.06666666666667">
            <text:p>1,0666666667</text:p>
          </table:table-cell>
          <table:table-cell table:number-columns-repeated="2"/>
          <table:table-cell table:formula="of:=[$Victim.$U$237]" office:value-type="float" office:value="0.566557723732532">
            <text:p>0,5665577237</text:p>
          </table:table-cell>
          <table:table-cell table:formula="of:=[$Attacker.$U$23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8]" office:value-type="float" office:value="1.21428571428571">
            <text:p>1,2142857143</text:p>
          </table:table-cell>
          <table:table-cell table:number-columns-repeated="2"/>
          <table:table-cell table:formula="of:=[$Victim.$U$238]" office:value-type="float" office:value="0.848018751248541">
            <text:p>0,8480187512</text:p>
          </table:table-cell>
          <table:table-cell table:formula="of:=[$Attacker.$U$23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39]" office:value-type="float" office:value="0.785714285714286">
            <text:p>0,7857142857</text:p>
          </table:table-cell>
          <table:table-cell table:number-columns-repeated="2"/>
          <table:table-cell table:formula="of:=[$Victim.$U$239]" office:value-type="float" office:value="0.487498021521785">
            <text:p>0,4874980215</text:p>
          </table:table-cell>
          <table:table-cell table:formula="of:=[$Attacker.$U$23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0]" office:value-type="float" office:value="0.857142857142857">
            <text:p>0,8571428571</text:p>
          </table:table-cell>
          <table:table-cell table:number-columns-repeated="2"/>
          <table:table-cell table:formula="of:=[$Victim.$U$240]" office:value-type="float" office:value="0.471404520791032">
            <text:p>0,4714045208</text:p>
          </table:table-cell>
          <table:table-cell table:formula="of:=[$Attacker.$U$24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1]" office:value-type="float" office:value="0.857142857142857">
            <text:p>0,8571428571</text:p>
          </table:table-cell>
          <table:table-cell table:number-columns-repeated="2"/>
          <table:table-cell table:formula="of:=[$Victim.$U$241]" office:value-type="float" office:value="0.471404520791032">
            <text:p>0,4714045208</text:p>
          </table:table-cell>
          <table:table-cell table:formula="of:=[$Attacker.$U$24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2]" office:value-type="float" office:value="0.857142857142857">
            <text:p>0,8571428571</text:p>
          </table:table-cell>
          <table:table-cell table:number-columns-repeated="2"/>
          <table:table-cell table:formula="of:=[$Victim.$U$242]" office:value-type="float" office:value="0.577350269189626">
            <text:p>0,5773502692</text:p>
          </table:table-cell>
          <table:table-cell table:formula="of:=[$Attacker.$U$24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3]" office:value-type="float" office:value="0.5">
            <text:p>0,5</text:p>
          </table:table-cell>
          <table:table-cell table:number-columns-repeated="2"/>
          <table:table-cell table:formula="of:=[$Victim.$U$243]" office:value-type="float" office:value="0.487498021521785">
            <text:p>0,4874980215</text:p>
          </table:table-cell>
          <table:table-cell table:formula="of:=[$Attacker.$U$24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4]" office:value-type="float" office:value="0.214285714285714">
            <text:p>0,2142857143</text:p>
          </table:table-cell>
          <table:table-cell table:number-columns-repeated="2"/>
          <table:table-cell table:formula="of:=[$Victim.$U$244]" office:value-type="float" office:value="0.372677996249965">
            <text:p>0,3726779962</text:p>
          </table:table-cell>
          <table:table-cell table:formula="of:=[$Attacker.$U$24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5]" office:value-type="float" office:value="0">
            <text:p>0</text:p>
          </table:table-cell>
          <table:table-cell table:number-columns-repeated="2"/>
          <table:table-cell table:formula="of:=[$Victim.$U$245]" office:value-type="float" office:value="0">
            <text:p>0</text:p>
          </table:table-cell>
          <table:table-cell table:formula="of:=[$Attacker.$U$24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6]" office:value-type="float" office:value="0.142857142857143">
            <text:p>0,1428571429</text:p>
          </table:table-cell>
          <table:table-cell table:number-columns-repeated="2"/>
          <table:table-cell table:formula="of:=[$Victim.$U$246]" office:value-type="float" office:value="0.458122847290851">
            <text:p>0,4581228473</text:p>
          </table:table-cell>
          <table:table-cell table:formula="of:=[$Attacker.$U$24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7]" office:value-type="float" office:value="0">
            <text:p>0</text:p>
          </table:table-cell>
          <table:table-cell table:number-columns-repeated="2"/>
          <table:table-cell table:formula="of:=[$Victim.$U$247]" office:value-type="float" office:value="0">
            <text:p>0</text:p>
          </table:table-cell>
          <table:table-cell table:formula="of:=[$Attacker.$U$24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8]" office:value-type="float" office:value="0">
            <text:p>0</text:p>
          </table:table-cell>
          <table:table-cell table:number-columns-repeated="2"/>
          <table:table-cell table:formula="of:=[$Victim.$U$248]" office:value-type="float" office:value="0">
            <text:p>0</text:p>
          </table:table-cell>
          <table:table-cell table:formula="of:=[$Attacker.$U$24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49]" office:value-type="float" office:value="0.142857142857143">
            <text:p>0,1428571429</text:p>
          </table:table-cell>
          <table:table-cell table:number-columns-repeated="2"/>
          <table:table-cell table:formula="of:=[$Victim.$U$249]" office:value-type="float" office:value="0.314269680527354">
            <text:p>0,3142696805</text:p>
          </table:table-cell>
          <table:table-cell table:formula="of:=[$Attacker.$U$24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0]" office:value-type="float" office:value="0.142857142857143">
            <text:p>0,1428571429</text:p>
          </table:table-cell>
          <table:table-cell table:number-columns-repeated="2"/>
          <table:table-cell table:formula="of:=[$Victim.$U$250]" office:value-type="float" office:value="0.314269680527354">
            <text:p>0,3142696805</text:p>
          </table:table-cell>
          <table:table-cell table:formula="of:=[$Attacker.$U$25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1]" office:value-type="float" office:value="0.142857142857143">
            <text:p>0,1428571429</text:p>
          </table:table-cell>
          <table:table-cell table:number-columns-repeated="2"/>
          <table:table-cell table:formula="of:=[$Victim.$U$251]" office:value-type="float" office:value="0.314269680527354">
            <text:p>0,3142696805</text:p>
          </table:table-cell>
          <table:table-cell table:formula="of:=[$Attacker.$U$25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2]" office:value-type="float" office:value="0.142857142857143">
            <text:p>0,1428571429</text:p>
          </table:table-cell>
          <table:table-cell table:number-columns-repeated="2"/>
          <table:table-cell table:formula="of:=[$Victim.$U$252]" office:value-type="float" office:value="0.314269680527354">
            <text:p>0,3142696805</text:p>
          </table:table-cell>
          <table:table-cell table:formula="of:=[$Attacker.$U$25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3]" office:value-type="float" office:value="0.357142857142857">
            <text:p>0,3571428571</text:p>
          </table:table-cell>
          <table:table-cell table:number-columns-repeated="2"/>
          <table:table-cell table:formula="of:=[$Victim.$U$253]" office:value-type="float" office:value="0.447903208238808">
            <text:p>0,4479032082</text:p>
          </table:table-cell>
          <table:table-cell table:formula="of:=[$Attacker.$U$25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4]" office:value-type="float" office:value="1">
            <text:p>1</text:p>
          </table:table-cell>
          <table:table-cell table:number-columns-repeated="2"/>
          <table:table-cell table:formula="of:=[$Victim.$U$254]" office:value-type="float" office:value="0.71145824860365">
            <text:p>0,7114582486</text:p>
          </table:table-cell>
          <table:table-cell table:formula="of:=[$Attacker.$U$25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5]" office:value-type="float" office:value="0.846153846153846">
            <text:p>0,8461538462</text:p>
          </table:table-cell>
          <table:table-cell table:number-columns-repeated="2"/>
          <table:table-cell table:formula="of:=[$Victim.$U$255]" office:value-type="float" office:value="0.590563656263036">
            <text:p>0,5905636563</text:p>
          </table:table-cell>
          <table:table-cell table:formula="of:=[$Attacker.$U$25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6]" office:value-type="float" office:value="0.538461538461538">
            <text:p>0,5384615385</text:p>
          </table:table-cell>
          <table:table-cell table:number-columns-repeated="2"/>
          <table:table-cell table:formula="of:=[$Victim.$U$256]" office:value-type="float" office:value="0.487498021521785">
            <text:p>0,4874980215</text:p>
          </table:table-cell>
          <table:table-cell table:formula="of:=[$Attacker.$U$25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7]" office:value-type="float" office:value="0.230769230769231">
            <text:p>0,2307692308</text:p>
          </table:table-cell>
          <table:table-cell table:number-columns-repeated="2"/>
          <table:table-cell table:formula="of:=[$Victim.$U$257]" office:value-type="float" office:value="0.372677996249965">
            <text:p>0,3726779962</text:p>
          </table:table-cell>
          <table:table-cell table:formula="of:=[$Attacker.$U$25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8]" office:value-type="float" office:value="0.153846153846154">
            <text:p>0,1538461538</text:p>
          </table:table-cell>
          <table:table-cell table:number-columns-repeated="2"/>
          <table:table-cell table:formula="of:=[$Victim.$U$258]" office:value-type="float" office:value="0.458122847290851">
            <text:p>0,4581228473</text:p>
          </table:table-cell>
          <table:table-cell table:formula="of:=[$Attacker.$U$25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59]" office:value-type="float" office:value="0.5">
            <text:p>0,5</text:p>
          </table:table-cell>
          <table:table-cell table:number-columns-repeated="2"/>
          <table:table-cell table:formula="of:=[$Victim.$U$259]" office:value-type="float" office:value="0.74535599249993">
            <text:p>0,7453559925</text:p>
          </table:table-cell>
          <table:table-cell table:formula="of:=[$Attacker.$U$25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0]" office:value-type="float" office:value="0.6">
            <text:p>0,6</text:p>
          </table:table-cell>
          <table:table-cell table:number-columns-repeated="2"/>
          <table:table-cell table:formula="of:=[$Victim.$U$260]" office:value-type="float" office:value="0.74535599249993">
            <text:p>0,7453559925</text:p>
          </table:table-cell>
          <table:table-cell table:formula="of:=[$Attacker.$U$26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1]" office:value-type="float" office:value="0.4">
            <text:p>0,4</text:p>
          </table:table-cell>
          <table:table-cell table:number-columns-repeated="2"/>
          <table:table-cell table:formula="of:=[$Victim.$U$261]" office:value-type="float" office:value="0.628539361054709">
            <text:p>0,6285393611</text:p>
          </table:table-cell>
          <table:table-cell table:formula="of:=[$Attacker.$U$26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2]" office:value-type="float" office:value="0.6">
            <text:p>0,6</text:p>
          </table:table-cell>
          <table:table-cell table:number-columns-repeated="2"/>
          <table:table-cell table:formula="of:=[$Victim.$U$262]" office:value-type="float" office:value="0.74535599249993">
            <text:p>0,7453559925</text:p>
          </table:table-cell>
          <table:table-cell table:formula="of:=[$Attacker.$U$26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3]" office:value-type="float" office:value="0">
            <text:p>0</text:p>
          </table:table-cell>
          <table:table-cell table:number-columns-repeated="2"/>
          <table:table-cell table:formula="of:=[$Victim.$U$263]" office:value-type="float" office:value="0">
            <text:p>0</text:p>
          </table:table-cell>
          <table:table-cell table:formula="of:=[$Attacker.$U$26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4]" office:value-type="float" office:value="0">
            <text:p>0</text:p>
          </table:table-cell>
          <table:table-cell table:number-columns-repeated="2"/>
          <table:table-cell table:formula="of:=[$Victim.$U$264]" office:value-type="float" office:value="0">
            <text:p>0</text:p>
          </table:table-cell>
          <table:table-cell table:formula="of:=[$Attacker.$U$26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5]" office:value-type="float" office:value="0.4">
            <text:p>0,4</text:p>
          </table:table-cell>
          <table:table-cell table:number-columns-repeated="2"/>
          <table:table-cell table:formula="of:=[$Victim.$U$265]" office:value-type="float" office:value="0.916245694581702">
            <text:p>0,9162456946</text:p>
          </table:table-cell>
          <table:table-cell table:formula="of:=[$Attacker.$U$26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6]" office:value-type="float" office:value="0.222222222222222">
            <text:p>0,2222222222</text:p>
          </table:table-cell>
          <table:table-cell table:number-columns-repeated="2"/>
          <table:table-cell table:formula="of:=[$Victim.$U$266]" office:value-type="float" office:value="0.458122847290851">
            <text:p>0,4581228473</text:p>
          </table:table-cell>
          <table:table-cell table:formula="of:=[$Attacker.$U$26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7]" office:value-type="float" office:value="1.11111111111111">
            <text:p>1,1111111111</text:p>
          </table:table-cell>
          <table:table-cell table:number-columns-repeated="2"/>
          <table:table-cell table:formula="of:=[$Victim.$U$267]" office:value-type="float" office:value="0.895806416477617">
            <text:p>0,8958064165</text:p>
          </table:table-cell>
          <table:table-cell table:formula="of:=[$Attacker.$U$26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8]" office:value-type="float" office:value="0.857142857142857">
            <text:p>0,8571428571</text:p>
          </table:table-cell>
          <table:table-cell table:number-columns-repeated="2"/>
          <table:table-cell table:formula="of:=[$Victim.$U$268]" office:value-type="float" office:value="0.74535599249993">
            <text:p>0,7453559925</text:p>
          </table:table-cell>
          <table:table-cell table:formula="of:=[$Attacker.$U$26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69]" office:value-type="float" office:value="0">
            <text:p>0</text:p>
          </table:table-cell>
          <table:table-cell table:number-columns-repeated="2"/>
          <table:table-cell table:formula="of:=[$Victim.$U$269]" office:value-type="float" office:value="0">
            <text:p>0</text:p>
          </table:table-cell>
          <table:table-cell table:formula="of:=[$Attacker.$U$26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70]" office:value-type="float" office:value="0">
            <text:p>0</text:p>
          </table:table-cell>
          <table:table-cell table:number-columns-repeated="2"/>
          <table:table-cell table:formula="of:=[$Victim.$U$270]" office:value-type="float" office:value="0">
            <text:p>0</text:p>
          </table:table-cell>
          <table:table-cell table:formula="of:=[$Attacker.$U$27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71]" office:value-type="float" office:value="0.285714285714286">
            <text:p>0,2857142857</text:p>
          </table:table-cell>
          <table:table-cell table:number-columns-repeated="2"/>
          <table:table-cell table:formula="of:=[$Victim.$U$271]" office:value-type="float" office:value="0.458122847290851">
            <text:p>0,4581228473</text:p>
          </table:table-cell>
          <table:table-cell table:formula="of:=[$Attacker.$U$27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72]" office:value-type="float" office:value="1">
            <text:p>1</text:p>
          </table:table-cell>
          <table:table-cell table:number-columns-repeated="2"/>
          <table:table-cell table:formula="of:=[$Victim.$U$272]" office:value-type="float" office:value="0.74535599249993">
            <text:p>0,7453559925</text:p>
          </table:table-cell>
          <table:table-cell table:formula="of:=[$Attacker.$U$27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$Victim.$T$273]" office:value-type="float" office:value="2">
            <text:p>2</text:p>
          </table:table-cell>
          <table:table-cell table:number-columns-repeated="2"/>
          <table:table-cell table:formula="of:=[$Victim.$U$273]" office:value-type="float" office:value="0.74535599249993">
            <text:p>0,7453559925</text:p>
          </table:table-cell>
          <table:table-cell table:number-columns-repeated="4"/>
        </table:table-row>
        <table:table-row table:style-name="ro2" table:number-rows-repeated="10483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ttackerPing" table:style-name="ta1">
        <table:table-column table:style-name="co2" table:number-columns-repeated="19" table:default-cell-style-name="Default"/>
        <table:table-column table:style-name="co3" table:default-cell-style-name="ce3"/>
        <table:table-column table:style-name="co3" table:number-columns-repeated="1004" table:default-cell-style-name="Default"/>
        <table:table-row table:style-name="ro5">
          <table:table-cell table:style-name="ce4" office:value-type="string">
            <text:p>Time</text:p>
          </table:table-cell>
          <table:table-cell table:style-name="ce4" office:value-type="string">
            <text:p>stat-140325-170333-Porta8-1.txt</text:p>
          </table:table-cell>
          <table:table-cell table:style-name="ce4" office:value-type="string">
            <text:p>stat-140325-170728-Porta8-2.txt</text:p>
          </table:table-cell>
          <table:table-cell table:style-name="ce4" office:value-type="string">
            <text:p>stat-140325-171101-Porta8-3.txt</text:p>
          </table:table-cell>
          <table:table-cell table:style-name="ce4" office:value-type="string">
            <text:p>stat-140325-171911-Porta8-4.txt</text:p>
          </table:table-cell>
          <table:table-cell table:style-name="ce4" office:value-type="string">
            <text:p>stat-140325-172134-Porta8-5.txt</text:p>
          </table:table-cell>
          <table:table-cell table:style-name="ce4" office:value-type="string">
            <text:p>stat-140325-172357-Porta8-6.txt</text:p>
          </table:table-cell>
          <table:table-cell table:style-name="ce4" office:value-type="string">
            <text:p>stat-140325-172619-Porta8-7.txt</text:p>
          </table:table-cell>
          <table:table-cell table:style-name="ce4" office:value-type="string">
            <text:p>stat-140325-172842-Porta8-8.txt</text:p>
          </table:table-cell>
          <table:table-cell table:style-name="ce4" office:value-type="string">
            <text:p>stat-140325-173105-Porta8-9.txt</text:p>
          </table:table-cell>
          <table:table-cell table:style-name="ce4" office:value-type="string">
            <text:p>stat-140325-173328-Porta8-10.txt</text:p>
          </table:table-cell>
          <table:table-cell table:style-name="ce4" office:value-type="string">
            <text:p>stat-140325-173551-Porta8-11.txt</text:p>
          </table:table-cell>
          <table:table-cell table:style-name="ce4" office:value-type="string">
            <text:p>stat-140325-173813-Porta8-12.txt</text:p>
          </table:table-cell>
          <table:table-cell table:style-name="ce4" office:value-type="string">
            <text:p>stat-140325-174036-Porta8-13.txt</text:p>
          </table:table-cell>
          <table:table-cell table:style-name="ce4" office:value-type="string">
            <text:p>stat-140325-174259-Porta8-14.txt</text:p>
          </table:table-cell>
          <table:table-cell table:style-name="ce4" office:value-type="string">
            <text:p>stat-140325-174521-Porta8-15.txt</text:p>
          </table:table-cell>
          <table:table-cell table:style-name="ce4" office:value-type="string">
            <text:p>stat-140325-174744-Porta8-16.txt</text:p>
          </table:table-cell>
          <table:table-cell table:style-name="ce4" office:value-type="string">
            <text:p>stat-140325-175006-Porta8-17.txt</text:p>
          </table:table-cell>
          <table:table-cell table:style-name="ce4" office:value-type="string">
            <text:p>stat-140325-175228-Porta8-18.txt</text:p>
          </table:table-cell>
          <table:table-cell table:style-name="ce2" office:value-type="string">
            <text:p>Average Attacker – Ping</text:p>
          </table:table-cell>
          <table:table-cell table:style-name="ce4" table:number-columns-repeated="1004"/>
        </table:table-row>
        <table:table-row table:style-name="ro2">
          <table:table-cell office:value-type="float" office:value="0">
            <text:p>0</text:p>
          </table:table-cell>
          <table:table-cell table:number-columns-repeated="9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table:formula="of:=AVERAGE([.B2:.S2])" office:value-type="float" office:value="1.94444444444444">
            <text:p>1,9444444444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formula="of:=AVERAGE([.B3:.S3])" office:value-type="float" office:value="0.944444444444444">
            <text:p>0,9444444444</text:p>
          </table:table-cell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float" office:value="1">
            <text:p>1</text:p>
          </table:table-cell>
          <table:table-cell table:formula="of:=AVERAGE([.B4:.S4])" office:value-type="float" office:value="1.11111111111111">
            <text:p>1,1111111111</text:p>
          </table:table-cell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table:number-columns-repeated="18" office:value-type="float" office:value="1">
            <text:p>1</text:p>
          </table:table-cell>
          <table:table-cell table:formula="of:=AVERAGE([.B5:.S5])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table:number-columns-repeated="18" office:value-type="float" office:value="1">
            <text:p>1</text:p>
          </table:table-cell>
          <table:table-cell table:formula="of:=AVERAGE([.B6:.S6])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table:number-columns-repeated="18" office:value-type="float" office:value="0">
            <text:p>0</text:p>
          </table:table-cell>
          <table:table-cell table:formula="of:=AVERAGE([.B7:.S7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table:formula="of:=AVERAGE([.B8:.S8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7">
            <text:p>7</text:p>
          </table:table-cell>
          <table:table-cell table:number-columns-repeated="18" office:value-type="float" office:value="0">
            <text:p>0</text:p>
          </table:table-cell>
          <table:table-cell table:formula="of:=AVERAGE([.B9:.S9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">
            <text:p>8</text:p>
          </table:table-cell>
          <table:table-cell table:number-columns-repeated="18" office:value-type="float" office:value="0">
            <text:p>0</text:p>
          </table:table-cell>
          <table:table-cell table:formula="of:=AVERAGE([.B10:.S10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9">
            <text:p>9</text:p>
          </table:table-cell>
          <table:table-cell table:number-columns-repeated="18" office:value-type="float" office:value="0">
            <text:p>0</text:p>
          </table:table-cell>
          <table:table-cell table:formula="of:=AVERAGE([.B11:.S11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0">
            <text:p>10</text:p>
          </table:table-cell>
          <table:table-cell table:number-columns-repeated="18" office:value-type="float" office:value="0">
            <text:p>0</text:p>
          </table:table-cell>
          <table:table-cell table:formula="of:=AVERAGE([.B12:.S12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table:formula="of:=AVERAGE([.B13:.S13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2">
            <text:p>12</text:p>
          </table:table-cell>
          <table:table-cell table:number-columns-repeated="18" office:value-type="float" office:value="0">
            <text:p>0</text:p>
          </table:table-cell>
          <table:table-cell table:formula="of:=AVERAGE([.B14:.S14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3">
            <text:p>13</text:p>
          </table:table-cell>
          <table:table-cell table:number-columns-repeated="18" office:value-type="float" office:value="0">
            <text:p>0</text:p>
          </table:table-cell>
          <table:table-cell table:formula="of:=AVERAGE([.B15:.S15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4">
            <text:p>14</text:p>
          </table:table-cell>
          <table:table-cell table:number-columns-repeated="18" office:value-type="float" office:value="0">
            <text:p>0</text:p>
          </table:table-cell>
          <table:table-cell table:formula="of:=AVERAGE([.B16:.S16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5">
            <text:p>15</text:p>
          </table:table-cell>
          <table:table-cell table:number-columns-repeated="18" office:value-type="float" office:value="0">
            <text:p>0</text:p>
          </table:table-cell>
          <table:table-cell table:formula="of:=AVERAGE([.B17:.S17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6">
            <text:p>16</text:p>
          </table:table-cell>
          <table:table-cell table:number-columns-repeated="18" office:value-type="float" office:value="0">
            <text:p>0</text:p>
          </table:table-cell>
          <table:table-cell table:formula="of:=AVERAGE([.B18:.S18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7">
            <text:p>17</text:p>
          </table:table-cell>
          <table:table-cell table:number-columns-repeated="18" office:value-type="float" office:value="0">
            <text:p>0</text:p>
          </table:table-cell>
          <table:table-cell table:formula="of:=AVERAGE([.B19:.S19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8">
            <text:p>18</text:p>
          </table:table-cell>
          <table:table-cell table:number-columns-repeated="18" office:value-type="float" office:value="0">
            <text:p>0</text:p>
          </table:table-cell>
          <table:table-cell table:formula="of:=AVERAGE([.B20:.S20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19">
            <text:p>19</text:p>
          </table:table-cell>
          <table:table-cell table:number-columns-repeated="18" office:value-type="float" office:value="0">
            <text:p>0</text:p>
          </table:table-cell>
          <table:table-cell table:formula="of:=AVERAGE([.B21:.S21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0">
            <text:p>20</text:p>
          </table:table-cell>
          <table:table-cell table:number-columns-repeated="18" office:value-type="float" office:value="0">
            <text:p>0</text:p>
          </table:table-cell>
          <table:table-cell table:formula="of:=AVERAGE([.B22:.S22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1">
            <text:p>21</text:p>
          </table:table-cell>
          <table:table-cell table:number-columns-repeated="18" office:value-type="float" office:value="0">
            <text:p>0</text:p>
          </table:table-cell>
          <table:table-cell table:formula="of:=AVERAGE([.B23:.S23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2">
            <text:p>22</text:p>
          </table:table-cell>
          <table:table-cell table:number-columns-repeated="18" office:value-type="float" office:value="0">
            <text:p>0</text:p>
          </table:table-cell>
          <table:table-cell table:formula="of:=AVERAGE([.B24:.S24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3">
            <text:p>23</text:p>
          </table:table-cell>
          <table:table-cell table:number-columns-repeated="18" office:value-type="float" office:value="0">
            <text:p>0</text:p>
          </table:table-cell>
          <table:table-cell table:formula="of:=AVERAGE([.B25:.S25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4">
            <text:p>24</text:p>
          </table:table-cell>
          <table:table-cell table:number-columns-repeated="18" office:value-type="float" office:value="0">
            <text:p>0</text:p>
          </table:table-cell>
          <table:table-cell table:formula="of:=AVERAGE([.B26:.S26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5">
            <text:p>25</text:p>
          </table:table-cell>
          <table:table-cell table:number-columns-repeated="18" office:value-type="float" office:value="0">
            <text:p>0</text:p>
          </table:table-cell>
          <table:table-cell table:formula="of:=AVERAGE([.B27:.S27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6">
            <text:p>26</text:p>
          </table:table-cell>
          <table:table-cell table:number-columns-repeated="18" office:value-type="float" office:value="0">
            <text:p>0</text:p>
          </table:table-cell>
          <table:table-cell table:formula="of:=AVERAGE([.B28:.S28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7">
            <text:p>27</text:p>
          </table:table-cell>
          <table:table-cell table:number-columns-repeated="18" office:value-type="float" office:value="0">
            <text:p>0</text:p>
          </table:table-cell>
          <table:table-cell table:formula="of:=AVERAGE([.B29:.S29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8">
            <text:p>28</text:p>
          </table:table-cell>
          <table:table-cell table:number-columns-repeated="18" office:value-type="float" office:value="0">
            <text:p>0</text:p>
          </table:table-cell>
          <table:table-cell table:formula="of:=AVERAGE([.B30:.S30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29">
            <text:p>29</text:p>
          </table:table-cell>
          <table:table-cell table:number-columns-repeated="18" office:value-type="float" office:value="0">
            <text:p>0</text:p>
          </table:table-cell>
          <table:table-cell table:formula="of:=AVERAGE([.B31:.S31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30">
            <text:p>30</text:p>
          </table:table-cell>
          <table:table-cell table:number-columns-repeated="18" office:value-type="float" office:value="0">
            <text:p>0</text:p>
          </table:table-cell>
          <table:table-cell table:formula="of:=AVERAGE([.B32:.S32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31">
            <text:p>31</text:p>
          </table:table-cell>
          <table:table-cell table:number-columns-repeated="18" office:value-type="float" office:value="0">
            <text:p>0</text:p>
          </table:table-cell>
          <table:table-cell table:formula="of:=AVERAGE([.B33:.S33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formula="of:=AVERAGE([.B34:.S34])" office:value-type="float" office:value="0.944444444444444">
            <text:p>0,9444444444</text:p>
          </table:table-cell>
          <table:table-cell table:number-columns-repeated="100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formula="of:=AVERAGE([.B35:.S35])" office:value-type="float" office:value="0.0555555555555556">
            <text:p>0,0555555556</text:p>
          </table:table-cell>
          <table:table-cell table:number-columns-repeated="1004"/>
        </table:table-row>
        <table:table-row table:style-name="ro2">
          <table:table-cell office:value-type="float" office:value="34">
            <text:p>34</text:p>
          </table:table-cell>
          <table:table-cell table:number-columns-repeated="18" office:value-type="float" office:value="0">
            <text:p>0</text:p>
          </table:table-cell>
          <table:table-cell table:formula="of:=AVERAGE([.B36:.S36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35">
            <text:p>35</text:p>
          </table:table-cell>
          <table:table-cell table:number-columns-repeated="18" office:value-type="float" office:value="0">
            <text:p>0</text:p>
          </table:table-cell>
          <table:table-cell table:formula="of:=AVERAGE([.B37:.S37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36">
            <text:p>36</text:p>
          </table:table-cell>
          <table:table-cell table:number-columns-repeated="18" office:value-type="float" office:value="0">
            <text:p>0</text:p>
          </table:table-cell>
          <table:table-cell table:formula="of:=AVERAGE([.B38:.S38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37">
            <text:p>37</text:p>
          </table:table-cell>
          <table:table-cell table:number-columns-repeated="18" office:value-type="float" office:value="0">
            <text:p>0</text:p>
          </table:table-cell>
          <table:table-cell table:formula="of:=AVERAGE([.B39:.S39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38">
            <text:p>38</text:p>
          </table:table-cell>
          <table:table-cell table:number-columns-repeated="18" office:value-type="float" office:value="0">
            <text:p>0</text:p>
          </table:table-cell>
          <table:table-cell table:formula="of:=AVERAGE([.B40:.S40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39">
            <text:p>39</text:p>
          </table:table-cell>
          <table:table-cell table:number-columns-repeated="18" office:value-type="float" office:value="0">
            <text:p>0</text:p>
          </table:table-cell>
          <table:table-cell table:formula="of:=AVERAGE([.B41:.S41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40">
            <text:p>40</text:p>
          </table:table-cell>
          <table:table-cell table:number-columns-repeated="18" office:value-type="float" office:value="0">
            <text:p>0</text:p>
          </table:table-cell>
          <table:table-cell table:formula="of:=AVERAGE([.B42:.S42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41">
            <text:p>41</text:p>
          </table:table-cell>
          <table:table-cell table:number-columns-repeated="18" office:value-type="float" office:value="0">
            <text:p>0</text:p>
          </table:table-cell>
          <table:table-cell table:formula="of:=AVERAGE([.B43:.S43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42">
            <text:p>42</text:p>
          </table:table-cell>
          <table:table-cell table:number-columns-repeated="18" office:value-type="float" office:value="0">
            <text:p>0</text:p>
          </table:table-cell>
          <table:table-cell table:formula="of:=AVERAGE([.B44:.S44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43">
            <text:p>43</text:p>
          </table:table-cell>
          <table:table-cell table:number-columns-repeated="18" office:value-type="float" office:value="0">
            <text:p>0</text:p>
          </table:table-cell>
          <table:table-cell table:formula="of:=AVERAGE([.B45:.S45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44">
            <text:p>44</text:p>
          </table:table-cell>
          <table:table-cell table:number-columns-repeated="18" office:value-type="float" office:value="0">
            <text:p>0</text:p>
          </table:table-cell>
          <table:table-cell table:formula="of:=AVERAGE([.B46:.S46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45">
            <text:p>45</text:p>
          </table:table-cell>
          <table:table-cell table:number-columns-repeated="18" office:value-type="float" office:value="0">
            <text:p>0</text:p>
          </table:table-cell>
          <table:table-cell table:formula="of:=AVERAGE([.B47:.S47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formula="of:=AVERAGE([.B48:.S48])" office:value-type="float" office:value="0.944444444444444">
            <text:p>0,9444444444</text:p>
          </table:table-cell>
          <table:table-cell table:number-columns-repeated="100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formula="of:=AVERAGE([.B49:.S49])" office:value-type="float" office:value="0.944444444444444">
            <text:p>0,9444444444</text:p>
          </table:table-cell>
          <table:table-cell table:number-columns-repeated="100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7" office:value-type="float" office:value="2">
            <text:p>2</text:p>
          </table:table-cell>
          <table:table-cell table:formula="of:=AVERAGE([.B50:.S50])" office:value-type="float" office:value="1.94444444444444">
            <text:p>1,9444444444</text:p>
          </table:table-cell>
          <table:table-cell table:number-columns-repeated="1004"/>
        </table:table-row>
        <table:table-row table:style-name="ro2">
          <table:table-cell office:value-type="float" office:value="49">
            <text:p>49</text:p>
          </table:table-cell>
          <table:table-cell table:number-columns-repeated="18" office:value-type="float" office:value="1">
            <text:p>1</text:p>
          </table:table-cell>
          <table:table-cell table:formula="of:=AVERAGE([.B51:.S51])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17" office:value-type="float" office:value="1">
            <text:p>1</text:p>
          </table:table-cell>
          <table:table-cell table:formula="of:=AVERAGE([.B52:.S52])" office:value-type="float" office:value="1.05555555555556">
            <text:p>1,0555555556</text:p>
          </table:table-cell>
          <table:table-cell table:number-columns-repeated="100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formula="of:=AVERAGE([.B53:.S53])" office:value-type="float" office:value="0.0555555555555556">
            <text:p>0,0555555556</text:p>
          </table:table-cell>
          <table:table-cell table:number-columns-repeated="100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formula="of:=AVERAGE([.B54:.S54])" office:value-type="float" office:value="0.0555555555555556">
            <text:p>0,0555555556</text:p>
          </table:table-cell>
          <table:table-cell table:number-columns-repeated="1004"/>
        </table:table-row>
        <table:table-row table:style-name="ro2">
          <table:table-cell office:value-type="float" office:value="53">
            <text:p>53</text:p>
          </table:table-cell>
          <table:table-cell table:number-columns-repeated="18" office:value-type="float" office:value="0">
            <text:p>0</text:p>
          </table:table-cell>
          <table:table-cell table:formula="of:=AVERAGE([.B55:.S55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54">
            <text:p>54</text:p>
          </table:table-cell>
          <table:table-cell table:number-columns-repeated="18" office:value-type="float" office:value="0">
            <text:p>0</text:p>
          </table:table-cell>
          <table:table-cell table:formula="of:=AVERAGE([.B56:.S56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55">
            <text:p>55</text:p>
          </table:table-cell>
          <table:table-cell table:number-columns-repeated="18" office:value-type="float" office:value="0">
            <text:p>0</text:p>
          </table:table-cell>
          <table:table-cell table:formula="of:=AVERAGE([.B57:.S57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56">
            <text:p>56</text:p>
          </table:table-cell>
          <table:table-cell table:number-columns-repeated="18" office:value-type="float" office:value="0">
            <text:p>0</text:p>
          </table:table-cell>
          <table:table-cell table:formula="of:=AVERAGE([.B58:.S58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57">
            <text:p>57</text:p>
          </table:table-cell>
          <table:table-cell table:number-columns-repeated="18" office:value-type="float" office:value="0">
            <text:p>0</text:p>
          </table:table-cell>
          <table:table-cell table:formula="of:=AVERAGE([.B59:.S59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58">
            <text:p>58</text:p>
          </table:table-cell>
          <table:table-cell table:number-columns-repeated="18" office:value-type="float" office:value="0">
            <text:p>0</text:p>
          </table:table-cell>
          <table:table-cell table:formula="of:=AVERAGE([.B60:.S60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59">
            <text:p>59</text:p>
          </table:table-cell>
          <table:table-cell table:number-columns-repeated="18" office:value-type="float" office:value="0">
            <text:p>0</text:p>
          </table:table-cell>
          <table:table-cell table:formula="of:=AVERAGE([.B61:.S61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0">
            <text:p>60</text:p>
          </table:table-cell>
          <table:table-cell table:number-columns-repeated="18" office:value-type="float" office:value="0">
            <text:p>0</text:p>
          </table:table-cell>
          <table:table-cell table:formula="of:=AVERAGE([.B62:.S62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1">
            <text:p>61</text:p>
          </table:table-cell>
          <table:table-cell table:number-columns-repeated="18" office:value-type="float" office:value="0">
            <text:p>0</text:p>
          </table:table-cell>
          <table:table-cell table:formula="of:=AVERAGE([.B63:.S63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2">
            <text:p>62</text:p>
          </table:table-cell>
          <table:table-cell table:number-columns-repeated="18" office:value-type="float" office:value="0">
            <text:p>0</text:p>
          </table:table-cell>
          <table:table-cell table:formula="of:=AVERAGE([.B64:.S64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3">
            <text:p>63</text:p>
          </table:table-cell>
          <table:table-cell table:number-columns-repeated="18" office:value-type="float" office:value="0">
            <text:p>0</text:p>
          </table:table-cell>
          <table:table-cell table:formula="of:=AVERAGE([.B65:.S65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number-columns-repeated="18" office:value-type="float" office:value="0">
            <text:p>0</text:p>
          </table:table-cell>
          <table:table-cell table:formula="of:=AVERAGE([.B66:.S66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5">
            <text:p>65</text:p>
          </table:table-cell>
          <table:table-cell table:number-columns-repeated="18" office:value-type="float" office:value="0">
            <text:p>0</text:p>
          </table:table-cell>
          <table:table-cell table:formula="of:=AVERAGE([.B67:.S67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number-columns-repeated="18" office:value-type="float" office:value="0">
            <text:p>0</text:p>
          </table:table-cell>
          <table:table-cell table:formula="of:=AVERAGE([.B68:.S68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7">
            <text:p>67</text:p>
          </table:table-cell>
          <table:table-cell table:number-columns-repeated="18" office:value-type="float" office:value="0">
            <text:p>0</text:p>
          </table:table-cell>
          <table:table-cell table:formula="of:=AVERAGE([.B69:.S69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number-columns-repeated="18" office:value-type="float" office:value="0">
            <text:p>0</text:p>
          </table:table-cell>
          <table:table-cell table:formula="of:=AVERAGE([.B70:.S70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69">
            <text:p>69</text:p>
          </table:table-cell>
          <table:table-cell table:number-columns-repeated="18" office:value-type="float" office:value="0">
            <text:p>0</text:p>
          </table:table-cell>
          <table:table-cell table:formula="of:=AVERAGE([.B71:.S71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number-columns-repeated="18" office:value-type="float" office:value="0">
            <text:p>0</text:p>
          </table:table-cell>
          <table:table-cell table:formula="of:=AVERAGE([.B72:.S72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71">
            <text:p>71</text:p>
          </table:table-cell>
          <table:table-cell table:number-columns-repeated="18" office:value-type="float" office:value="0">
            <text:p>0</text:p>
          </table:table-cell>
          <table:table-cell table:formula="of:=AVERAGE([.B73:.S73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72">
            <text:p>72</text:p>
          </table:table-cell>
          <table:table-cell table:number-columns-repeated="18" office:value-type="float" office:value="0">
            <text:p>0</text:p>
          </table:table-cell>
          <table:table-cell table:formula="of:=AVERAGE([.B74:.S74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formula="of:=AVERAGE([.B75:.S75])" office:value-type="float" office:value="0.944444444444444">
            <text:p>0,9444444444</text:p>
          </table:table-cell>
          <table:table-cell table:number-columns-repeated="1004"/>
        </table:table-row>
        <table:table-row table:style-name="ro2">
          <table:table-cell office:value-type="float" office:value="74">
            <text:p>74</text:p>
          </table:table-cell>
          <table:table-cell table:number-columns-repeated="18" office:value-type="float" office:value="0">
            <text:p>0</text:p>
          </table:table-cell>
          <table:table-cell table:formula="of:=AVERAGE([.B76:.S76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formula="of:=AVERAGE([.B77:.S77])" office:value-type="float" office:value="0.0555555555555556">
            <text:p>0,0555555556</text:p>
          </table:table-cell>
          <table:table-cell table:number-columns-repeated="1004"/>
        </table:table-row>
        <table:table-row table:style-name="ro2">
          <table:table-cell office:value-type="float" office:value="76">
            <text:p>76</text:p>
          </table:table-cell>
          <table:table-cell table:number-columns-repeated="18" office:value-type="float" office:value="0">
            <text:p>0</text:p>
          </table:table-cell>
          <table:table-cell table:formula="of:=AVERAGE([.B78:.S78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77">
            <text:p>77</text:p>
          </table:table-cell>
          <table:table-cell table:number-columns-repeated="18" office:value-type="float" office:value="0">
            <text:p>0</text:p>
          </table:table-cell>
          <table:table-cell table:formula="of:=AVERAGE([.B79:.S79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78">
            <text:p>78</text:p>
          </table:table-cell>
          <table:table-cell table:number-columns-repeated="18" office:value-type="float" office:value="0">
            <text:p>0</text:p>
          </table:table-cell>
          <table:table-cell table:formula="of:=AVERAGE([.B80:.S80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79">
            <text:p>79</text:p>
          </table:table-cell>
          <table:table-cell table:number-columns-repeated="18" office:value-type="float" office:value="0">
            <text:p>0</text:p>
          </table:table-cell>
          <table:table-cell table:formula="of:=AVERAGE([.B81:.S81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0">
            <text:p>80</text:p>
          </table:table-cell>
          <table:table-cell table:number-columns-repeated="18" office:value-type="float" office:value="0">
            <text:p>0</text:p>
          </table:table-cell>
          <table:table-cell table:formula="of:=AVERAGE([.B82:.S82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1">
            <text:p>81</text:p>
          </table:table-cell>
          <table:table-cell table:number-columns-repeated="18" office:value-type="float" office:value="0">
            <text:p>0</text:p>
          </table:table-cell>
          <table:table-cell table:formula="of:=AVERAGE([.B83:.S83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2">
            <text:p>82</text:p>
          </table:table-cell>
          <table:table-cell table:number-columns-repeated="18" office:value-type="float" office:value="0">
            <text:p>0</text:p>
          </table:table-cell>
          <table:table-cell table:formula="of:=AVERAGE([.B84:.S84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3">
            <text:p>83</text:p>
          </table:table-cell>
          <table:table-cell table:number-columns-repeated="18" office:value-type="float" office:value="0">
            <text:p>0</text:p>
          </table:table-cell>
          <table:table-cell table:formula="of:=AVERAGE([.B85:.S85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4">
            <text:p>84</text:p>
          </table:table-cell>
          <table:table-cell table:number-columns-repeated="18" office:value-type="float" office:value="0">
            <text:p>0</text:p>
          </table:table-cell>
          <table:table-cell table:formula="of:=AVERAGE([.B86:.S86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5">
            <text:p>85</text:p>
          </table:table-cell>
          <table:table-cell table:number-columns-repeated="18" office:value-type="float" office:value="0">
            <text:p>0</text:p>
          </table:table-cell>
          <table:table-cell table:formula="of:=AVERAGE([.B87:.S87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6">
            <text:p>86</text:p>
          </table:table-cell>
          <table:table-cell table:number-columns-repeated="18" office:value-type="float" office:value="0">
            <text:p>0</text:p>
          </table:table-cell>
          <table:table-cell table:formula="of:=AVERAGE([.B88:.S88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7">
            <text:p>87</text:p>
          </table:table-cell>
          <table:table-cell table:number-columns-repeated="18" office:value-type="float" office:value="0">
            <text:p>0</text:p>
          </table:table-cell>
          <table:table-cell table:formula="of:=AVERAGE([.B89:.S89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8">
            <text:p>88</text:p>
          </table:table-cell>
          <table:table-cell table:number-columns-repeated="18" office:value-type="float" office:value="0">
            <text:p>0</text:p>
          </table:table-cell>
          <table:table-cell table:formula="of:=AVERAGE([.B90:.S90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89">
            <text:p>89</text:p>
          </table:table-cell>
          <table:table-cell table:number-columns-repeated="18" office:value-type="float" office:value="0">
            <text:p>0</text:p>
          </table:table-cell>
          <table:table-cell table:formula="of:=AVERAGE([.B91:.S91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90">
            <text:p>90</text:p>
          </table:table-cell>
          <table:table-cell table:number-columns-repeated="18" office:value-type="float" office:value="0">
            <text:p>0</text:p>
          </table:table-cell>
          <table:table-cell table:formula="of:=AVERAGE([.B92:.S92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91">
            <text:p>91</text:p>
          </table:table-cell>
          <table:table-cell table:number-columns-repeated="18" office:value-type="float" office:value="0">
            <text:p>0</text:p>
          </table:table-cell>
          <table:table-cell table:formula="of:=AVERAGE([.B93:.S93])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formula="of:=AVERAGE([.B94:.S94])" office:value-type="float" office:value="0.944444444444444">
            <text:p>0,9444444444</text:p>
          </table:table-cell>
          <table:table-cell table:number-columns-repeated="100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formula="of:=AVERAGE([.B95:.S95])" office:value-type="float" office:value="0.944444444444444">
            <text:p>0,9444444444</text:p>
          </table:table-cell>
          <table:table-cell table:number-columns-repeated="100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17" office:value-type="float" office:value="2">
            <text:p>2</text:p>
          </table:table-cell>
          <table:table-cell table:formula="of:=AVERAGE([.B96:.S96])" office:value-type="float" office:value="1.94444444444444">
            <text:p>1,9444444444</text:p>
          </table:table-cell>
          <table:table-cell table:number-columns-repeated="1004"/>
        </table:table-row>
        <table:table-row table:style-name="ro2">
          <table:table-cell office:value-type="float" office:value="95">
            <text:p>95</text:p>
          </table:table-cell>
          <table:table-cell table:number-columns-repeated="18" office:value-type="float" office:value="1">
            <text:p>1</text:p>
          </table:table-cell>
          <table:table-cell table:formula="of:=AVERAGE([.B97:.S97])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number-columns-repeated="17" office:value-type="float" office:value="1">
            <text:p>1</text:p>
          </table:table-cell>
          <table:table-cell table:formula="of:=AVERAGE([.B98:.S98])" office:value-type="float" office:value="1.05555555555556">
            <text:p>1,0555555556</text:p>
          </table:table-cell>
          <table:table-cell table:number-columns-repeated="100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17" office:value-type="string">
            <text:p>-</text:p>
          </table:table-cell>
          <table:table-cell table:formula="of:=AVERAGE([.B99:.S99])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17" office:value-type="string">
            <text:p>-</text:p>
          </table:table-cell>
          <table:table-cell table:formula="of:=AVERAGE([.B100:.S100])" office:value-type="float" office:value="1">
            <text:p>1</text:p>
          </table:table-cell>
          <table:table-cell table:number-columns-repeated="1004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7:30: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7:38:53</dc:date>
    <meta:generator>LibreOffice/4.0.4.2$Linux_X86_64 LibreOffice_project/9e9821abd0ffdbc09cd8c52eaa574fa09eb08f2</meta:generator>
    <meta:editing-duration>PT21M47S</meta:editing-duration>
    <meta:editing-cycles>9</meta:editing-cycles>
    <meta:document-statistic meta:table-count="4" meta:cell-count="111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59cm" svg:height="12.843cm" xlink:href=".." xlink:type="simple" chart:class="chart:line" chart:style-name="ch1">
        <chart:legend chart:legend-position="end" svg:x="25.296cm" svg:y="5.624cm" style:legend-expansion="high" chart:style-name="ch2"/>
        <chart:plot-area chart:style-name="ch3" table:cell-range-address="Average.A1:Average.C273" chart:data-source-has-labels="row" svg:x="1.035cm" svg:y="1.159cm" svg:width="23.091cm" svg:height="11.008cm">
          <chartooo:coordinate-region svg:x="1.842cm" svg:y="1.358cm" svg:width="22.143cm" svg:height="9.4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.A2:Average.A273" chart:label-cell-address="Average.A1:Average.A1" chart:class="chart:line">
            <chart:data-point chart:repeated="272"/>
          </chart:series>
          <chart:series chart:style-name="ch7" chart:values-cell-range-address="Average.B2:Average.B273" chart:label-cell-address="Average.B1:Average.B1" chart:class="chart:line">
            <chart:data-point chart:repeated="272"/>
          </chart:series>
          <chart:series chart:style-name="ch8" chart:values-cell-range-address="Average.C2:Average.C273" chart:label-cell-address="Average.C1:Average.C1" chart:class="chart:line">
            <chart:data-point chart:repeated="2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  <table:table-cell office:value-type="string">
                <text:p>Enf of Attack</text:p>
                <draw:g>
                  <svg:desc>Average.C1:Avera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verage.A2:Average.A273</svg:desc>
                </draw:g>
              </table:table-cell>
              <table:table-cell office:value-type="float" office:value="2.38888888888889">
                <text:p>2.38888888888889</text:p>
                <draw:g>
                  <svg:desc>Average.B2:Average.B273</svg:desc>
                </draw:g>
              </table:table-cell>
              <table:table-cell office:value-type="float" office:value="NaN">
                <text:p>NaN</text:p>
                <draw:g>
                  <svg:desc>Average.C2:Average.C2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5.88888888888889">
                <text:p>5.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.77777777777778">
                <text:p>3.77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1.2222222222222">
                <text:p>31.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0.888888888889">
                <text:p>100.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.44444444444444">
                <text:p>9.4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05555555555556">
                <text:p>2.0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88888888888889">
                <text:p>2.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2222222222222">
                <text:p>6.7222222222222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0555555555556">
                <text:p>28.055555555555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.2777777777778">
                <text:p>74.27777777777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9444444444444">
                <text:p>12.9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">
                <text:p>5.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1111111111111">
                <text:p>6.611111111111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2222222222222">
                <text:p>13.222222222222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">
                <text:p>1.5</text:p>
              </table:table-cell>
              <table:table-cell office:value-type="float" office:value="2.38888888888889">
                <text:p>2.3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61111111111111">
                <text:p>2.6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3.5555555555556">
                <text:p>13.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1.7777777777778">
                <text:p>21.7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3.77777777777778">
                <text:p>3.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26.277777777778">
                <text:p>126.2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39.3888888888889">
                <text:p>39.3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7.44444444444444">
                <text:p>7.4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777777777778">
                <text:p>10.27777777777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2222222222222">
                <text:p>2.722222222222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.88888888888889">
                <text:p>2.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3.61111111111111">
                <text:p>3.6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94444444444444">
                <text:p>4.94444444444444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2777777777778">
                <text:p>12.2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4444444444444">
                <text:p>5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375">
                <text:p>0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1428571428571">
                <text:p>1.2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D2:Average.D273" chart:error-lower-range="Average.D2:Average.D27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D2:Average.D273" chart:error-lower-range="Average.D2:Average.D27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95cm" svg:height="12.763cm" xlink:href=".." xlink:type="simple" chart:class="chart:scatter" chart:style-name="ch1">
        <chart:title svg:x="11.831cm" svg:y="0.391cm" chart:style-name="ch2">
          <text:p>Standard Deviation - Victim</text:p>
        </chart:title>
        <chart:legend chart:legend-position="end" svg:x="25.449cm" svg:y="6.082cm" style:legend-expansion="high" chart:style-name="ch3"/>
        <chart:plot-area chart:style-name="ch4" table:cell-range-address="Average.A1:Average.A273" chart:data-source-has-labels="row" svg:x="1.592cm" svg:y="1.935cm" svg:width="22.695cm" svg:height="9.592cm">
          <chartooo:coordinate-region svg:x="2.213cm" svg:y="2.134cm" svg:width="21.794cm" svg:height="8.746cm"/>
          <chart:axis chart:dimension="x" chart:name="primary-x" chart:style-name="ch5">
            <chart:title svg:x="11.995cm" svg:y="11.782cm" chart:style-name="ch6">
              <text:p>Time Period</text:p>
            </chart:title>
          </chart:axis>
          <chart:axis chart:dimension="y" chart:name="primary-y" chart:style-name="ch5">
            <chart:title svg:x="0.451cm" svg:y="8.177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A2:Average.A273" chart:label-cell-address="Average.A1:Average.A1" chart:class="chart:scatter">
            <chart:error-indicator chart:error-upper-range="Average.D2:Average.D273" chart:error-lower-range="Average.D2:Average.D273" chart:style-name="ch10" chart:dimension="y"/>
            <chart:data-point chart:repeated="2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verage.A2:Average.A273</svg:desc>
                </draw:g>
              </table:table-cell>
              <table:table-cell office:value-type="float" office:value="0.816496580927726">
                <text:p>0.816496580927726</text:p>
                <draw:g>
                  <svg:desc>Average.D2:Average.D273</svg:desc>
                </draw:g>
              </table:table-cell>
              <table:table-cell office:value-type="float" office:value="0.816496580927726">
                <text:p>0.816496580927726</text:p>
                <draw:g>
                  <svg:desc>Average.D2:Average.D2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755637250485302">
                <text:p>0.755637250485302</text:p>
              </table:table-cell>
              <table:table-cell office:value-type="float" office:value="0.755637250485302">
                <text:p>0.755637250485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71404520791032">
                <text:p>0.471404520791032</text:p>
              </table:table-cell>
              <table:table-cell office:value-type="float" office:value="0.471404520791032">
                <text:p>0.471404520791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0137937550497">
                <text:p>1.0137937550497</text:p>
              </table:table-cell>
              <table:table-cell office:value-type="float" office:value="1.0137937550497">
                <text:p>1.0137937550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1.4229164972073">
                <text:p>1.4229164972073</text:p>
              </table:table-cell>
              <table:table-cell office:value-type="float" office:value="1.4229164972073">
                <text:p>1.4229164972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0.808901098808946">
                <text:p>0.808901098808946</text:p>
              </table:table-cell>
              <table:table-cell office:value-type="float" office:value="0.808901098808946">
                <text:p>0.808901098808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2222222222222">
                <text:p>6.72222222222222</text:p>
              </table:table-cell>
              <table:table-cell office:value-type="float" office:value="27.7164322610965">
                <text:p>27.7164322610965</text:p>
              </table:table-cell>
              <table:table-cell office:value-type="float" office:value="27.7164322610965">
                <text:p>27.7164322610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0555555555556">
                <text:p>28.0555555555556</text:p>
              </table:table-cell>
              <table:table-cell office:value-type="float" office:value="31.831975926072">
                <text:p>31.831975926072</text:p>
              </table:table-cell>
              <table:table-cell office:value-type="float" office:value="31.831975926072">
                <text:p>31.831975926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.2777777777778">
                <text:p>74.2777777777778</text:p>
              </table:table-cell>
              <table:table-cell office:value-type="float" office:value="41.7463312500573">
                <text:p>41.7463312500573</text:p>
              </table:table-cell>
              <table:table-cell office:value-type="float" office:value="41.7463312500573">
                <text:p>41.7463312500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9444444444444">
                <text:p>12.9444444444444</text:p>
              </table:table-cell>
              <table:table-cell office:value-type="float" office:value="34.0399638043648">
                <text:p>34.0399638043648</text:p>
              </table:table-cell>
              <table:table-cell office:value-type="float" office:value="34.0399638043648">
                <text:p>34.039963804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0.916245694581702">
                <text:p>0.916245694581702</text:p>
              </table:table-cell>
              <table:table-cell office:value-type="float" office:value="0.916245694581702">
                <text:p>0.916245694581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1.06574033851394">
                <text:p>1.06574033851394</text:p>
              </table:table-cell>
              <table:table-cell office:value-type="float" office:value="1.06574033851394">
                <text:p>1.06574033851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">
                <text:p>5.5</text:p>
              </table:table-cell>
              <table:table-cell office:value-type="float" office:value="3.947573094109">
                <text:p>3.947573094109</text:p>
              </table:table-cell>
              <table:table-cell office:value-type="float" office:value="3.947573094109">
                <text:p>3.947573094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1111111111111">
                <text:p>6.61111111111111</text:p>
              </table:table-cell>
              <table:table-cell office:value-type="float" office:value="14.0757430784267">
                <text:p>14.0757430784267</text:p>
              </table:table-cell>
              <table:table-cell office:value-type="float" office:value="14.0757430784267">
                <text:p>14.0757430784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24.8310960960916">
                <text:p>24.8310960960916</text:p>
              </table:table-cell>
              <table:table-cell office:value-type="float" office:value="24.8310960960916">
                <text:p>24.83109609609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2222222222222">
                <text:p>13.2222222222222</text:p>
              </table:table-cell>
              <table:table-cell office:value-type="float" office:value="20.6224137922137">
                <text:p>20.6224137922137</text:p>
              </table:table-cell>
              <table:table-cell office:value-type="float" office:value="20.6224137922137">
                <text:p>20.62241379221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0.0952256164443">
                <text:p>10.0952256164443</text:p>
              </table:table-cell>
              <table:table-cell office:value-type="float" office:value="10.0952256164443">
                <text:p>10.09522561644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">
                <text:p>1.5</text:p>
              </table:table-cell>
              <table:table-cell office:value-type="float" office:value="1.89296944860009">
                <text:p>1.89296944860009</text:p>
              </table:table-cell>
              <table:table-cell office:value-type="float" office:value="1.89296944860009">
                <text:p>1.89296944860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4">
                <text:p>0.524110062892034</text:p>
              </table:table-cell>
              <table:table-cell office:value-type="float" office:value="0.524110062892034">
                <text:p>0.524110062892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1.07869376883042">
                <text:p>1.07869376883042</text:p>
              </table:table-cell>
              <table:table-cell office:value-type="float" office:value="1.07869376883042">
                <text:p>1.07869376883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942809041582063">
                <text:p>0.942809041582063</text:p>
              </table:table-cell>
              <table:table-cell office:value-type="float" office:value="0.942809041582063">
                <text:p>0.9428090415820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687184270936277">
                <text:p>0.687184270936277</text:p>
              </table:table-cell>
              <table:table-cell office:value-type="float" office:value="0.687184270936277">
                <text:p>0.6871842709362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3">
                <text:p>0.524110062892033</text:p>
              </table:table-cell>
              <table:table-cell office:value-type="float" office:value="0.524110062892033">
                <text:p>0.5241100628920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3.20685993103596">
                <text:p>3.20685993103596</text:p>
              </table:table-cell>
              <table:table-cell office:value-type="float" office:value="3.20685993103596">
                <text:p>3.206859931035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3.23989406929407">
                <text:p>3.23989406929407</text:p>
              </table:table-cell>
              <table:table-cell office:value-type="float" office:value="3.23989406929407">
                <text:p>3.23989406929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777777777778">
                <text:p>10.2777777777778</text:p>
              </table:table-cell>
              <table:table-cell office:value-type="float" office:value="6.68169602184917">
                <text:p>6.68169602184917</text:p>
              </table:table-cell>
              <table:table-cell office:value-type="float" office:value="6.68169602184917">
                <text:p>6.68169602184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4.92442890089805">
                <text:p>4.92442890089805</text:p>
              </table:table-cell>
              <table:table-cell office:value-type="float" office:value="4.92442890089805">
                <text:p>4.92442890089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3.21262939884466">
                <text:p>3.21262939884466</text:p>
              </table:table-cell>
              <table:table-cell office:value-type="float" office:value="3.21262939884466">
                <text:p>3.212629398844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3">
                <text:p>0.524110062892033</text:p>
              </table:table-cell>
              <table:table-cell office:value-type="float" office:value="0.524110062892033">
                <text:p>0.524110062892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2222222222222">
                <text:p>2.72222222222222</text:p>
              </table:table-cell>
              <table:table-cell office:value-type="float" office:value="4.07983599283048">
                <text:p>4.07983599283048</text:p>
              </table:table-cell>
              <table:table-cell office:value-type="float" office:value="4.07983599283048">
                <text:p>4.07983599283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7.88810637746616">
                <text:p>7.88810637746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8.79270882009985">
                <text:p>8.79270882009985</text:p>
              </table:table-cell>
              <table:table-cell office:value-type="float" office:value="8.79270882009985">
                <text:p>8.792708820099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5.67890834580027">
                <text:p>5.67890834580027</text:p>
              </table:table-cell>
              <table:table-cell office:value-type="float" office:value="5.67890834580027">
                <text:p>5.67890834580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4.23681688109725">
                <text:p>4.23681688109725</text:p>
              </table:table-cell>
              <table:table-cell office:value-type="float" office:value="4.23681688109725">
                <text:p>4.23681688109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590563656263036">
                <text:p>0.590563656263036</text:p>
              </table:table-cell>
              <table:table-cell office:value-type="float" office:value="0.590563656263036">
                <text:p>0.590563656263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447903208238808">
                <text:p>0.447903208238808</text:p>
              </table:table-cell>
              <table:table-cell office:value-type="float" office:value="0.447903208238808">
                <text:p>0.447903208238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916245694581702">
                <text:p>0.916245694581702</text:p>
              </table:table-cell>
              <table:table-cell office:value-type="float" office:value="0.916245694581702">
                <text:p>0.9162456945817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916245694581702">
                <text:p>0.916245694581702</text:p>
              </table:table-cell>
              <table:table-cell office:value-type="float" office:value="0.916245694581702">
                <text:p>0.9162456945817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4.81028989655394">
                <text:p>4.81028989655394</text:p>
              </table:table-cell>
              <table:table-cell office:value-type="float" office:value="4.81028989655394">
                <text:p>4.810289896553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94444444444444">
                <text:p>4.94444444444444</text:p>
              </table:table-cell>
              <table:table-cell office:value-type="float" office:value="8.65686767974949">
                <text:p>8.65686767974949</text:p>
              </table:table-cell>
              <table:table-cell office:value-type="float" office:value="8.65686767974949">
                <text:p>8.656867679749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9.63212218453326">
                <text:p>9.63212218453326</text:p>
              </table:table-cell>
              <table:table-cell office:value-type="float" office:value="9.63212218453326">
                <text:p>9.632122184533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">
                <text:p>13</text:p>
              </table:table-cell>
              <table:table-cell office:value-type="float" office:value="9.37490740695016">
                <text:p>9.37490740695016</text:p>
              </table:table-cell>
              <table:table-cell office:value-type="float" office:value="9.37490740695016">
                <text:p>9.374907406950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2777777777778">
                <text:p>12.2777777777778</text:p>
              </table:table-cell>
              <table:table-cell office:value-type="float" office:value="11.0745230925939">
                <text:p>11.0745230925939</text:p>
              </table:table-cell>
              <table:table-cell office:value-type="float" office:value="11.0745230925939">
                <text:p>11.07452309259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9.79937639739273">
                <text:p>9.79937639739273</text:p>
              </table:table-cell>
              <table:table-cell office:value-type="float" office:value="9.79937639739273">
                <text:p>9.79937639739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7.4899109094901">
                <text:p>7.4899109094901</text:p>
              </table:table-cell>
              <table:table-cell office:value-type="float" office:value="7.4899109094901">
                <text:p>7.48991090949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4444444444444">
                <text:p>5.94444444444444</text:p>
              </table:table-cell>
              <table:table-cell office:value-type="float" office:value="13.6401051731943">
                <text:p>13.6401051731943</text:p>
              </table:table-cell>
              <table:table-cell office:value-type="float" office:value="13.6401051731943">
                <text:p>13.64010517319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957427107756338">
                <text:p>0.957427107756338</text:p>
              </table:table-cell>
              <table:table-cell office:value-type="float" office:value="0.957427107756338">
                <text:p>0.9574271077563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4">
                <text:p>0.524110062892034</text:p>
              </table:table-cell>
              <table:table-cell office:value-type="float" office:value="0.524110062892034">
                <text:p>0.524110062892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7436854187255">
                <text:p>1.37436854187255</text:p>
              </table:table-cell>
              <table:table-cell office:value-type="float" office:value="1.37436854187255">
                <text:p>1.37436854187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30052221230218">
                <text:p>1.30052221230218</text:p>
              </table:table-cell>
              <table:table-cell office:value-type="float" office:value="1.30052221230218">
                <text:p>1.300522212302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6.65183535426478">
                <text:p>6.65183535426478</text:p>
              </table:table-cell>
              <table:table-cell office:value-type="float" office:value="6.65183535426478">
                <text:p>6.651835354264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957427107756338">
                <text:p>0.957427107756338</text:p>
              </table:table-cell>
              <table:table-cell office:value-type="float" office:value="0.957427107756338">
                <text:p>0.9574271077563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916245694581702">
                <text:p>0.916245694581702</text:p>
              </table:table-cell>
              <table:table-cell office:value-type="float" office:value="0.916245694581702">
                <text:p>0.9162456945817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2.29061423645426">
                <text:p>2.29061423645426</text:p>
              </table:table-cell>
              <table:table-cell office:value-type="float" office:value="2.29061423645426">
                <text:p>2.290614236454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0.831479419283098">
                <text:p>0.831479419283098</text:p>
              </table:table-cell>
              <table:table-cell office:value-type="float" office:value="0.831479419283098">
                <text:p>0.8314794192830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3">
                <text:p>0.524110062892033</text:p>
              </table:table-cell>
              <table:table-cell office:value-type="float" office:value="0.524110062892033">
                <text:p>0.524110062892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566557723732532">
                <text:p>0.566557723732532</text:p>
              </table:table-cell>
              <table:table-cell office:value-type="float" office:value="0.566557723732532">
                <text:p>0.5665577237325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4">
                <text:p>0.524110062892034</text:p>
              </table:table-cell>
              <table:table-cell office:value-type="float" office:value="0.524110062892034">
                <text:p>0.5241100628920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3.14269680527354">
                <text:p>3.14269680527354</text:p>
              </table:table-cell>
              <table:table-cell office:value-type="float" office:value="3.14269680527354">
                <text:p>3.14269680527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4">
                <text:p>0.524110062892034</text:p>
              </table:table-cell>
              <table:table-cell office:value-type="float" office:value="0.524110062892034">
                <text:p>0.5241100628920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3">
                <text:p>0.524110062892033</text:p>
              </table:table-cell>
              <table:table-cell office:value-type="float" office:value="0.524110062892033">
                <text:p>0.5241100628920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3.20685993103596">
                <text:p>3.20685993103596</text:p>
              </table:table-cell>
              <table:table-cell office:value-type="float" office:value="3.20685993103596">
                <text:p>3.206859931035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3.14269680527354">
                <text:p>3.14269680527354</text:p>
              </table:table-cell>
              <table:table-cell office:value-type="float" office:value="3.14269680527354">
                <text:p>3.142696805273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0.8906233078823">
                <text:p>0.8906233078823</text:p>
              </table:table-cell>
              <table:table-cell office:value-type="float" office:value="0.8906233078823">
                <text:p>0.89062330788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0.831479419283098">
                <text:p>0.831479419283098</text:p>
              </table:table-cell>
              <table:table-cell office:value-type="float" office:value="0.831479419283098">
                <text:p>0.8314794192830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4">
                <text:p>0.524110062892034</text:p>
              </table:table-cell>
              <table:table-cell office:value-type="float" office:value="0.524110062892034">
                <text:p>0.5241100628920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3">
                <text:p>0.524110062892033</text:p>
              </table:table-cell>
              <table:table-cell office:value-type="float" office:value="0.524110062892033">
                <text:p>0.5241100628920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5.98042072924351">
                <text:p>5.98042072924351</text:p>
              </table:table-cell>
              <table:table-cell office:value-type="float" office:value="5.98042072924351">
                <text:p>5.980420729243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0.524110062892033">
                <text:p>0.524110062892033</text:p>
              </table:table-cell>
              <table:table-cell office:value-type="float" office:value="0.524110062892033">
                <text:p>0.524110062892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21129993749941">
                <text:p>0.621129993749941</text:p>
              </table:table-cell>
              <table:table-cell office:value-type="float" office:value="0.621129993749941">
                <text:p>0.6211299937499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71145824860365">
                <text:p>0.71145824860365</text:p>
              </table:table-cell>
              <table:table-cell office:value-type="float" office:value="0.71145824860365">
                <text:p>0.711458248603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72677996249965">
                <text:p>0.372677996249965</text:p>
              </table:table-cell>
              <table:table-cell office:value-type="float" office:value="0.372677996249965">
                <text:p>0.3726779962499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737027731190089">
                <text:p>0.737027731190089</text:p>
              </table:table-cell>
              <table:table-cell office:value-type="float" office:value="0.737027731190089">
                <text:p>0.7370277311900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6.0082248153759">
                <text:p>6.0082248153759</text:p>
              </table:table-cell>
              <table:table-cell office:value-type="float" office:value="6.0082248153759">
                <text:p>6.00822481537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72677996249965">
                <text:p>0.372677996249965</text:p>
              </table:table-cell>
              <table:table-cell office:value-type="float" office:value="0.372677996249965">
                <text:p>0.3726779962499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0.65734219812218">
                <text:p>0.65734219812218</text:p>
              </table:table-cell>
              <table:table-cell office:value-type="float" office:value="0.65734219812218">
                <text:p>0.657342198122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75">
                <text:p>0.875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5">
                <text:p>0.75</text:p>
              </table:table-cell>
              <table:table-cell office:value-type="float" office:value="0.471404520791032">
                <text:p>0.471404520791032</text:p>
              </table:table-cell>
              <table:table-cell office:value-type="float" office:value="0.471404520791032">
                <text:p>0.4714045207910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.65734219812218">
                <text:p>0.65734219812218</text:p>
              </table:table-cell>
              <table:table-cell office:value-type="float" office:value="0.65734219812218">
                <text:p>0.657342198122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375">
                <text:p>0.9375</text:p>
              </table:table-cell>
              <table:table-cell office:value-type="float" office:value="0.687184270936277">
                <text:p>0.687184270936277</text:p>
              </table:table-cell>
              <table:table-cell office:value-type="float" office:value="0.687184270936277">
                <text:p>0.6871842709362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.65734219812218">
                <text:p>0.65734219812218</text:p>
              </table:table-cell>
              <table:table-cell office:value-type="float" office:value="0.65734219812218">
                <text:p>0.657342198122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75">
                <text:p>0.875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75">
                <text:p>0.875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75">
                <text:p>0.875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.65734219812218">
                <text:p>0.65734219812218</text:p>
              </table:table-cell>
              <table:table-cell office:value-type="float" office:value="0.65734219812218">
                <text:p>0.657342198122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25">
                <text:p>1.125</text:p>
              </table:table-cell>
              <table:table-cell office:value-type="float" office:value="0.471404520791032">
                <text:p>0.471404520791032</text:p>
              </table:table-cell>
              <table:table-cell office:value-type="float" office:value="0.471404520791032">
                <text:p>0.471404520791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447903208238808">
                <text:p>0.447903208238808</text:p>
              </table:table-cell>
              <table:table-cell office:value-type="float" office:value="0.447903208238808">
                <text:p>0.4479032082388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65734219812218">
                <text:p>0.65734219812218</text:p>
              </table:table-cell>
              <table:table-cell office:value-type="float" office:value="0.65734219812218">
                <text:p>0.657342198122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">
                <text:p>1.2</text:p>
              </table:table-cell>
              <table:table-cell office:value-type="float" office:value="0.816496580927726">
                <text:p>0.816496580927726</text:p>
              </table:table-cell>
              <table:table-cell office:value-type="float" office:value="0.816496580927726">
                <text:p>0.8164965809277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447903208238808">
                <text:p>0.447903208238808</text:p>
              </table:table-cell>
              <table:table-cell office:value-type="float" office:value="0.447903208238808">
                <text:p>0.4479032082388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566557723732532">
                <text:p>0.566557723732532</text:p>
              </table:table-cell>
              <table:table-cell office:value-type="float" office:value="0.566557723732532">
                <text:p>0.5665577237325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1428571428571">
                <text:p>1.21428571428571</text:p>
              </table:table-cell>
              <table:table-cell office:value-type="float" office:value="0.848018751248541">
                <text:p>0.848018751248541</text:p>
              </table:table-cell>
              <table:table-cell office:value-type="float" office:value="0.848018751248541">
                <text:p>0.8480187512485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487498021521785">
                <text:p>0.487498021521785</text:p>
              </table:table-cell>
              <table:table-cell office:value-type="float" office:value="0.487498021521785">
                <text:p>0.4874980215217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471404520791032">
                <text:p>0.471404520791032</text:p>
              </table:table-cell>
              <table:table-cell office:value-type="float" office:value="0.471404520791032">
                <text:p>0.4714045207910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471404520791032">
                <text:p>0.471404520791032</text:p>
              </table:table-cell>
              <table:table-cell office:value-type="float" office:value="0.471404520791032">
                <text:p>0.4714045207910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">
                <text:p>0.5</text:p>
              </table:table-cell>
              <table:table-cell office:value-type="float" office:value="0.487498021521785">
                <text:p>0.487498021521785</text:p>
              </table:table-cell>
              <table:table-cell office:value-type="float" office:value="0.487498021521785">
                <text:p>0.4874980215217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372677996249965">
                <text:p>0.372677996249965</text:p>
              </table:table-cell>
              <table:table-cell office:value-type="float" office:value="0.372677996249965">
                <text:p>0.372677996249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447903208238808">
                <text:p>0.447903208238808</text:p>
              </table:table-cell>
              <table:table-cell office:value-type="float" office:value="0.447903208238808">
                <text:p>0.4479032082388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0.71145824860365">
                <text:p>0.71145824860365</text:p>
              </table:table-cell>
              <table:table-cell office:value-type="float" office:value="0.71145824860365">
                <text:p>0.711458248603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590563656263036">
                <text:p>0.590563656263036</text:p>
              </table:table-cell>
              <table:table-cell office:value-type="float" office:value="0.590563656263036">
                <text:p>0.5905636562630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487498021521785">
                <text:p>0.487498021521785</text:p>
              </table:table-cell>
              <table:table-cell office:value-type="float" office:value="0.487498021521785">
                <text:p>0.4874980215217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372677996249965">
                <text:p>0.372677996249965</text:p>
              </table:table-cell>
              <table:table-cell office:value-type="float" office:value="0.372677996249965">
                <text:p>0.3726779962499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">
                <text:p>0.5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">
                <text:p>0.6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">
                <text:p>0.4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">
                <text:p>0.6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">
                <text:p>0.4</text:p>
              </table:table-cell>
              <table:table-cell office:value-type="float" office:value="0.916245694581702">
                <text:p>0.916245694581702</text:p>
              </table:table-cell>
              <table:table-cell office:value-type="float" office:value="0.916245694581702">
                <text:p>0.9162456945817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895806416477617">
                <text:p>0.895806416477617</text:p>
              </table:table-cell>
              <table:table-cell office:value-type="float" office:value="0.895806416477617">
                <text:p>0.8958064164776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E2:Average.E272" chart:error-lower-range="Average.E2:Average.E27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E2:Average.E272" chart:error-lower-range="Average.E2:Average.E27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508cm" svg:height="14.152cm" xlink:href=".." xlink:type="simple" chart:class="chart:scatter" chart:style-name="ch1">
        <chart:title svg:x="11.34cm" svg:y="0.419cm" chart:style-name="ch2">
          <text:p>Standard Deviation - Attacker</text:p>
        </chart:title>
        <chart:legend chart:legend-position="end" svg:x="24.545cm" svg:y="6.777cm" style:legend-expansion="high" chart:style-name="ch3"/>
        <chart:plot-area chart:style-name="ch4" table:cell-range-address="Average.B1:Average.B108" chart:data-source-has-labels="row" svg:x="1.581cm" svg:y="2.047cm" svg:width="21.824cm" svg:height="10.841cm">
          <chartooo:coordinate-region svg:x="2.388cm" svg:y="2.246cm" svg:width="20.737cm" svg:height="9.995cm"/>
          <chart:axis chart:dimension="x" chart:name="primary-x" chart:style-name="ch5">
            <chart:title svg:x="11.563cm" svg:y="13.171cm" chart:style-name="ch6">
              <text:p>Time period</text:p>
            </chart:title>
          </chart:axis>
          <chart:axis chart:dimension="y" chart:name="primary-y" chart:style-name="ch5">
            <chart:title svg:x="0.451cm" svg:y="8.913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B2:Average.B108" chart:label-cell-address="Average.B1:Average.B1" chart:class="chart:scatter">
            <chart:error-indicator chart:error-upper-range="Average.E2:Average.E272" chart:error-lower-range="Average.E2:Average.E272" chart:style-name="ch10" chart:dimension="y"/>
            <chart:data-point chart:repeated="1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8888888888889">
                <text:p>2.38888888888889</text:p>
                <draw:g>
                  <svg:desc>Average.B2:Average.B108</svg:desc>
                </draw:g>
              </table:table-cell>
              <table:table-cell office:value-type="float" office:value="0.825892708184361">
                <text:p>0.825892708184361</text:p>
                <draw:g>
                  <svg:desc>Average.E2:Average.E272</svg:desc>
                </draw:g>
              </table:table-cell>
              <table:table-cell office:value-type="float" office:value="0.825892708184361">
                <text:p>0.825892708184361</text:p>
                <draw:g>
                  <svg:desc>Average.E2:Average.E2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87498021521785">
                <text:p>0.487498021521785</text:p>
              </table:table-cell>
              <table:table-cell office:value-type="float" office:value="0.487498021521785">
                <text:p>0.487498021521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15739709641549">
                <text:p>0.415739709641549</text:p>
              </table:table-cell>
              <table:table-cell office:value-type="float" office:value="0.415739709641549">
                <text:p>0.415739709641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763762615825973">
                <text:p>0.763762615825973</text:p>
              </table:table-cell>
              <table:table-cell office:value-type="float" office:value="0.763762615825973">
                <text:p>0.763762615825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8888888888889">
                <text:p>5.88888888888889</text:p>
              </table:table-cell>
              <table:table-cell office:value-type="float" office:value="1.40984194893884">
                <text:p>1.40984194893884</text:p>
              </table:table-cell>
              <table:table-cell office:value-type="float" office:value="1.40984194893884">
                <text:p>1.40984194893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7777777777778">
                <text:p>3.77777777777778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4535599249993">
                <text:p>0.74535599249993</text:p>
              </table:table-cell>
              <table:table-cell office:value-type="float" office:value="0.74535599249993">
                <text:p>0.74535599249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2222222222222">
                <text:p>31.2222222222222</text:p>
              </table:table-cell>
              <table:table-cell office:value-type="float" office:value="38.2485374528746">
                <text:p>38.2485374528746</text:p>
              </table:table-cell>
              <table:table-cell office:value-type="float" office:value="38.2485374528746">
                <text:p>38.2485374528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888888888889">
                <text:p>100.888888888889</text:p>
              </table:table-cell>
              <table:table-cell office:value-type="float" office:value="39.7546487692374">
                <text:p>39.7546487692374</text:p>
              </table:table-cell>
              <table:table-cell office:value-type="float" office:value="39.7546487692374">
                <text:p>39.7546487692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44444444444444">
                <text:p>9.44444444444444</text:p>
              </table:table-cell>
              <table:table-cell office:value-type="float" office:value="10.0787026403987">
                <text:p>10.0787026403987</text:p>
              </table:table-cell>
              <table:table-cell office:value-type="float" office:value="10.0787026403987">
                <text:p>10.0787026403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11.5181016954473">
                <text:p>11.5181016954473</text:p>
              </table:table-cell>
              <table:table-cell office:value-type="float" office:value="11.5181016954473">
                <text:p>11.5181016954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">
                <text:p>7.5</text:p>
              </table:table-cell>
              <table:table-cell office:value-type="float" office:value="12.1712320201732">
                <text:p>12.1712320201732</text:p>
              </table:table-cell>
              <table:table-cell office:value-type="float" office:value="12.1712320201732">
                <text:p>12.1712320201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1.82235771853964">
                <text:p>1.82235771853964</text:p>
              </table:table-cell>
              <table:table-cell office:value-type="float" office:value="1.82235771853964">
                <text:p>1.82235771853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5555555555556">
                <text:p>2.05555555555556</text:p>
              </table:table-cell>
              <table:table-cell office:value-type="float" office:value="0.970236066476277">
                <text:p>0.970236066476277</text:p>
              </table:table-cell>
              <table:table-cell office:value-type="float" office:value="0.970236066476277">
                <text:p>0.970236066476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1.19670329047433">
                <text:p>1.19670329047433</text:p>
              </table:table-cell>
              <table:table-cell office:value-type="float" office:value="1.19670329047433">
                <text:p>1.19670329047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8888888888889">
                <text:p>2.88888888888889</text:p>
              </table:table-cell>
              <table:table-cell office:value-type="float" office:value="2.13148067702787">
                <text:p>2.13148067702787</text:p>
              </table:table-cell>
              <table:table-cell office:value-type="float" office:value="2.13148067702787">
                <text:p>2.13148067702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314269680527354">
                <text:p>0.314269680527354</text:p>
              </table:table-cell>
              <table:table-cell office:value-type="float" office:value="0.314269680527354">
                <text:p>0.314269680527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0.831479419283098">
                <text:p>0.831479419283098</text:p>
              </table:table-cell>
              <table:table-cell office:value-type="float" office:value="0.831479419283098">
                <text:p>0.8314794192830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8888888888889">
                <text:p>2.38888888888889</text:p>
              </table:table-cell>
              <table:table-cell office:value-type="float" office:value="1.00768650817873">
                <text:p>1.00768650817873</text:p>
              </table:table-cell>
              <table:table-cell office:value-type="float" office:value="1.00768650817873">
                <text:p>1.007686508178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">
                <text:p>1.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0.916245694581702">
                <text:p>0.916245694581702</text:p>
              </table:table-cell>
              <table:table-cell office:value-type="float" office:value="0.916245694581702">
                <text:p>0.916245694581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1111111111111">
                <text:p>2.61111111111111</text:p>
              </table:table-cell>
              <table:table-cell office:value-type="float" office:value="3.93190495093789">
                <text:p>3.93190495093789</text:p>
              </table:table-cell>
              <table:table-cell office:value-type="float" office:value="3.93190495093789">
                <text:p>3.93190495093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5555555555556">
                <text:p>13.5555555555556</text:p>
              </table:table-cell>
              <table:table-cell office:value-type="float" office:value="5.11231869792326">
                <text:p>5.11231869792326</text:p>
              </table:table-cell>
              <table:table-cell office:value-type="float" office:value="5.11231869792326">
                <text:p>5.11231869792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9.98888270918113">
                <text:p>9.98888270918113</text:p>
              </table:table-cell>
              <table:table-cell office:value-type="float" office:value="9.98888270918113">
                <text:p>9.98888270918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777777777778">
                <text:p>21.7777777777778</text:p>
              </table:table-cell>
              <table:table-cell office:value-type="float" office:value="10.3147981913557">
                <text:p>10.3147981913557</text:p>
              </table:table-cell>
              <table:table-cell office:value-type="float" office:value="10.3147981913557">
                <text:p>10.31479819135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803157349711164">
                <text:p>0.803157349711164</text:p>
              </table:table-cell>
              <table:table-cell office:value-type="float" office:value="0.803157349711164">
                <text:p>0.803157349711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7777777777778">
                <text:p>3.77777777777778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5.94626140455985">
                <text:p>5.94626140455985</text:p>
              </table:table-cell>
              <table:table-cell office:value-type="float" office:value="5.94626140455985">
                <text:p>5.94626140455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6.277777777778">
                <text:p>126.277777777778</text:p>
              </table:table-cell>
              <table:table-cell office:value-type="float" office:value="30.9494310763642">
                <text:p>30.9494310763642</text:p>
              </table:table-cell>
              <table:table-cell office:value-type="float" office:value="30.9494310763642">
                <text:p>30.9494310763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8.8414436814168">
                <text:p>18.8414436814168</text:p>
              </table:table-cell>
              <table:table-cell office:value-type="float" office:value="18.8414436814168">
                <text:p>18.84144368141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5">
                <text:p>20.5</text:p>
              </table:table-cell>
              <table:table-cell office:value-type="float" office:value="20.8546557551705">
                <text:p>20.8546557551705</text:p>
              </table:table-cell>
              <table:table-cell office:value-type="float" office:value="20.8546557551705">
                <text:p>20.85465575517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3888888888889">
                <text:p>39.3888888888889</text:p>
              </table:table-cell>
              <table:table-cell office:value-type="float" office:value="21.6721503032217">
                <text:p>21.6721503032217</text:p>
              </table:table-cell>
              <table:table-cell office:value-type="float" office:value="21.6721503032217">
                <text:p>21.67215030322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44444444444444">
                <text:p>7.44444444444444</text:p>
              </table:table-cell>
              <table:table-cell office:value-type="float" office:value="12.0840676660645">
                <text:p>12.0840676660645</text:p>
              </table:table-cell>
              <table:table-cell office:value-type="float" office:value="12.0840676660645">
                <text:p>12.0840676660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0.704920974469418">
                <text:p>0.704920974469418</text:p>
              </table:table-cell>
              <table:table-cell office:value-type="float" office:value="0.704920974469418">
                <text:p>0.7049209744694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916245694581702">
                <text:p>0.916245694581702</text:p>
              </table:table-cell>
              <table:table-cell office:value-type="float" office:value="0.916245694581702">
                <text:p>0.9162456945817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9061423645426">
                <text:p>0.229061423645426</text:p>
              </table:table-cell>
              <table:table-cell office:value-type="float" office:value="0.229061423645426">
                <text:p>0.2290614236454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28539361054709">
                <text:p>0.628539361054709</text:p>
              </table:table-cell>
              <table:table-cell office:value-type="float" office:value="0.628539361054709">
                <text:p>0.6285393610547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8888888888889">
                <text:p>2.88888888888889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61111111111111">
                <text:p>3.61111111111111</text:p>
              </table:table-cell>
              <table:table-cell office:value-type="float" office:value="1.7364999564542">
                <text:p>1.7364999564542</text:p>
              </table:table-cell>
              <table:table-cell office:value-type="float" office:value="1.7364999564542">
                <text:p>1.7364999564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4.76095228569523">
                <text:p>4.76095228569523</text:p>
              </table:table-cell>
              <table:table-cell office:value-type="float" office:value="4.76095228569523">
                <text:p>4.76095228569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5.03935132019936">
                <text:p>5.03935132019936</text:p>
              </table:table-cell>
              <table:table-cell office:value-type="float" office:value="5.03935132019936">
                <text:p>5.03935132019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.60342996551798">
                <text:p>1.60342996551798</text:p>
              </table:table-cell>
              <table:table-cell office:value-type="float" office:value="1.60342996551798">
                <text:p>1.603429965517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1.00768650817873">
                <text:p>1.00768650817873</text:p>
              </table:table-cell>
              <table:table-cell office:value-type="float" office:value="1.00768650817873">
                <text:p>1.00768650817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895806416477617">
                <text:p>0.895806416477617</text:p>
              </table:table-cell>
              <table:table-cell office:value-type="float" office:value="0.895806416477617">
                <text:p>0.8958064164776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458122847290851">
                <text:p>0.458122847290851</text:p>
              </table:table-cell>
              <table:table-cell office:value-type="float" office:value="0.458122847290851">
                <text:p>0.458122847290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